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AD000001BED408DAAA9691A79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xforms="http://www.w3.org/2002/xforms" xmlns:office="urn:oasis:names:tc:opendocument:xmlns:office:1.0" xmlns:style="urn:oasis:names:tc:opendocument:xmlns:style:1.0" xmlns:text="urn:oasis:names:tc:opendocument:xmlns:text:1.0" xmlns:formx="urn:openoffice:names:experimental:ooxml-odf-interop:xmlns:form:1.0" xmlns:xlink="http://www.w3.org/1999/xlink" xmlns:calcext="urn:org:documentfoundation:names:experimental:calc:xmlns:calcext:1.0" xmlns:ooo="http://openoffice.org/2004/office" xmlns:svg="urn:oasis:names:tc:opendocument:xmlns:svg-compatible:1.0" xmlns:tableooo="http://openoffice.org/2009/table" xmlns:ooow="http://openoffice.org/2004/writer" xmlns:number="urn:oasis:names:tc:opendocument:xmlns:datastyle:1.0" xmlns:chart="urn:oasis:names:tc:opendocument:xmlns:chart:1.0" xmlns:css3t="http://www.w3.org/TR/css3-text/" xmlns:xhtml="http://www.w3.org/1999/xhtml" xmlns:officeooo="http://openoffice.org/2009/office" xmlns:script="urn:oasis:names:tc:opendocument:xmlns:script:1.0" xmlns:of="urn:oasis:names:tc:opendocument:xmlns:of:1.2" xmlns:math="http://www.w3.org/1998/Math/MathML" xmlns:dom="http://www.w3.org/2001/xml-events" xmlns:rpt="http://openoffice.org/2005/report" xmlns:xsi="http://www.w3.org/2001/XMLSchema-instance" xmlns:draw="urn:oasis:names:tc:opendocument:xmlns:drawing:1.0" xmlns:table="urn:oasis:names:tc:opendocument:xmlns:table:1.0" xmlns:grddl="http://www.w3.org/2003/g/data-view#" xmlns:dr3d="urn:oasis:names:tc:opendocument:xmlns:dr3d:1.0" xmlns:xsd="http://www.w3.org/2001/XMLSchema" xmlns:drawooo="http://openoffice.org/2010/draw" xmlns:meta="urn:oasis:names:tc:opendocument:xmlns:meta:1.0" xmlns:oooc="http://openoffice.org/2004/calc" xmlns:dc="http://purl.org/dc/elements/1.1/" xmlns:form="urn:oasis:names:tc:opendocument:xmlns:form:1.0" xmlns:field="urn:openoffice:names:experimental:ooo-ms-interop:xmlns:field:1.0" xmlns:loext="urn:org:documentfoundation:names:experimental:office:xmlns:loext:1.0" xmlns:fo="urn:oasis:names:tc:opendocument:xmlns:xsl-fo-compatible:1.0" office:version="1.2">
  <office:scripts/>
  <office:font-face-decls>
    <style:font-face style:name="PodStarSymbol" svg:font-family="StarSymbol"/>
    <style:font-face svg:font-family="Mangal" style:name="Mangal1"/>
    <style:font-face svg:font-family="'Times New Roman'" style:font-pitch="variable" style:name="Times New Roman" style:font-family-generic="roman"/>
    <style:font-face svg:font-family="ISOCPEUR" style:font-pitch="variable" style:name="ISOCPEUR1" style:font-family-generic="swiss"/>
    <style:font-face svg:font-family="ISOCPEUR" style:font-pitch="variable" style:name="ISOCPEUR" style:font-family-generic="swiss" style:font-adornments="Курсив"/>
    <style:font-face svg:font-family="Mangal" style:font-pitch="variable" style:name="Mangal" style:font-family-generic="system"/>
    <style:font-face svg:font-family="SimSun" style:font-pitch="variable" style:name="SimSun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Таблица1" style:family="table">
      <style:table-properties table:align="margins" style:width="17.501cm"/>
    </style:style>
    <style:style style:name="Таблица1.A" style:family="table-column">
      <style:table-column-properties style:rel-column-width="8191*" style:column-width="2.187cm"/>
    </style:style>
    <style:style style:name="Таблица1.H" style:family="table-column">
      <style:table-column-properties style:rel-column-width="8198*" style:column-width="2.189cm"/>
    </style:style>
    <style:style style:name="Таблица1.A1" style:family="table-cell">
      <style:table-cell-properties fo:border-top="0.05pt solid #000000" fo:padding="0.097cm" fo:border-left="0.05pt solid #000000" fo:border-bottom="0.05pt solid #000000" fo:border-right="none"/>
    </style:style>
    <style:style style:name="Таблица1.F1" style:family="table-cell">
      <style:table-cell-properties fo:padding="0.097cm" fo:border="0.05pt solid #000000"/>
    </style:style>
    <style:style style:name="Таблица1.C2" style:family="table-cell">
      <style:table-cell-properties fo:border-top="none" fo:padding="0.097cm" fo:border-left="0.05pt solid #000000" fo:border-bottom="0.05pt solid #000000" fo:border-right="none"/>
    </style:style>
    <style:style style:name="Таблица1.H2" style:family="table-cell">
      <style:table-cell-properties fo:border-top="none" fo:padding="0.097cm" fo:border-left="0.05pt solid #000000" fo:border-bottom="0.05pt solid #000000" fo:border-right="0.05pt solid #000000"/>
    </style:style>
    <style:style style:name="P1" style:parent-style-name="Frame_20_contents" style:family="paragraph">
      <style:paragraph-properties style:justify-single-word="false" fo:text-align="center"/>
      <style:text-properties style:text-rotation-scale="line-height" style:text-rotation-angle="90"/>
    </style:style>
    <style:style style:name="P2" style:parent-style-name="Frame_20_contents" style:family="paragraph">
      <style:text-properties fo:language="en" fo:country="US"/>
    </style:style>
    <style:style style:name="P3" style:parent-style-name="Frame_20_contents" style:family="paragraph">
      <style:text-properties style:text-rotation-scale="line-height" fo:language="en" style:text-rotation-angle="90" fo:country="US"/>
    </style:style>
    <style:style style:name="P4" style:parent-style-name="Frame_20_contents" style:family="paragraph">
      <style:paragraph-properties style:justify-single-word="false" fo:text-align="center"/>
      <style:text-properties fo:language="en" fo:country="US"/>
    </style:style>
    <style:style style:name="P5" style:parent-style-name="Frame_20_contents" style:family="paragraph">
      <style:paragraph-properties style:justify-single-word="false" fo:text-align="center"/>
      <style:text-properties style:text-scale="100%" fo:letter-spacing="-0.035cm"/>
    </style:style>
    <style:style style:name="P6" style:parent-style-name="Frame_20_contents" style:family="paragraph">
      <style:paragraph-properties style:justify-single-word="false" fo:text-align="center"/>
      <style:text-properties fo:letter-spacing="-0.035cm"/>
    </style:style>
    <style:style style:name="P7" style:parent-style-name="Frame_20_contents" style:family="paragraph">
      <style:paragraph-properties style:justify-single-word="false" fo:text-align="center"/>
      <style:text-properties style:font-size-asian="10.5pt" fo:letter-spacing="-0.035cm"/>
    </style:style>
    <style:style style:name="P8" style:parent-style-name="Frame_20_contents" style:family="paragraph">
      <style:paragraph-properties style:justify-single-word="false" fo:text-align="center"/>
    </style:style>
    <style:style style:name="P9" style:parent-style-name="Frame_20_contents" style:family="paragraph">
      <style:paragraph-properties fo:margin-top="0.199cm" fo:margin-bottom="0cm" loext:contextual-spacing="false"/>
      <style:text-properties style:text-rotation-scale="line-height" style:text-rotation-angle="90"/>
    </style:style>
    <style:style style:name="P10" style:parent-style-name="Frame_20_contents" style:family="paragraph">
      <style:paragraph-properties fo:margin-top="0.199cm" style:justify-single-word="false" fo:text-align="center" fo:margin-bottom="0cm" loext:contextual-spacing="false"/>
      <style:text-properties style:text-rotation-scale="line-height" style:text-rotation-angle="90"/>
    </style:style>
    <style:style style:name="P11" style:parent-style-name="Frame_20_contents" style:family="paragraph" style:master-page-name="">
      <style:paragraph-properties fo:text-align="center" fo:margin-top="0.199cm" style:justify-single-word="false" style:page-number="auto" fo:margin-bottom="0cm" loext:contextual-spacing="false"/>
      <style:text-properties style:text-rotation-scale="line-height" style:text-rotation-angle="90"/>
    </style:style>
    <style:style style:name="P12" style:parent-style-name="Frame_20_contents" style:family="paragraph">
      <style:paragraph-properties fo:margin-top="0.6cm" fo:margin-bottom="0cm" loext:contextual-spacing="false"/>
      <style:text-properties style:text-rotation-scale="line-height" style:text-rotation-angle="90"/>
    </style:style>
    <style:style style:name="P13" style:parent-style-name="Frame_20_contents" style:family="paragraph">
      <style:paragraph-properties fo:margin-top="0.6cm" style:justify-single-word="false" fo:text-align="start" fo:margin-bottom="0cm" loext:contextual-spacing="false"/>
      <style:text-properties style:text-rotation-scale="line-height" style:text-rotation-angle="90"/>
    </style:style>
    <style:style style:name="P14" style:parent-style-name="Frame_20_contents" style:family="paragraph">
      <style:paragraph-properties fo:line-height="0.45cm" fo:text-align="center" fo:margin-top="0cm" style:justify-single-word="false" fo:margin-bottom="0cm" loext:contextual-spacing="false"/>
      <style:text-properties style:font-size-complex="11pt" style:font-size-asian="9.60000038146973pt" fo:language="ru" style:text-scale="100%" fo:letter-spacing="normal" fo:font-size="11pt" fo:font-style="italic" style:font-style-complex="italic" style:font-style-asian="italic" style:font-name="ISOCPEUR1" fo:country="RU"/>
    </style:style>
    <style:style style:name="P15" style:parent-style-name="Frame_20_contents" style:family="paragraph">
      <style:paragraph-properties fo:margin-top="0cm" style:justify-single-word="false" fo:text-align="center" fo:margin-bottom="0cm" loext:contextual-spacing="false"/>
      <style:text-properties style:font-size-complex="10pt" style:font-size-asian="10pt" fo:language="en" fo:font-size="10pt" style:text-rotation-scale="line-height" style:text-rotation-angle="90" fo:country="US"/>
    </style:style>
    <style:style style:name="P16" style:parent-style-name="Frame_20_contents" style:family="paragraph">
      <style:paragraph-properties fo:margin-top="0cm" style:justify-single-word="false" fo:text-align="center" fo:margin-bottom="0cm" loext:contextual-spacing="false"/>
      <style:text-properties style:font-size-complex="10pt" style:font-size-asian="10pt" style:text-rotation-angle="90" fo:font-size="10pt" style:text-rotation-scale="line-height"/>
    </style:style>
    <style:style style:name="P17" style:parent-style-name="Frame_20_contents" style:family="paragraph" style:master-page-name="">
      <style:paragraph-properties fo:line-height="0.45cm" fo:text-align="center" style:vertical-align="middle" fo:margin-top="0cm" style:justify-single-word="false" style:page-number="auto" fo:margin-bottom="0cm" loext:contextual-spacing="false"/>
      <style:text-properties fo:font-style="italic" style:font-style-complex="italic" style:font-style-asian="italic" style:font-name="ISOCPEUR1"/>
    </style:style>
    <style:style style:name="P18" style:parent-style-name="Врезка_5f_стадия_5f_и_5f_лист" style:family="paragraph">
      <style:paragraph-properties fo:line-height="0.75cm"/>
    </style:style>
    <style:style style:name="P19" style:parent-style-name="Frame_20_contents" style:family="paragraph">
      <style:paragraph-properties fo:margin-top="0.049cm" style:justify-single-word="false" fo:text-align="center" fo:margin-bottom="0cm" loext:contextual-spacing="false"/>
      <style:text-properties fo:letter-spacing="normal"/>
    </style:style>
    <style:style style:name="P20" style:parent-style-name="Врезка_5f_шифр" style:family="paragraph">
      <style:paragraph-properties fo:margin-top="0.3cm" fo:margin-bottom="0cm" loext:contextual-spacing="false"/>
    </style:style>
    <style:style style:name="P21" style:parent-style-name="Footer" style:family="paragraph">
      <style:text-properties fo:language="ru" fo:country="RU"/>
    </style:style>
    <style:style style:name="P22" style:parent-style-name="Frame_20_contents" style:family="paragraph">
      <style:paragraph-properties fo:margin-top="0.101cm" fo:margin-bottom="0cm" loext:contextual-spacing="false"/>
      <style:text-properties style:text-rotation-scale="line-height" style:text-rotation-angle="90"/>
    </style:style>
    <style:style style:name="P23" style:parent-style-name="Frame_20_contents" style:family="paragraph">
      <style:paragraph-properties style:auto-text-indent="false" fo:text-align="start" fo:margin-left="0cm" fo:margin-top="4.099cm" style:justify-single-word="false" fo:text-indent="0cm" fo:margin-bottom="0cm" fo:margin-right="0cm" loext:contextual-spacing="false"/>
      <style:text-properties style:font-size-complex="10pt" style:font-size-asian="10pt" style:text-rotation-angle="90" fo:font-size="10pt" style:text-rotation-scale="line-height"/>
    </style:style>
    <style:style style:name="P24" style:parent-style-name="Table_20_Contents" style:family="paragraph">
      <style:paragraph-properties style:justify-single-word="false" fo:text-align="center"/>
    </style:style>
    <style:style style:name="P25" style:parent-style-name="Table_20_Contents" style:family="paragraph">
      <style:paragraph-properties style:justify-single-word="false" fo:text-align="center"/>
      <style:text-properties officeooo:paragraph-rsid="001e2ac7"/>
    </style:style>
    <style:style style:name="P26" style:parent-style-name="Table_20_Contents" style:family="paragraph">
      <style:paragraph-properties style:justify-single-word="false" fo:text-align="center"/>
      <style:text-properties officeooo:paragraph-rsid="001fb0bc"/>
    </style:style>
    <style:style style:name="P27" style:parent-style-name="Table_20_Contents" style:family="paragraph">
      <style:paragraph-properties style:justify-single-word="false" fo:text-align="center"/>
      <style:text-properties officeooo:paragraph-rsid="0018142f" officeooo:rsid="0018142f"/>
    </style:style>
    <style:style style:name="P28" style:parent-style-name="Table_20_Contents" style:family="paragraph">
      <style:paragraph-properties style:justify-single-word="false" fo:text-align="center"/>
      <style:text-properties officeooo:paragraph-rsid="001d8022" officeooo:rsid="0018142f"/>
    </style:style>
    <style:style style:name="P29" style:parent-style-name="Table_20_Contents" style:family="paragraph">
      <style:paragraph-properties style:justify-single-word="false" fo:text-align="center"/>
      <style:text-properties officeooo:paragraph-rsid="001dd5ab" officeooo:rsid="0018142f"/>
    </style:style>
    <style:style style:name="P30" style:parent-style-name="Table_20_Contents" style:family="paragraph">
      <style:paragraph-properties style:justify-single-word="false" fo:text-align="center"/>
    </style:style>
    <style:style style:name="P31" style:parent-style-name="Table_20_Contents" style:family="paragraph">
      <style:paragraph-properties style:justify-single-word="false" fo:text-align="center"/>
      <style:text-properties officeooo:paragraph-rsid="001e2ac7"/>
    </style:style>
    <style:style style:name="P32" style:parent-style-name="Table_20_Contents" style:family="paragraph">
      <style:paragraph-properties style:justify-single-word="false" fo:text-align="center"/>
      <style:text-properties officeooo:paragraph-rsid="001fb0bc"/>
    </style:style>
    <style:style style:name="P33" style:parent-style-name="Heading_20_1" style:family="paragraph" style:master-page-name="First_20_Page">
      <style:paragraph-properties style:page-number="auto"/>
    </style:style>
    <style:style style:name="P34" style:parent-style-name="Text_20_body_20_indent" style:family="paragraph">
      <style:text-properties fo:language="ru" fo:country="RU"/>
    </style:style>
    <style:style style:name="P35" style:family="paragraph">
      <style:paragraph-properties fo:text-align="center"/>
    </style:style>
    <style:style style:name="P36" style:family="paragraph">
      <loext:graphic-properties draw:fill="none"/>
      <style:paragraph-properties fo:text-align="center"/>
      <style:text-properties fo:font-style="italic" style:font-style-complex="italic" style:font-style-asian="italic" style:font-name="ISOCPEUR1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dd5ab" style:text-position="super 58%"/>
    </style:style>
    <style:style style:name="T3" style:family="text">
      <style:text-properties fo:font-style="normal" style:font-style-asian="normal" style:font-style-complex="normal" style:text-position="sub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2a6c3"/>
    </style:style>
    <style:style style:name="T6" style:family="text">
      <style:text-properties fo:font-style="italic" style:font-style-complex="italic" style:font-style-asian="italic" style:font-name="ISOCPEUR1"/>
    </style:style>
    <style:style style:name="fr1" style:parent-style-name="Frame" style:family="graphic">
      <style:graphic-properties style:horizontal-rel="page" style:protect="content size position" style:shadow="none" fo:margin-left="0cm" style:vertical-pos="from-top" fo:margin-top="0cm" fo:border-bottom="1.5pt solid #000000" fo:margin-bottom="0cm" fo:margin-right="0cm" fo:border-top="0.74pt solid #000000" style:horizontal-pos="from-left" fo:border-left="0.74pt solid #000000" fo:border-right="0.74pt solid #000000" fo:padding="0cm" style:vertical-rel="page" draw:shadow-opacity="100%"/>
    </style:style>
    <style:style style:name="fr2" style:parent-style-name="Frame" style:family="graphic">
      <style:graphic-properties style:horizontal-rel="page" style:protect="content size position" style:shadow="none" fo:margin-left="0.199cm" style:vertical-pos="from-top" fo:margin-top="0cm" fo:border-bottom="1.5pt solid #000000" fo:margin-bottom="0cm" fo:margin-right="0.199cm" fo:border-top="0.74pt solid #000000" style:horizontal-pos="from-left" fo:border-left="1.5pt solid #000000" fo:border-right="0.74pt solid #000000" fo:padding="0cm" style:vertical-rel="page" draw:shadow-opacity="100%"/>
    </style:style>
    <style:style style:name="fr3" style:parent-style-name="Frame" style:family="graphic">
      <style:graphic-properties style:horizontal-rel="page" style:protect="size position" style:shadow="none" fo:margin-left="0cm" style:vertical-pos="from-top" fo:margin-top="0cm" fo:border-bottom="0.99pt solid #000000" fo:margin-bottom="0cm" fo:margin-right="0cm" fo:border-top="0.99pt solid #000000" style:horizontal-pos="from-left" fo:border-left="0.74pt solid #000000" fo:border-right="0.99pt solid #000000" fo:padding="0cm" style:vertical-rel="page" draw:shadow-opacity="100%"/>
    </style:style>
    <style:style style:name="fr4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0.74pt solid #000000" style:horizontal-pos="from-left" fo:border-left="1.5pt solid #000000" fo:border-right="0.74pt solid #000000" fo:padding="0cm" style:vertical-rel="page" draw:shadow-opacity="100%"/>
    </style:style>
    <style:style style:name="fr5" style:parent-style-name="Frame" style:family="graphic">
      <style:graphic-properties style:horizontal-rel="page" style:protect="size position" style:shadow="none" fo:margin-left="0cm" style:vertical-pos="from-top" fo:margin-top="0cm" fo:border-bottom="0.74pt solid #000000" fo:margin-bottom="0cm" fo:margin-right="0cm" fo:border-top="1.5pt solid #000000" style:horizontal-pos="from-left" fo:border-left="0.74pt solid #000000" fo:border-right="0.74pt solid #000000" fo:padding="0cm" style:vertical-rel="page" draw:shadow-opacity="100%"/>
    </style:style>
    <style:style style:name="fr6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1.5pt solid #000000" style:horizontal-pos="from-left" fo:border-left="1.5pt solid #000000" fo:border-right="0.74pt solid #000000" fo:padding="0cm" style:vertical-rel="page" draw:shadow-opacity="100%"/>
    </style:style>
    <style:style style:name="fr7" style:parent-style-name="Frame" style:family="graphic">
      <style:graphic-properties style:horizontal-rel="page" style:protect="size position" style:vertical-rel="page" fo:border="0.74pt solid #000000" style:number-wrapped-paragraphs="no-limit" draw:shadow-opacity="100%" style:vertical-pos="from-top" style:horizontal-pos="from-left" draw:fill="none" style:wrap="run-through" style:shadow="none" fo:padding="0cm" fo:background-color="transparent" draw:fill-color="#ffffff">
        <style:columns fo:column-gap="0cm" fo:column-count="1"/>
      </style:graphic-properties>
    </style:style>
    <style:style style:name="fr8" style:parent-style-name="Frame" style:family="graphic">
      <style:graphic-properties style:horizontal-rel="page" style:protect="content size position" fo:background-color="transparent" fo:margin-left="0cm" style:number-wrapped-paragraphs="no-limit" style:vertical-pos="from-top" fo:margin-top="0cm" draw:shadow-opacity="100%" fo:margin-bottom="0cm" fo:margin-right="0cm" style:horizontal-pos="from-left" draw:fill="none" style:wrap="run-through" style:shadow="none" fo:padding="0cm" style:vertical-rel="page" draw:fill-color="#ffffff" fo:border="0.74pt solid #000000"/>
    </style:style>
    <style:style style:name="fr9" style:parent-style-name="Frame" style:family="graphic">
      <style:graphic-properties style:horizontal-rel="page" style:protect="content size position" fo:background-color="transparent" fo:margin-left="0cm" style:number-wrapped-paragraphs="no-limit" style:vertical-pos="from-top" fo:margin-top="0cm" draw:shadow-opacity="100%" fo:border-bottom="0.74pt solid #000000" fo:margin-bottom="0cm" fo:margin-right="0cm" fo:border-top="1.5pt solid #000000" style:horizontal-pos="from-left" draw:fill="none" style:wrap="run-through" fo:border-left="0.74pt solid #000000" fo:border-right="0.74pt solid #000000" fo:padding="0cm" style:vertical-rel="page" draw:fill-color="#ffffff" style:shadow="none"/>
    </style:style>
    <style:style style:name="fr10" style:parent-style-name="Frame" style:family="graphic">
      <style:graphic-properties style:horizontal-rel="page" style:protect="size position" fo:background-color="transparent" fo:margin-left="0cm" style:number-wrapped-paragraphs="no-limit" style:vertical-pos="from-top" fo:margin-top="0cm" draw:shadow-opacity="100%" fo:border-bottom="0.99pt solid #000000" fo:margin-bottom="0cm" fo:margin-right="0cm" fo:border-top="0.14pt solid #000000" style:horizontal-pos="from-left" draw:fill="none" style:wrap="run-through" fo:border-left="0.74pt solid #000000" fo:border-right="0.74pt solid #000000" fo:padding="0cm" style:vertical-rel="page" draw:fill-color="#ffffff" style:shadow="none"/>
    </style:style>
    <style:style style:name="fr11" style:parent-style-name="Frame" style:family="graphic">
      <style:graphic-properties style:horizontal-rel="page" style:protect="size position" fo:background-color="transparent" fo:margin-left="0cm" style:number-wrapped-paragraphs="no-limit" style:vertical-pos="from-top" fo:margin-top="0cm" draw:shadow-opacity="100%" fo:border-bottom="0.14pt solid #000000" fo:margin-bottom="0cm" fo:margin-right="0cm" fo:border-top="1.5pt solid #000000" style:horizontal-pos="from-left" draw:fill="none" style:wrap="run-through" fo:border-left="0.74pt solid #000000" fo:border-right="0.74pt solid #000000" fo:padding="0cm" style:vertical-rel="page" draw:fill-color="#ffffff" style:shadow="none"/>
    </style:style>
    <style:style style:name="fr12" style:parent-style-name="Frame" style:family="graphic">
      <style:graphic-properties style:horizontal-rel="page" style:protect="content size position" style:vertical-rel="page" draw:shadow-opacity="100%" fo:border-bottom="0.74pt solid #000000" style:vertical-pos="from-top" fo:border-top="1.5pt solid #000000" style:horizontal-pos="from-left" draw:fill="none" style:wrap="none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13" style:parent-style-name="Frame" style:family="graphic">
      <style:graphic-properties style:horizontal-rel="page" style:protect="content size position" style:shadow="none" fo:margin-left="0.199cm" style:vertical-pos="from-top" fo:margin-top="0cm" fo:border-bottom="0.99pt solid #000000" fo:margin-bottom="0cm" fo:margin-right="0.199cm" fo:border-top="0.74pt solid #000000" style:horizontal-pos="from-left" fo:border-left="0.99pt solid #000000" fo:border-right="0.74pt solid #000000" fo:padding="0cm" style:vertical-rel="page" draw:shadow-opacity="100%"/>
    </style:style>
    <style:style style:name="fr14" style:parent-style-name="Frame" style:family="graphic">
      <style:graphic-properties style:horizontal-rel="page" style:protect="size position" style:shadow="none" fo:border="0.74pt solid #000000" fo:margin-left="0cm" style:vertical-pos="from-top" fo:margin-top="0cm" fo:margin-bottom="0cm" fo:margin-right="0cm" style:horizontal-pos="from-left" fo:padding="0cm" style:vertical-rel="page" draw:shadow-opacity="100%"/>
    </style:style>
    <style:style style:name="fr15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0.74pt solid #000000" style:horizontal-pos="from-left" fo:border-left="0.99pt solid #000000" fo:border-right="0.74pt solid #000000" fo:padding="0cm" style:vertical-rel="page" draw:shadow-opacity="100%"/>
    </style:style>
    <style:style style:name="fr16" style:parent-style-name="Frame" style:family="graphic">
      <style:graphic-properties style:horizontal-rel="page" style:protect="content size position" style:shadow="none" fo:margin-left="0cm" style:vertical-pos="from-top" fo:margin-top="0cm" fo:border-bottom="0.99pt solid #000000" fo:margin-bottom="0cm" fo:margin-right="0cm" fo:border-top="0.74pt solid #000000" style:horizontal-pos="from-left" fo:border-left="0.74pt solid #000000" fo:border-right="0.74pt solid #000000" fo:padding="0cm" style:vertical-rel="page" draw:shadow-opacity="100%"/>
    </style:style>
    <style:style style:name="fr17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0.74pt solid #000000" style:horizontal-pos="from-left" fo:border-left="none" fo:border-right="0.74pt solid #000000" fo:padding="0cm" style:vertical-rel="page" draw:shadow-opacity="100%"/>
    </style:style>
    <style:style style:name="fr18" style:parent-style-name="Frame" style:family="graphic">
      <style:graphic-properties style:horizontal-rel="page" style:protect="size position" fo:background-color="transparent" fo:margin-left="0cm" style:number-wrapped-paragraphs="no-limit" style:vertical-pos="from-top" fo:margin-top="0cm" draw:shadow-opacity="100%" fo:margin-bottom="0cm" fo:margin-right="0cm" style:horizontal-pos="from-left" draw:fill="none" style:wrap="run-through" style:shadow="none" fo:padding="0cm" style:vertical-rel="page" draw:fill-color="#ffffff" fo:border="0.74pt solid #000000">
        <style:columns fo:column-gap="0cm" fo:column-count="1"/>
      </style:graphic-properties>
    </style:style>
    <style:style style:name="fr19" style:parent-style-name="Frame" style:family="graphic">
      <style:graphic-properties style:horizontal-rel="page" style:protect="content size position" fo:background-color="transparent" fo:margin-left="0cm" style:number-wrapped-paragraphs="no-limit" style:vertical-pos="from-top" fo:margin-top="0cm" draw:shadow-opacity="100%" fo:margin-bottom="0cm" fo:margin-right="0cm" style:horizontal-pos="from-left" draw:fill="none" style:wrap="run-through" style:shadow="none" fo:padding="0cm" style:vertical-rel="page" draw:fill-color="#ffffff" fo:border="0.74pt solid #000000">
        <style:columns fo:column-gap="0cm" fo:column-count="1"/>
      </style:graphic-properties>
    </style:style>
    <style:style style:name="fr20" style:parent-style-name="Frame" style:family="graphic">
      <style:graphic-properties style:horizontal-rel="page" style:protect="size position" style:vertical-rel="page" style:number-wrapped-paragraphs="no-limit" draw:shadow-opacity="100%" fo:border-bottom="0.74pt solid #000000" style:vertical-pos="from-top" fo:border-top="0.1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21" style:parent-style-name="Frame" style:family="graphic">
      <style:graphic-properties style:horizontal-rel="page" style:protect="content size position" style:vertical-rel="page" style:number-wrapped-paragraphs="no-limit" draw:shadow-opacity="100%" fo:border-bottom="0.14pt solid #000000" style:vertical-pos="from-top" fo:border-top="0.1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22" style:parent-style-name="Frame" style:family="graphic">
      <style:graphic-properties style:horizontal-rel="page" style:protect="size position" style:vertical-rel="page" style:number-wrapped-paragraphs="no-limit" draw:shadow-opacity="100%" fo:border-bottom="0.14pt solid #000000" style:vertical-pos="from-top" fo:border-top="0.1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23" style:parent-style-name="Frame" style:family="graphic">
      <style:graphic-properties style:horizontal-rel="page" style:protect="content size position" style:vertical-rel="page" style:number-wrapped-paragraphs="no-limit" draw:shadow-opacity="100%" fo:border-bottom="0.14pt solid #000000" style:vertical-pos="from-top" fo:border-top="0.7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24" style:parent-style-name="Frame" style:family="graphic">
      <style:graphic-properties style:horizontal-rel="page" style:protect="content size position" style:vertical-rel="page" fo:border="0.74pt solid #000000" style:number-wrapped-paragraphs="no-limit" draw:shadow-opacity="100%" style:vertical-pos="from-top" style:horizontal-pos="from-left" draw:fill="none" style:wrap="run-through" style:shadow="none" fo:padding="0cm" fo:background-color="transparent" draw:fill-color="#ffffff">
        <style:columns fo:column-gap="0cm" fo:column-count="1"/>
      </style:graphic-properties>
    </style:style>
    <style:style style:name="fr25" style:parent-style-name="Frame" style:family="graphic">
      <style:graphic-properties style:horizontal-rel="page" style:protect="size position" style:vertical-rel="page" style:number-wrapped-paragraphs="no-limit" draw:shadow-opacity="100%" fo:border-bottom="0.14pt solid #000000" style:vertical-pos="from-top" fo:border-top="1.5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26" style:parent-style-name="Frame" style:family="graphic">
      <style:graphic-properties style:horizontal-rel="page" style:protect="size position" style:vertical-rel="page" style:number-wrapped-paragraphs="no-limit" draw:shadow-opacity="100%" fo:border-bottom="0.14pt solid #000000" style:vertical-pos="from-top" fo:border-top="0.7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fr27" style:parent-style-name="Graphics" style:family="graphic">
      <style:graphic-properties style:horizontal-rel="page" style:protect="content size position" draw:image-opacity="100%" draw:color-inversion="false" fo:margin-top="0.03cm" draw:blue="0%" draw:color-mode="standard" fo:margin-bottom="0cm" style:vertical-pos="from-top" style:horizontal-pos="from-left" draw:green="0%" draw:contrast="0%" style:mirror="none" draw:luminance="0%" fo:clip="rect(0cm, 0cm, 0cm, 0cm)" draw:gamma="100%" style:vertical-rel="page" draw:red="0%"/>
    </style:style>
    <style:style style:name="gr1" style:family="graphic">
      <style:graphic-properties style:horizontal-rel="page" style:protect="position size" draw:textarea-horizontal-align="center" style:flow-with-text="false" style:number-wrapped-paragraphs="no-limit" draw:stroke="none" draw:textarea-vertical-align="middle" draw:wrap-influence-on-position="once-concurrent" style:horizontal-pos="from-left" style:vertical-pos="from-top" draw:fill="none" style:wrap="run-through" style:run-through="foreground" style:vertical-rel="page"/>
    </style:style>
    <style:style style:name="gr2" style:family="graphic">
      <style:graphic-properties style:vertical-rel="page" style:protect="position size" draw:textarea-horizontal-align="center" style:horizontal-rel="page" style:number-wrapped-paragraphs="no-limit" svg:stroke-color="#000000" draw:textarea-vertical-align="middle" draw:wrap-influence-on-position="once-concurrent" fo:padding-bottom="0.025cm" style:horizontal-pos="from-left" svg:stroke-width="0.049cm" draw:fill="none" style:vertical-pos="from-top" draw:marker-end-width="0.42cm" style:wrap="run-through" fo:padding-right="0.025cm" style:flow-with-text="false" style:run-through="background" fo:padding-top="0.025cm" fo:padding-left="0.025cm" draw:marker-start-width="0.4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33">Приложение <text:user-defined style:data-style-name="N0" text:name="Номер приложения">Х</text:user-defined></text:h>
      <text:h text:outline-level="1" text:style-name="Heading_20_1"><text:user-defined style:data-style-name="N0" text:name="Наименование приложения">Наименование приложения</text:user-defined></text:h>
      <text:p text:style-name="P34"/>
      <text:p text:style-name="Text_20_body_20_indent"><text:span text:style-name="T5">Таблица 1 - </text:span>Результаты расчета токов КЗ</text:p>
      <table:table table:style-name="Таблица1" table:name="Таблица1">
        <table:table-column table:style-name="Таблица1.A" table:number-columns-repeated="7"/>
        <table:table-column table:style-name="Таблица1.H" table:number-columns-repeated="1"/>
        <table:table-row>
          <table:table-cell table:style-name="Таблица1.A1" office:value-type="string" table:number-rows-spanned="2">
            <text:p text:style-name="P28"/>
            <text:p text:style-name="P28">Точка</text:p>
            <text:p text:style-name="P28">КЗ</text:p>
          </table:table-cell>
          <table:table-cell table:style-name="Таблица1.A1" office:value-type="string" table:number-rows-spanned="2">
            <text:p text:style-name="P28"/>
            <text:p text:style-name="P28">Вид</text:p>
            <text:p text:style-name="P28">КЗ</text:p>
          </table:table-cell>
          <table:table-cell table:style-name="Таблица1.A1" office:value-type="string" table:number-columns-spanned="3">
            <text:p text:style-name="P24">Максимальное значение тока</text:p>
            <text:p text:style-name="P24">КЗ, кА</text:p>
          </table:table-cell>
          <table:covered-table-cell/>
          <table:covered-table-cell/>
          <table:table-cell table:style-name="Таблица1.F1" office:value-type="string" table:number-columns-spanned="3">
            <text:p text:style-name="P24">Минимальное значение тока</text:p>
            <text:p text:style-name="P24">КЗ, кА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27">I<text:span text:style-name="T3">по</text:span></text:p>
          </table:table-cell>
          <table:table-cell table:style-name="Таблица1.C2" office:value-type="string">
            <text:p text:style-name="P24">i<text:span text:style-name="T3">ао</text:span></text:p>
          </table:table-cell>
          <table:table-cell table:style-name="Таблица1.C2" office:value-type="string">
            <text:p text:style-name="P24"><text:span text:style-name="T4">i</text:span><text:span text:style-name="T3">уд</text:span></text:p>
          </table:table-cell>
          <table:table-cell table:style-name="Таблица1.C2" office:value-type="string">
            <text:p text:style-name="P27">I<text:span text:style-name="T3">по</text:span></text:p>
          </table:table-cell>
          <table:table-cell table:style-name="Таблица1.C2" office:value-type="string">
            <text:p text:style-name="P24">i<text:span text:style-name="T3">ао</text:span></text:p>
          </table:table-cell>
          <table:table-cell table:style-name="Таблица1.H2" office:value-type="string">
            <text:p text:style-name="P24"><text:span text:style-name="T4">i</text:span><text:span text:style-name="T3">уд</text:span></text:p>
          </table:table-cell>
        </table:table-row>
        <table:table-row>
          <table:table-cell table:style-name="Таблица1.C2" office:value-type="string">
            <text:p text:style-name="P27">К1</text:p>
          </table:table-cell>
          <table:table-cell table:style-name="Таблица1.C2" office:value-type="string">
            <text:p text:style-name="P29">К<text:span text:style-name="T1">(</text:span><text:span text:style-name="T2">1</text:span><text:span text:style-name="T1">)</text:span></text:p>
          </table:table-cell>
          <table:table-cell table:style-name="Таблица1.C2" office:value-type="string">
            <text:p text:style-name="P24">6.37</text:p>
          </table:table-cell>
          <table:table-cell table:style-name="Таблица1.C2" office:value-type="string">
            <text:p text:style-name="P25">9.01</text:p>
          </table:table-cell>
          <table:table-cell table:style-name="Таблица1.C2" office:value-type="string">
            <text:p text:style-name="P26">10.10</text:p>
          </table:table-cell>
          <table:table-cell table:style-name="Таблица1.C2" office:value-type="string">
            <text:p text:style-name="P25">6.12</text:p>
          </table:table-cell>
          <table:table-cell table:style-name="Таблица1.C2" office:value-type="string">
            <text:p text:style-name="P25">8.66</text:p>
          </table:table-cell>
          <table:table-cell table:style-name="Таблица1.H2" office:value-type="string">
            <text:p text:style-name="P25">9.56</text:p>
          </table:table-cell>
        </table:table-row>
        <table:table-row>
          <table:table-cell table:style-name="Таблица1.C2" office:value-type="string">
            <text:p text:style-name="P27">К1</text:p>
          </table:table-cell>
          <table:table-cell table:style-name="Таблица1.C2" office:value-type="string">
            <text:p text:style-name="P29">К<text:span text:style-name="T1">(</text:span><text:span text:style-name="T2">2</text:span><text:span text:style-name="T1">)</text:span></text:p>
          </table:table-cell>
          <table:table-cell table:style-name="Таблица1.C2" office:value-type="string">
            <text:p text:style-name="P24">6.23</text:p>
          </table:table-cell>
          <table:table-cell table:style-name="Таблица1.C2" office:value-type="string">
            <text:p text:style-name="P25">8.81</text:p>
          </table:table-cell>
          <table:table-cell table:style-name="Таблица1.C2" office:value-type="string">
            <text:p text:style-name="P26">10.07</text:p>
          </table:table-cell>
          <table:table-cell table:style-name="Таблица1.C2" office:value-type="string">
            <text:p text:style-name="P25">6.03</text:p>
          </table:table-cell>
          <table:table-cell table:style-name="Таблица1.C2" office:value-type="string">
            <text:p text:style-name="P25">8.53</text:p>
          </table:table-cell>
          <table:table-cell table:style-name="Таблица1.H2" office:value-type="string">
            <text:p text:style-name="P25">9.62</text:p>
          </table:table-cell>
        </table:table-row>
        <table:table-row>
          <table:table-cell table:style-name="Таблица1.C2" office:value-type="string">
            <text:p text:style-name="P27">К1</text:p>
          </table:table-cell>
          <table:table-cell table:style-name="Таблица1.C2" office:value-type="string">
            <text:p text:style-name="P27">К<text:span text:style-name="T1">(3)</text:span></text:p>
          </table:table-cell>
          <table:table-cell table:style-name="Таблица1.C2" office:value-type="string">
            <text:p text:style-name="P24">7.19</text:p>
          </table:table-cell>
          <table:table-cell table:style-name="Таблица1.C2" office:value-type="string">
            <text:p text:style-name="P25">10.17</text:p>
          </table:table-cell>
          <table:table-cell table:style-name="Таблица1.C2" office:value-type="string">
            <text:p text:style-name="P26">11.63</text:p>
          </table:table-cell>
          <table:table-cell table:style-name="Таблица1.C2" office:value-type="string">
            <text:p text:style-name="P25">6.75</text:p>
          </table:table-cell>
          <table:table-cell table:style-name="Таблица1.C2" office:value-type="string">
            <text:p text:style-name="P25">9.55</text:p>
          </table:table-cell>
          <table:table-cell table:style-name="Таблица1.H2" office:value-type="string">
            <text:p text:style-name="P25">10.61</text:p>
          </table:table-cell>
        </table:table-row>
      </table:table>
      <text:p text:style-name="Text_20_body_20_inden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xlink="http://www.w3.org/1999/xlink" xmlns:calcext="urn:org:documentfoundation:names:experimental:calc:xmlns:calcext:1.0" xmlns:ooo="http://openoffice.org/2004/office" xmlns:svg="urn:oasis:names:tc:opendocument:xmlns:svg-compatible:1.0" xmlns:tableooo="http://openoffice.org/2009/table" xmlns:ooow="http://openoffice.org/2004/writer" xmlns:number="urn:oasis:names:tc:opendocument:xmlns:datastyle:1.0" xmlns:chart="urn:oasis:names:tc:opendocument:xmlns:chart:1.0" xmlns:css3t="http://www.w3.org/TR/css3-text/" xmlns:xhtml="http://www.w3.org/1999/xhtml" xmlns:officeooo="http://openoffice.org/2009/office" xmlns:script="urn:oasis:names:tc:opendocument:xmlns:script:1.0" xmlns:of="urn:oasis:names:tc:opendocument:xmlns:of:1.2" xmlns:math="http://www.w3.org/1998/Math/MathML" xmlns:dom="http://www.w3.org/2001/xml-events" xmlns:rpt="http://openoffice.org/2005/report" xmlns:draw="urn:oasis:names:tc:opendocument:xmlns:drawing:1.0" xmlns:table="urn:oasis:names:tc:opendocument:xmlns:table:1.0" xmlns:grddl="http://www.w3.org/2003/g/data-view#" xmlns:dr3d="urn:oasis:names:tc:opendocument:xmlns:dr3d:1.0" xmlns:drawooo="http://openoffice.org/2010/draw" xmlns:meta="urn:oasis:names:tc:opendocument:xmlns:meta:1.0" xmlns:oooc="http://openoffice.org/2004/calc" xmlns:dc="http://purl.org/dc/elements/1.1/" xmlns:form="urn:oasis:names:tc:opendocument:xmlns:form:1.0" xmlns:field="urn:openoffice:names:experimental:ooo-ms-interop:xmlns:field:1.0" xmlns:loext="urn:org:documentfoundation:names:experimental:office:xmlns:loext:1.0" xmlns:fo="urn:oasis:names:tc:opendocument:xmlns:xsl-fo-compatible:1.0" office:version="1.2">
  <office:font-face-decls>
    <style:font-face style:name="PodStarSymbol" svg:font-family="StarSymbol"/>
    <style:font-face svg:font-family="Mangal" style:name="Mangal1"/>
    <style:font-face svg:font-family="'Times New Roman'" style:font-pitch="variable" style:name="Times New Roman" style:font-family-generic="roman"/>
    <style:font-face svg:font-family="ISOCPEUR" style:font-pitch="variable" style:name="ISOCPEUR1" style:font-family-generic="swiss"/>
    <style:font-face svg:font-family="ISOCPEUR" style:font-pitch="variable" style:name="ISOCPEUR" style:font-family-generic="swiss" style:font-adornments="Курсив"/>
    <style:font-face svg:font-family="Mangal" style:font-pitch="variable" style:name="Mangal" style:font-family-generic="system"/>
    <style:font-face svg:font-family="SimSun" style:font-pitch="variable" style:name="SimSun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draw:stroke-dash draw:name="Ultrafine_20_Dashed" draw:distance="0.051cm" draw:dots2="1" draw:style="rect" draw:display-name="Ultrafine Dashed" draw:dots1="1" draw:dots1-length="0.051cm" draw:dots2-length="0.051cm"/>
    <style:default-style style:family="graphic">
      <style:graphic-properties svg:stroke-color="#808080" draw:start-line-spacing-vertical="0.283cm" fo:wrap-option="no-wrap" draw:end-line-spacing-horizontal="0.283cm" draw:end-line-spacing-vertical="0.283cm" draw:start-line-spacing-horizontal="0.283cm" draw:shadow-offset-x="0.3cm" draw:fill-color="#cfe7f5" style:flow-with-text="false" draw:shadow-offset-y="0.3cm"/>
      <style:paragraph-properties style:font-independent-line-spacing="false" style:line-break="strict" style:text-autospace="ideograph-alpha">
        <style:tab-stops/>
      </style:paragraph-properties>
      <style:text-properties style:font-size-asian="10.5pt" style:country-complex="IN" style:language-complex="hi" style:language-asian="zh" style:country-asian="CN" style:use-window-font-color="true" style:letter-kerning="true" style:font-size-complex="12pt" style:font-name-complex="Mangal" fo:language="ru" fo:font-size="12pt" style:font-name="Times New Roman" fo:country="RU" style:font-name-asian="SimSun"/>
    </style:default-style>
    <style:default-style style:family="paragraph">
      <style:paragraph-properties style:writing-mode="page" style:tab-stop-distance="1.251cm" fo:hyphenation-ladder-count="no-limit" style:line-break="strict" style:punctuation-wrap="hanging" style:text-autospace="ideograph-alpha"/>
      <style:text-properties style:font-size-asian="10.5pt" style:country-complex="IN" style:language-complex="hi" style:language-asian="zh" style:country-asian="CN" style:use-window-font-color="true" style:letter-kerning="true" fo:hyphenation-remain-char-count="2" style:font-size-complex="12pt" style:font-name-complex="Mangal" fo:language="ru" fo:hyphenation-push-char-count="2" fo:font-size="12pt" fo:hyphenate="false" style:font-name="Times New Roman" fo:country="RU" style:font-name-asian="SimSu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name="Standard" style:family="paragraph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style:font-size-asian="10.5pt" style:font-pitch="variable" fo:font-size="14pt" style:font-family-generic="swiss" fo:font-style="italic" style:font-name="ISOCPEUR" fo:font-family="ISOCPEUR" style:font-style-name="Курсив"/>
    </style:style>
    <style:style style:class="text" style:name="Heading" style:parent-style-name="Standard" style:family="paragraph" style:next-style-name="Text_20_body">
      <style:paragraph-properties fo:margin-top="0.423cm" fo:keep-with-next="always" fo:margin-bottom="0.212cm" loext:contextual-spacing="false"/>
      <style:text-properties style:font-size-asian="10.5pt" fo:font-size="18pt"/>
    </style:style>
    <style:style style:class="text" style:name="Text_20_body" style:display-name="Text body" style:parent-style-name="Standard" style:family="paragraph">
      <style:paragraph-properties fo:margin-top="0.101cm" fo:line-height="150%" fo:margin-bottom="0cm" loext:contextual-spacing="false"/>
    </style:style>
    <style:style style:class="list" style:name="List" style:parent-style-name="Text_20_body" style:family="paragraph">
      <style:text-properties style:font-size-asian="12pt" style:font-family-complex="Mangal" style:font-name-complex="Mangal1"/>
    </style:style>
    <style:style style:class="extra" style:name="Caption" style:parent-style-name="Standard" style:family="paragraph">
      <style:paragraph-properties fo:margin-top="0.212cm" text:number-lines="false" fo:margin-bottom="0.212cm" loext:contextual-spacing="false" text:line-number="0"/>
      <style:text-properties style:font-size-complex="12pt" style:font-size-asian="12pt" fo:font-size="12pt" style:font-name-complex="Mangal1" fo:font-style="italic" style:font-style-asian="italic" style:font-style-complex="italic" style:font-family-complex="Mangal"/>
    </style:style>
    <style:style style:class="index" style:name="Index" style:parent-style-name="Standard" style:family="paragraph">
      <style:paragraph-properties text:line-number="0" text:number-lines="false"/>
      <style:text-properties style:font-size-asian="12pt" style:font-family-complex="Mangal" style:font-name-complex="Mangal1"/>
    </style:style>
    <style:style style:class="extra" style:name="Footer" style:parent-style-name="Standard" style:family="paragraph">
      <style:paragraph-properties text:line-number="0" text:number-lines="false">
        <style:tab-stops>
          <style:tab-stop style:type="center" style:position="8.5cm"/>
          <style:tab-stop style:type="right" style:position="17cm"/>
        </style:tab-stops>
      </style:paragraph-properties>
    </style:style>
    <style:style style:class="extra" style:name="Header" style:parent-style-name="Standard" style:family="paragraph">
      <style:paragraph-properties text:line-number="0" text:number-lines="false">
        <style:tab-stops>
          <style:tab-stop style:type="center" style:position="8.5cm"/>
          <style:tab-stop style:type="right" style:position="17cm"/>
        </style:tab-stops>
      </style:paragraph-properties>
    </style:style>
    <style:style style:class="extra" style:name="Frame_20_contents" style:display-name="Frame contents" style:parent-style-name="Standard" style:family="paragraph">
      <style:text-properties style:font-size-asian="10.5pt" fo:font-size="11pt"/>
    </style:style>
    <style:style style:class="extra" style:family="paragraph" style:master-page-name="" style:name="Table_20_Contents" style:display-name="Table Contents" style:parent-style-name="Standard">
      <style:paragraph-properties style:auto-text-indent="false" text:number-lines="false" style:page-number="auto" fo:margin-left="0cm" text:line-number="0" fo:margin-top="0cm" fo:text-indent="0cm" fo:margin-bottom="0cm" fo:margin-right="0cm" loext:contextual-spacing="false"/>
    </style:style>
    <style:style style:class="extra" style:name="Table_20_Heading" style:display-name="Table Heading" style:parent-style-name="Table_20_Contents" style:family="paragraph">
      <style:paragraph-properties style:justify-single-word="false" fo:text-align="center" text:number-lines="false" text:line-number="0"/>
      <style:text-properties fo:font-weight="bold" style:font-weight-complex="bold" style:font-weight-asian="bold"/>
    </style:style>
    <style:style style:class="text" style:family="paragraph" style:next-style-name="Text_20_body_20_indent" style:master-page-name="" style:name="Heading_20_2" style:display-name="Heading 2" style:list-style-name="Numbering_20_1" style:parent-style-name="Heading" style:default-outline-level="2">
      <style:paragraph-properties fo:line-height="100%" style:page-number="auto" fo:margin-left="1cm" fo:margin-top="0.42cm" style:auto-text-indent="false" fo:text-indent="-0.499cm" fo:margin-bottom="0.21cm" fo:margin-right="0cm" loext:contextual-spacing="false">
        <style:tab-stops/>
      </style:paragraph-properties>
      <style:text-properties style:font-size-asian="10.5pt" fo:font-size="16pt"/>
    </style:style>
    <style:style style:class="text" style:family="paragraph" style:next-style-name="Text_20_body_20_indent" style:master-page-name="" style:name="Heading_20_1" style:display-name="Heading 1" style:parent-style-name="Heading" style:default-outline-level="1">
      <style:paragraph-properties style:justify-single-word="false" style:page-number="auto" fo:text-align="center" style:shadow="none"/>
      <style:text-properties style:font-size-asian="10.5pt"/>
    </style:style>
    <style:style style:class="text" style:name="Text_20_body_20_indent" style:display-name="Text body indent" style:parent-style-name="Text_20_body" style:family="paragraph">
      <style:paragraph-properties style:auto-text-indent="false" fo:margin-left="0cm" fo:margin-top="0cm" fo:text-indent="1.251cm" fo:margin-bottom="0cm" fo:margin-right="0cm" loext:contextual-spacing="false"/>
    </style:style>
    <style:style style:class="text" style:family="paragraph" style:next-style-name="Text_20_body" style:name="Heading_20_3" style:display-name="Heading 3" style:parent-style-name="Heading" style:default-outline-level="3">
      <style:text-properties style:font-size-complex="14pt" style:font-size-asian="14pt" style:font-weight-complex="bold" fo:font-size="14pt" style:font-weight-asian="bold" fo:font-weight="bold"/>
    </style:style>
    <style:style style:class="index" style:name="Contents_20_Heading" style:display-name="Contents Heading" style:parent-style-name="Heading" style:family="paragraph">
      <style:paragraph-properties style:auto-text-indent="false" fo:text-align="center" text:number-lines="false" fo:margin-left="0cm" text:line-number="0" fo:margin-top="0cm" style:justify-single-word="false" fo:text-indent="0cm" fo:margin-bottom="0cm" fo:margin-right="0cm" loext:contextual-spacing="false"/>
      <style:text-properties style:font-size-asian="10.5pt"/>
    </style:style>
    <style:style style:class="index" style:name="Contents_20_1" style:display-name="Contents 1" style:parent-style-name="Index" style:family="paragraph">
      <style:paragraph-properties fo:line-height="0.7cm" fo:margin-left="0cm" fo:margin-top="0.101cm" style:auto-text-indent="false" fo:text-indent="0cm" fo:margin-bottom="0cm" fo:margin-right="0cm" loext:contextual-spacing="false">
        <style:tab-stops>
          <style:tab-stop style:leader-style="dotted" style:type="right" style:position="17.501cm" style:leader-text="."/>
        </style:tab-stops>
      </style:paragraph-properties>
    </style:style>
    <style:style style:class="index" style:name="Contents_20_2" style:display-name="Contents 2" style:parent-style-name="Index" style:family="paragraph">
      <style:paragraph-properties fo:line-height="0.6cm" fo:margin-left="0.499cm" fo:margin-top="0.199cm" style:auto-text-indent="false" fo:text-indent="0cm" fo:margin-bottom="0cm" fo:margin-right="0cm" loext:contextual-spacing="false">
        <style:tab-stops>
          <style:tab-stop style:leader-style="dotted" style:type="right" style:position="17.002cm" style:leader-text="."/>
        </style:tab-stops>
      </style:paragraph-properties>
    </style:style>
    <style:style style:class="text" style:name="First_20_line_20_indent" style:display-name="First line indent" style:parent-style-name="Text_20_body" style:family="paragraph">
      <style:paragraph-properties style:auto-text-indent="false" fo:margin-left="0cm" fo:margin-top="0cm" fo:text-indent="1.251cm" fo:margin-bottom="0cm" fo:margin-right="0cm" loext:contextual-spacing="false"/>
      <style:text-properties style:font-size-asian="10.5pt"/>
    </style:style>
    <style:style style:name="Врезка_5f_шифр" style:display-name="Врезка_шифр" style:parent-style-name="Frame_20_contents" style:family="paragraph">
      <style:paragraph-properties fo:margin-top="0.049cm" style:justify-single-word="false" fo:text-align="center" fo:margin-bottom="0cm" loext:contextual-spacing="false"/>
      <style:text-properties style:font-size-complex="18pt" style:font-size-asian="18pt" fo:font-size="18pt"/>
    </style:style>
    <style:style style:name="Врезка_5f_адрес_5f_и_5f_название" style:display-name="Врезка_адрес_и_название" style:parent-style-name="Frame_20_contents" style:family="paragraph">
      <style:paragraph-properties fo:margin-top="0.101cm" style:justify-single-word="false" fo:text-align="center" fo:margin-bottom="0cm" loext:contextual-spacing="false"/>
      <style:text-properties style:font-size-asian="10.5pt" fo:font-size="14pt"/>
    </style:style>
    <style:style style:name="Врезка_5f_стадия_5f_и_5f_лист" style:display-name="Врезка_стадия_и_лист" style:parent-style-name="Frame_20_contents" style:family="paragraph">
      <style:paragraph-properties fo:line-height="0.85cm" fo:text-align="center" style:justify-single-word="false">
        <style:tab-stops/>
      </style:paragraph-properties>
      <style:text-properties style:font-size-complex="16pt" style:font-size-asian="16pt" fo:font-size="16pt"/>
    </style:style>
    <style:style style:class="html" style:name="List_20_Contents" style:display-name="List Contents" style:parent-style-name="Standard" style:family="paragraph">
      <style:paragraph-properties style:auto-text-indent="false" fo:margin-left="1cm" fo:margin-top="0cm" fo:text-indent="0cm" fo:margin-bottom="0cm" fo:margin-right="0cm" loext:contextual-spacing="false"/>
    </style:style>
    <style:style style:class="chapter" style:name="Title" style:parent-style-name="Heading" style:family="paragraph" style:next-style-name="Subtitle">
      <style:paragraph-properties style:justify-single-word="false" fo:text-align="center"/>
      <style:text-properties style:font-size-complex="18pt" style:font-size-asian="18pt" style:font-weight-complex="bold" fo:font-size="18pt" style:font-weight-asian="bold" fo:font-weight="bold"/>
    </style:style>
    <style:style style:class="chapter" style:name="Subtitle" style:parent-style-name="Heading" style:family="paragraph" style:next-style-name="Text_20_body">
      <style:paragraph-properties style:justify-single-word="false" fo:text-align="center"/>
      <style:text-properties style:font-size-complex="14pt" style:font-size-asian="14pt" fo:font-size="14pt"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language="zxx" fo:color="#000080" style:language-complex="zxx" style:language-asian="zxx" style:text-underline-width="auto" style:country-asian="none" style:country-complex="none" style:text-underline-color="font-color" fo:country="none" style:text-underline-style="solid"/>
    </style:style>
    <style:style style:name="Index_20_Link" style:display-name="Index Link" style:family="text"/>
    <style:style style:name="Frame" style:family="graphic">
      <style:graphic-properties style:horizontal-rel="paragraph-content" svg:x="0cm" style:number-wrapped-paragraphs="no-limit" fo:margin-top="0.201cm" style:wrap-contour="false" fo:margin-bottom="0.201cm" style:vertical-pos="top" style:horizontal-pos="center" svg:y="0cm" style:wrap="parallel" fo:margin-left="0.201cm" text:anchor-type="paragraph" fo:margin-right="0.201cm" style:vertical-rel="paragraph-content" fo:padding="0.15cm" fo:border="0.06pt solid #000000"/>
    </style:style>
    <style:style style:name="Graphics" style:family="graphic">
      <style:graphic-properties style:horizontal-rel="paragraph" style:wrap="none" svg:x="0cm" text:anchor-type="paragraph" style:vertical-rel="paragraph" style:horizontal-pos="center" svg:y="0cm" style:vertical-pos="top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ist-tab-stop-position="0.762cm"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ist-tab-stop-position="1.016cm"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ist-tab-stop-position="1.27cm"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ist-tab-stop-position="1.524cm"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ist-tab-stop-position="1.778cm"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ist-tab-stop-position="2.032cm"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ist-tab-stop-position="2.286cm"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ist-tab-stop-position="2.54cm"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ist-tab-stop-position="2.794cm"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ist-tab-stop-position="3.048cm" text:label-followed-by="listtab" fo:text-indent="-3.048cm" fo:margin-left="3.048cm"/>
        </style:list-level-properties>
      </text:outline-level-style>
    </text:outline-style>
    <text:list-style style:name="Numbering_20_1" style:display-name="Numbering 1">
      <text:list-level-style-number style:num-suffix="." style:num-prefix=" " text:style-name="Numbering_20_Symbols" text:level="1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style:num-suffix="." style:num-prefix=" " text:style-name="Numbering_20_Symbols" text:level="2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style:num-suffix="." style:num-prefix=" " text:style-name="Numbering_20_Symbols" text:level="3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style:num-suffix="." style:num-prefix=" " text:style-name="Numbering_20_Symbols" text:level="4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style:num-suffix="." style:num-prefix=" " text:style-name="Numbering_20_Symbols" text:level="5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style:num-suffix="." style:num-prefix=" " text:style-name="Numbering_20_Symbols" text:level="6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style:num-suffix="." style:num-prefix=" " text:style-name="Numbering_20_Symbols" text:level="7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style:num-suffix="." style:num-prefix=" " text:style-name="Numbering_20_Symbols" text:level="8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style:num-suffix="." style:num-prefix=" " text:style-name="Numbering_20_Symbols" text:level="9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style:num-suffix="." style:num-prefix=" " text:style-name="Numbering_20_Symbols" text:level="10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style-name="Numbering_20_Symbols" text:level="1" style:num-format="1">
        <style:list-level-properties text:list-level-position-and-space-mode="label-alignment">
          <style:list-level-label-alignment text:list-tab-stop-position="0.499cm" text:label-followed-by="listtab" fo:text-indent="-0.499cm" fo:margin-left="0.499cm"/>
        </style:list-level-properties>
      </text:list-level-style-number>
      <text:list-level-style-number text:style-name="Numbering_20_Symbols" text:start-value="2" text:level="2" style:num-format="1">
        <style:list-level-properties text:list-level-position-and-space-mode="label-alignment">
          <style:list-level-label-alignment text:list-tab-stop-position="0.998cm" text:label-followed-by="listtab" fo:text-indent="-0.499cm" fo:margin-left="0.998cm"/>
        </style:list-level-properties>
      </text:list-level-style-number>
      <text:list-level-style-number text:style-name="Numbering_20_Symbols" text:start-value="3" text:level="3" style:num-format="1">
        <style:list-level-properties text:list-level-position-and-space-mode="label-alignment">
          <style:list-level-label-alignment text:list-tab-stop-position="1.998cm" text:label-followed-by="listtab" fo:text-indent="-1cm" fo:margin-left="1.998cm"/>
        </style:list-level-properties>
      </text:list-level-style-number>
      <text:list-level-style-number text:style-name="Numbering_20_Symbols" text:start-value="4" text:level="4" style:num-format="1">
        <style:list-level-properties text:list-level-position-and-space-mode="label-alignment">
          <style:list-level-label-alignment text:list-tab-stop-position="3.249cm" text:label-followed-by="listtab" fo:text-indent="-1.251cm" fo:margin-left="3.249cm"/>
        </style:list-level-properties>
      </text:list-level-style-number>
      <text:list-level-style-number text:style-name="Numbering_20_Symbols" text:start-value="5" text:level="5" style:num-format="1">
        <style:list-level-properties text:list-level-position-and-space-mode="label-alignment">
          <style:list-level-label-alignment text:list-tab-stop-position="4.748cm" text:label-followed-by="listtab" fo:text-indent="-1.499cm" fo:margin-left="4.748cm"/>
        </style:list-level-properties>
      </text:list-level-style-number>
      <text:list-level-style-number text:style-name="Numbering_20_Symbols" text:start-value="6" text:level="6" style:num-format="1">
        <style:list-level-properties text:list-level-position-and-space-mode="label-alignment">
          <style:list-level-label-alignment text:list-tab-stop-position="6.549cm" text:label-followed-by="listtab" fo:text-indent="-1.801cm" fo:margin-left="6.549cm"/>
        </style:list-level-properties>
      </text:list-level-style-number>
      <text:list-level-style-number text:style-name="Numbering_20_Symbols" text:start-value="7" text:level="7" style:num-format="1">
        <style:list-level-properties text:list-level-position-and-space-mode="label-alignment">
          <style:list-level-label-alignment text:list-tab-stop-position="8.849cm" text:label-followed-by="listtab" fo:text-indent="-2.3cm" fo:margin-left="8.849cm"/>
        </style:list-level-properties>
      </text:list-level-style-number>
      <text:list-level-style-number text:style-name="Numbering_20_Symbols" text:start-value="8" text:level="8" style:num-format="1">
        <style:list-level-properties text:list-level-position-and-space-mode="label-alignment">
          <style:list-level-label-alignment text:list-tab-stop-position="11.449cm" text:label-followed-by="listtab" fo:text-indent="-2.6cm" fo:margin-left="11.449cm"/>
        </style:list-level-properties>
      </text:list-level-style-number>
      <text:list-level-style-number text:style-name="Numbering_20_Symbols" text:start-value="9" text:level="9" style:num-format="1">
        <style:list-level-properties text:list-level-position-and-space-mode="label-alignment">
          <style:list-level-label-alignment text:list-tab-stop-position="14.25cm" text:label-followed-by="listtab" fo:text-indent="-2.801cm" fo:margin-left="14.25cm"/>
        </style:list-level-properties>
      </text:list-level-style-number>
      <text:list-level-style-number text:style-name="Numbering_20_Symbols" text:start-value="10" text:level="10" style:num-format="1">
        <style:list-level-properties text:list-level-position-and-space-mode="label-alignment">
          <style:list-level-label-alignment text:list-tab-stop-position="17.351cm" text:label-followed-by="listtab" fo:text-indent="-3.101cm" fo:margin-left="17.351cm"/>
        </style:list-level-properties>
      </text:list-level-style-number>
    </text:list-style>
    <text:list-style style:name="List_20_1" style:display-name="List 1">
      <text:list-level-style-bullet text:style-name="Numbering_20_Symbols" text:level="1" text:bullet-char="•">
        <style:list-level-properties text:list-level-position-and-space-mode="label-alignment">
          <style:list-level-label-alignment text:list-tab-stop-position="0.4cm" text:label-followed-by="listtab" fo:text-indent="-0.4cm" fo:margin-left="0.4cm"/>
        </style:list-level-properties>
        <style:text-properties fo:font-family="OpenSymbol"/>
      </text:list-level-style-bullet>
      <text:list-level-style-bullet text:style-name="Numbering_20_Symbols" text:level="2" text:bullet-char="•">
        <style:list-level-properties text:list-level-position-and-space-mode="label-alignment">
          <style:list-level-label-alignment text:list-tab-stop-position="0.801cm" text:label-followed-by="listtab" fo:text-indent="-0.4cm" fo:margin-left="0.801cm"/>
        </style:list-level-properties>
        <style:text-properties fo:font-family="OpenSymbol"/>
      </text:list-level-style-bullet>
      <text:list-level-style-bullet text:style-name="Numbering_20_Symbols" text:level="3" text:bullet-char="•">
        <style:list-level-properties text:list-level-position-and-space-mode="label-alignment">
          <style:list-level-label-alignment text:list-tab-stop-position="1.199cm" text:label-followed-by="listtab" fo:text-indent="-0.4cm" fo:margin-left="1.199cm"/>
        </style:list-level-properties>
        <style:text-properties fo:font-family="OpenSymbol"/>
      </text:list-level-style-bullet>
      <text:list-level-style-bullet text:style-name="Numbering_20_Symbols" text:level="4" text:bullet-char="•">
        <style:list-level-properties text:list-level-position-and-space-mode="label-alignment">
          <style:list-level-label-alignment text:list-tab-stop-position="1.6cm" text:label-followed-by="listtab" fo:text-indent="-0.4cm" fo:margin-left="1.6cm"/>
        </style:list-level-properties>
        <style:text-properties fo:font-family="OpenSymbol"/>
      </text:list-level-style-bullet>
      <text:list-level-style-bullet text:style-name="Numbering_20_Symbols" text:level="5" text:bullet-char="•">
        <style:list-level-properties text:list-level-position-and-space-mode="label-alignment">
          <style:list-level-label-alignment text:list-tab-stop-position="2cm" text:label-followed-by="listtab" fo:text-indent="-0.4cm" fo:margin-left="2cm"/>
        </style:list-level-properties>
        <style:text-properties fo:font-family="OpenSymbol"/>
      </text:list-level-style-bullet>
      <text:list-level-style-bullet text:style-name="Numbering_20_Symbols" text:level="6" text:bullet-char="•">
        <style:list-level-properties text:list-level-position-and-space-mode="label-alignment">
          <style:list-level-label-alignment text:list-tab-stop-position="2.401cm" text:label-followed-by="listtab" fo:text-indent="-0.4cm" fo:margin-left="2.401cm"/>
        </style:list-level-properties>
        <style:text-properties fo:font-family="OpenSymbol"/>
      </text:list-level-style-bullet>
      <text:list-level-style-bullet text:style-name="Numbering_20_Symbols" text:level="7" text:bullet-char="•">
        <style:list-level-properties text:list-level-position-and-space-mode="label-alignment">
          <style:list-level-label-alignment text:list-tab-stop-position="2.799cm" text:label-followed-by="listtab" fo:text-indent="-0.4cm" fo:margin-left="2.799cm"/>
        </style:list-level-properties>
        <style:text-properties fo:font-family="OpenSymbol"/>
      </text:list-level-style-bullet>
      <text:list-level-style-bullet text:style-name="Numbering_20_Symbols" text:level="8" text:bullet-char="•">
        <style:list-level-properties text:list-level-position-and-space-mode="label-alignment">
          <style:list-level-label-alignment text:list-tab-stop-position="3.2cm" text:label-followed-by="listtab" fo:text-indent="-0.4cm" fo:margin-left="3.2cm"/>
        </style:list-level-properties>
        <style:text-properties fo:font-family="OpenSymbol"/>
      </text:list-level-style-bullet>
      <text:list-level-style-bullet text:style-name="Numbering_20_Symbols" text:level="9" text:bullet-char="•">
        <style:list-level-properties text:list-level-position-and-space-mode="label-alignment">
          <style:list-level-label-alignment text:list-tab-stop-position="3.6cm" text:label-followed-by="listtab" fo:text-indent="-0.4cm" fo:margin-left="3.6cm"/>
        </style:list-level-properties>
        <style:text-properties fo:font-family="OpenSymbol"/>
      </text:list-level-style-bullet>
      <text:list-level-style-bullet text:style-name="Numbering_20_Symbols" text:level="10" text:bullet-char="•">
        <style:list-level-properties text:list-level-position-and-space-mode="label-alignment">
          <style:list-level-label-alignment text:list-tab-stop-position="4.001cm" text:label-followed-by="listtab" fo:text-indent="-0.4cm" fo:margin-left="4.001cm"/>
        </style:list-level-properties>
        <style:text-properties fo:font-family="OpenSymbol"/>
      </text:list-level-style-bullet>
    </text:list-style>
    <text:list-style style:name="WW8Num11" text:consecutive-numbering="true">
      <text:list-level-style-number style:num-suffix="." text:level="1" style:num-format="1">
        <style:list-level-properties text:list-level-position-and-space-mode="label-alignment">
          <style:list-level-label-alignment text:list-tab-stop-position="1.27cm" text:label-followed-by="listtab" fo:text-indent="-0.635cm" fo:margin-left="1.27cm"/>
        </style:list-level-properties>
      </text:list-level-style-number>
      <text:list-level-style-number style:num-suffix="." style:num-letter-sync="true" text:level="2" style:num-format="a">
        <style:list-level-properties text:list-level-position-and-space-mode="label-alignment">
          <style:list-level-label-alignment text:list-tab-stop-position="2.54cm" text:label-followed-by="listtab" fo:text-indent="-0.635cm" fo:margin-left="2.54cm"/>
        </style:list-level-properties>
      </text:list-level-style-number>
      <text:list-level-style-number style:num-suffix="." text:level="3" style:num-format="i">
        <style:list-level-properties text:list-level-position-and-space-mode="label-alignment" fo:text-align="end">
          <style:list-level-label-alignment text:list-tab-stop-position="3.81cm" text:label-followed-by="listtab" fo:text-indent="-0.318cm" fo:margin-left="3.81cm"/>
        </style:list-level-properties>
      </text:list-level-style-number>
      <text:list-level-style-number style:num-suffix="." text:level="4" style:num-format="1">
        <style:list-level-properties text:list-level-position-and-space-mode="label-alignment">
          <style:list-level-label-alignment text:list-tab-stop-position="5.08cm" text:label-followed-by="listtab" fo:text-indent="-0.635cm" fo:margin-left="5.08cm"/>
        </style:list-level-properties>
      </text:list-level-style-number>
      <text:list-level-style-number style:num-suffix="." style:num-letter-sync="true" text:level="5" style:num-format="a">
        <style:list-level-properties text:list-level-position-and-space-mode="label-alignment">
          <style:list-level-label-alignment text:list-tab-stop-position="6.35cm" text:label-followed-by="listtab" fo:text-indent="-0.635cm" fo:margin-left="6.35cm"/>
        </style:list-level-properties>
      </text:list-level-style-number>
      <text:list-level-style-number style:num-suffix="." text:level="6" style:num-format="i">
        <style:list-level-properties text:list-level-position-and-space-mode="label-alignment" fo:text-align="end">
          <style:list-level-label-alignment text:list-tab-stop-position="7.62cm" text:label-followed-by="listtab" fo:text-indent="-0.318cm" fo:margin-left="7.62cm"/>
        </style:list-level-properties>
      </text:list-level-style-number>
      <text:list-level-style-number style:num-suffix="." text:level="7" style:num-format="1">
        <style:list-level-properties text:list-level-position-and-space-mode="label-alignment">
          <style:list-level-label-alignment text:list-tab-stop-position="8.89cm" text:label-followed-by="listtab" fo:text-indent="-0.635cm" fo:margin-left="8.89cm"/>
        </style:list-level-properties>
      </text:list-level-style-number>
      <text:list-level-style-number style:num-suffix="." style:num-letter-sync="true" text:level="8" style:num-format="a">
        <style:list-level-properties text:list-level-position-and-space-mode="label-alignment">
          <style:list-level-label-alignment text:list-tab-stop-position="10.16cm" text:label-followed-by="listtab" fo:text-indent="-0.635cm" fo:margin-left="10.16cm"/>
        </style:list-level-properties>
      </text:list-level-style-number>
      <text:list-level-style-number style:num-suffix="." text:level="9" style:num-format="i">
        <style:list-level-properties text:list-level-position-and-space-mode="label-alignment" fo:text-align="end">
          <style:list-level-label-alignment text:list-tab-stop-position="11.43cm" text:label-followed-by="listtab" fo:text-indent="-0.318cm" fo:margin-left="11.43cm"/>
        </style:list-level-properties>
      </text:list-level-style-number>
      <text:list-level-style-number style:num-suffix="." text:level="10" style:num-format="1">
        <style:list-level-properties text:list-level-position-and-space-mode="label-alignment">
          <style:list-level-label-alignment text:list-tab-stop-position="6.985cm" text:label-followed-by="listtab" fo:text-indent="-0.635cm" fo:margin-left="6.985cm"/>
        </style:list-level-properties>
      </text:list-level-style-number>
    </text:list-style>
    <text:notes-configuration text:footnotes-position="page" text:start-numbering-at="document" text:start-value="0" text:note-class="footnote" style:num-format="1"/>
    <text:notes-configuration text:start-value="0" text:note-class="endnote" style:num-format="i"/>
    <text:linenumbering-configuration text:number-position="left" text:increment="5" style:num-format="1" text:number-lines="false" text:offset="0.499cm"/>
  </office:styles>
  <office:automatic-styles>
    <style:style style:name="MP1" style:parent-style-name="Frame_20_contents" style:family="paragraph">
      <style:paragraph-properties style:justify-single-word="false" fo:text-align="center"/>
      <style:text-properties style:text-rotation-scale="line-height" style:text-rotation-angle="90"/>
    </style:style>
    <style:style style:name="MP2" style:parent-style-name="Frame_20_contents" style:family="paragraph">
      <style:paragraph-properties fo:margin-top="0.199cm" style:justify-single-word="false" fo:text-align="center" fo:margin-bottom="0cm" loext:contextual-spacing="false"/>
      <style:text-properties style:text-rotation-scale="line-height" style:text-rotation-angle="90"/>
    </style:style>
    <style:style style:name="MP3" style:parent-style-name="Frame_20_contents" style:family="paragraph">
      <style:text-properties style:text-rotation-scale="line-height" fo:language="en" style:text-rotation-angle="90" fo:country="US"/>
    </style:style>
    <style:style style:name="MP4" style:parent-style-name="Frame_20_contents" style:family="paragraph">
      <style:paragraph-properties fo:margin-top="0.6cm" style:justify-single-word="false" fo:text-align="start" fo:margin-bottom="0cm" loext:contextual-spacing="false"/>
      <style:text-properties style:text-rotation-scale="line-height" style:text-rotation-angle="90"/>
    </style:style>
    <style:style style:name="MP5" style:parent-style-name="Frame_20_contents" style:family="paragraph">
      <style:paragraph-properties fo:margin-top="0.199cm" fo:margin-bottom="0cm" loext:contextual-spacing="false"/>
      <style:text-properties style:text-rotation-scale="line-height" style:text-rotation-angle="90"/>
    </style:style>
    <style:style style:name="MP6" style:family="paragraph">
      <loext:graphic-properties draw:fill="none"/>
      <style:paragraph-properties fo:text-align="center"/>
    </style:style>
    <style:style style:name="MP7" style:parent-style-name="Frame_20_contents" style:family="paragraph">
      <style:paragraph-properties fo:line-height="0.45cm" fo:text-align="center" fo:margin-top="0cm" style:justify-single-word="false" fo:margin-bottom="0cm" loext:contextual-spacing="false"/>
      <style:text-properties style:font-size-complex="11pt" style:font-size-asian="9.60000038146973pt" fo:language="ru" style:text-scale="100%" fo:letter-spacing="normal" fo:font-size="11pt" fo:font-style="italic" style:font-style-complex="italic" style:font-style-asian="italic" style:font-name="ISOCPEUR1" fo:country="RU"/>
    </style:style>
    <style:style style:name="MP8" style:parent-style-name="Врезка_5f_стадия_5f_и_5f_лист" style:family="paragraph">
      <style:paragraph-properties fo:line-height="0.75cm"/>
    </style:style>
    <style:style style:name="MP9" style:parent-style-name="Frame_20_contents" style:family="paragraph">
      <style:paragraph-properties fo:margin-top="0.049cm" style:justify-single-word="false" fo:text-align="center" fo:margin-bottom="0cm" loext:contextual-spacing="false"/>
      <style:text-properties fo:letter-spacing="normal"/>
    </style:style>
    <style:style style:name="MP10" style:parent-style-name="Врезка_5f_шифр" style:family="paragraph">
      <style:paragraph-properties fo:margin-top="0.3cm" fo:margin-bottom="0cm" loext:contextual-spacing="false"/>
    </style:style>
    <style:style style:name="MP11" style:parent-style-name="Frame_20_contents" style:family="paragraph">
      <style:paragraph-properties style:justify-single-word="false" fo:text-align="center"/>
      <style:text-properties style:text-scale="100%" fo:letter-spacing="-0.035cm"/>
    </style:style>
    <style:style style:name="MP12" style:parent-style-name="Frame_20_contents" style:family="paragraph">
      <style:paragraph-properties style:justify-single-word="false" fo:text-align="center"/>
    </style:style>
    <style:style style:name="MP13" style:parent-style-name="Frame_20_contents" style:family="paragraph">
      <style:paragraph-properties style:justify-single-word="false" fo:text-align="center"/>
      <style:text-properties fo:letter-spacing="-0.035cm"/>
    </style:style>
    <style:style style:name="MP14" style:parent-style-name="Frame_20_contents" style:family="paragraph">
      <style:paragraph-properties style:justify-single-word="false" fo:text-align="center"/>
      <style:text-properties fo:language="en" fo:country="US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  <style:text-properties fo:font-style="italic" style:font-style-complex="italic" style:font-style-asian="italic" style:font-name="ISOCPEUR1"/>
    </style:style>
    <style:style style:name="MP17" style:parent-style-name="Footer" style:family="paragraph">
      <style:text-properties fo:language="ru" fo:country="RU"/>
    </style:style>
    <style:style style:name="MP18" style:parent-style-name="Frame_20_contents" style:family="paragraph" style:master-page-name="">
      <style:paragraph-properties fo:text-align="center" fo:margin-top="0.199cm" style:justify-single-word="false" style:page-number="auto" fo:margin-bottom="0cm" loext:contextual-spacing="false"/>
      <style:text-properties style:text-rotation-scale="line-height" style:text-rotation-angle="90"/>
    </style:style>
    <style:style style:name="MP19" style:parent-style-name="Frame_20_contents" style:family="paragraph">
      <style:paragraph-properties fo:margin-top="0.6cm" fo:margin-bottom="0cm" loext:contextual-spacing="false"/>
      <style:text-properties style:text-rotation-scale="line-height" style:text-rotation-angle="90"/>
    </style:style>
    <style:style style:name="MP20" style:parent-style-name="Frame_20_contents" style:family="paragraph">
      <style:paragraph-properties fo:margin-top="0.101cm" fo:margin-bottom="0cm" loext:contextual-spacing="false"/>
      <style:text-properties style:text-rotation-scale="line-height" style:text-rotation-angle="90"/>
    </style:style>
    <style:style style:name="MP21" style:parent-style-name="Frame_20_contents" style:family="paragraph">
      <style:paragraph-properties fo:margin-top="0cm" style:justify-single-word="false" fo:text-align="center" fo:margin-bottom="0cm" loext:contextual-spacing="false"/>
      <style:text-properties style:font-size-complex="10pt" style:font-size-asian="10pt" fo:language="en" fo:font-size="10pt" style:text-rotation-scale="line-height" style:text-rotation-angle="90" fo:country="US"/>
    </style:style>
    <style:style style:name="MP22" style:parent-style-name="Frame_20_contents" style:family="paragraph">
      <style:paragraph-properties fo:margin-top="0cm" style:justify-single-word="false" fo:text-align="center" fo:margin-bottom="0cm" loext:contextual-spacing="false"/>
      <style:text-properties style:font-size-complex="10pt" style:font-size-asian="10pt" style:text-rotation-angle="90" fo:font-size="10pt" style:text-rotation-scale="line-height"/>
    </style:style>
    <style:style style:name="MP23" style:parent-style-name="Frame_20_contents" style:family="paragraph">
      <style:paragraph-properties style:auto-text-indent="false" fo:text-align="start" fo:margin-left="0cm" fo:margin-top="4.099cm" style:justify-single-word="false" fo:text-indent="0cm" fo:margin-bottom="0cm" fo:margin-right="0cm" loext:contextual-spacing="false"/>
      <style:text-properties style:font-size-complex="10pt" style:font-size-asian="10pt" style:text-rotation-angle="90" fo:font-size="10pt" style:text-rotation-scale="line-height"/>
    </style:style>
    <style:style style:name="MP24" style:parent-style-name="Frame_20_contents" style:family="paragraph">
      <style:text-properties fo:language="en" fo:country="US"/>
    </style:style>
    <style:style style:name="MP25" style:parent-style-name="Frame_20_contents" style:family="paragraph" style:master-page-name="">
      <style:paragraph-properties fo:line-height="0.45cm" fo:text-align="center" style:vertical-align="middle" fo:margin-top="0cm" style:justify-single-word="false" style:page-number="auto" fo:margin-bottom="0cm" loext:contextual-spacing="false"/>
      <style:text-properties fo:font-style="italic" style:font-style-complex="italic" style:font-style-asian="italic" style:font-name="ISOCPEUR1"/>
    </style:style>
    <style:style style:name="MP26" style:parent-style-name="Frame_20_contents" style:family="paragraph">
      <style:paragraph-properties style:justify-single-word="false" fo:text-align="center"/>
      <style:text-properties style:font-size-asian="10.5pt" fo:letter-spacing="-0.035cm"/>
    </style:style>
    <style:style style:name="MT1" style:family="text">
      <style:text-properties fo:font-style="italic" style:font-style-complex="italic" style:font-style-asian="italic" style:font-name="ISOCPEUR1"/>
    </style:style>
    <style:style style:name="Mfr1" style:parent-style-name="Frame" style:family="graphic">
      <style:graphic-properties style:horizontal-rel="page" style:protect="content size position" style:shadow="none" fo:margin-left="0cm" style:vertical-pos="from-top" fo:margin-top="0cm" fo:border-bottom="1.5pt solid #000000" fo:margin-bottom="0cm" fo:margin-right="0cm" fo:border-top="0.74pt solid #000000" style:horizontal-pos="from-left" fo:border-left="0.74pt solid #000000" fo:border-right="0.74pt solid #000000" fo:padding="0cm" style:vertical-rel="page" draw:shadow-opacity="100%"/>
    </style:style>
    <style:style style:name="Mfr2" style:parent-style-name="Frame" style:family="graphic">
      <style:graphic-properties style:horizontal-rel="page" style:protect="content size position" style:shadow="none" fo:margin-left="0.199cm" style:vertical-pos="from-top" fo:margin-top="0cm" fo:border-bottom="1.5pt solid #000000" fo:margin-bottom="0cm" fo:margin-right="0.199cm" fo:border-top="0.74pt solid #000000" style:horizontal-pos="from-left" fo:border-left="1.5pt solid #000000" fo:border-right="0.74pt solid #000000" fo:padding="0cm" style:vertical-rel="page" draw:shadow-opacity="100%"/>
    </style:style>
    <style:style style:name="Mfr3" style:parent-style-name="Frame" style:family="graphic">
      <style:graphic-properties style:horizontal-rel="page" style:protect="size position" style:shadow="none" fo:margin-left="0cm" style:vertical-pos="from-top" fo:margin-top="0cm" fo:border-bottom="0.99pt solid #000000" fo:margin-bottom="0cm" fo:margin-right="0cm" fo:border-top="0.99pt solid #000000" style:horizontal-pos="from-left" fo:border-left="0.74pt solid #000000" fo:border-right="0.99pt solid #000000" fo:padding="0cm" style:vertical-rel="page" draw:shadow-opacity="100%"/>
    </style:style>
    <style:style style:name="Mfr4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0.74pt solid #000000" style:horizontal-pos="from-left" fo:border-left="1.5pt solid #000000" fo:border-right="0.74pt solid #000000" fo:padding="0cm" style:vertical-rel="page" draw:shadow-opacity="100%"/>
    </style:style>
    <style:style style:name="Mfr5" style:parent-style-name="Frame" style:family="graphic">
      <style:graphic-properties style:horizontal-rel="page" style:protect="size position" style:shadow="none" fo:margin-left="0cm" style:vertical-pos="from-top" fo:margin-top="0cm" fo:border-bottom="0.74pt solid #000000" fo:margin-bottom="0cm" fo:margin-right="0cm" fo:border-top="1.5pt solid #000000" style:horizontal-pos="from-left" fo:border-left="0.74pt solid #000000" fo:border-right="0.74pt solid #000000" fo:padding="0cm" style:vertical-rel="page" draw:shadow-opacity="100%"/>
    </style:style>
    <style:style style:name="Mfr6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1.5pt solid #000000" style:horizontal-pos="from-left" fo:border-left="1.5pt solid #000000" fo:border-right="0.74pt solid #000000" fo:padding="0cm" style:vertical-rel="page" draw:shadow-opacity="100%"/>
    </style:style>
    <style:style style:name="Mfr7" style:parent-style-name="Frame" style:family="graphic">
      <style:graphic-properties style:horizontal-rel="page" style:protect="size position" style:vertical-rel="page" fo:border="0.74pt solid #000000" style:number-wrapped-paragraphs="no-limit" draw:shadow-opacity="100%" style:vertical-pos="from-top" style:horizontal-pos="from-left" draw:fill="none" style:wrap="run-through" style:shadow="none" fo:padding="0cm" fo:background-color="transparent" draw:fill-color="#ffffff">
        <style:columns fo:column-gap="0cm" fo:column-count="1"/>
      </style:graphic-properties>
    </style:style>
    <style:style style:name="Mfr8" style:parent-style-name="Frame" style:family="graphic">
      <style:graphic-properties style:horizontal-rel="page" style:protect="content size position" fo:background-color="transparent" fo:margin-left="0cm" style:number-wrapped-paragraphs="no-limit" style:vertical-pos="from-top" fo:margin-top="0cm" draw:shadow-opacity="100%" fo:margin-bottom="0cm" fo:margin-right="0cm" style:horizontal-pos="from-left" draw:fill="none" style:wrap="run-through" style:shadow="none" fo:padding="0cm" style:vertical-rel="page" draw:fill-color="#ffffff" fo:border="0.74pt solid #000000"/>
    </style:style>
    <style:style style:name="Mfr9" style:parent-style-name="Frame" style:family="graphic">
      <style:graphic-properties style:horizontal-rel="page" style:protect="content size position" fo:background-color="transparent" fo:margin-left="0cm" style:number-wrapped-paragraphs="no-limit" style:vertical-pos="from-top" fo:margin-top="0cm" draw:shadow-opacity="100%" fo:border-bottom="0.74pt solid #000000" fo:margin-bottom="0cm" fo:margin-right="0cm" fo:border-top="1.5pt solid #000000" style:horizontal-pos="from-left" draw:fill="none" style:wrap="run-through" fo:border-left="0.74pt solid #000000" fo:border-right="0.74pt solid #000000" fo:padding="0cm" style:vertical-rel="page" draw:fill-color="#ffffff" style:shadow="none"/>
    </style:style>
    <style:style style:name="Mfr10" style:parent-style-name="Frame" style:family="graphic">
      <style:graphic-properties style:horizontal-rel="page" style:protect="size position" fo:background-color="transparent" fo:margin-left="0cm" style:number-wrapped-paragraphs="no-limit" style:vertical-pos="from-top" fo:margin-top="0cm" draw:shadow-opacity="100%" fo:border-bottom="0.99pt solid #000000" fo:margin-bottom="0cm" fo:margin-right="0cm" fo:border-top="0.14pt solid #000000" style:horizontal-pos="from-left" draw:fill="none" style:wrap="run-through" fo:border-left="0.74pt solid #000000" fo:border-right="0.74pt solid #000000" fo:padding="0cm" style:vertical-rel="page" draw:fill-color="#ffffff" style:shadow="none"/>
    </style:style>
    <style:style style:name="Mfr11" style:parent-style-name="Frame" style:family="graphic">
      <style:graphic-properties style:horizontal-rel="page" style:protect="size position" fo:background-color="transparent" fo:margin-left="0cm" style:number-wrapped-paragraphs="no-limit" style:vertical-pos="from-top" fo:margin-top="0cm" draw:shadow-opacity="100%" fo:border-bottom="0.14pt solid #000000" fo:margin-bottom="0cm" fo:margin-right="0cm" fo:border-top="1.5pt solid #000000" style:horizontal-pos="from-left" draw:fill="none" style:wrap="run-through" fo:border-left="0.74pt solid #000000" fo:border-right="0.74pt solid #000000" fo:padding="0cm" style:vertical-rel="page" draw:fill-color="#ffffff" style:shadow="none"/>
    </style:style>
    <style:style style:name="Mfr12" style:parent-style-name="Frame" style:family="graphic">
      <style:graphic-properties style:horizontal-rel="page" style:protect="content size position" style:vertical-rel="page" draw:shadow-opacity="100%" fo:border-bottom="0.74pt solid #000000" style:vertical-pos="from-top" fo:border-top="1.5pt solid #000000" style:horizontal-pos="from-left" draw:fill="none" style:wrap="none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13" style:parent-style-name="Frame" style:family="graphic">
      <style:graphic-properties style:horizontal-rel="page" style:protect="content size position" style:shadow="none" fo:margin-left="0.199cm" style:vertical-pos="from-top" fo:margin-top="0cm" fo:border-bottom="0.99pt solid #000000" fo:margin-bottom="0cm" fo:margin-right="0.199cm" fo:border-top="0.74pt solid #000000" style:horizontal-pos="from-left" fo:border-left="0.99pt solid #000000" fo:border-right="0.74pt solid #000000" fo:padding="0cm" style:vertical-rel="page" draw:shadow-opacity="100%"/>
    </style:style>
    <style:style style:name="Mfr14" style:parent-style-name="Frame" style:family="graphic">
      <style:graphic-properties style:horizontal-rel="page" style:protect="size position" style:shadow="none" fo:border="0.74pt solid #000000" fo:margin-left="0cm" style:vertical-pos="from-top" fo:margin-top="0cm" fo:margin-bottom="0cm" fo:margin-right="0cm" style:horizontal-pos="from-left" fo:padding="0cm" style:vertical-rel="page" draw:shadow-opacity="100%"/>
    </style:style>
    <style:style style:name="Mfr15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0.74pt solid #000000" style:horizontal-pos="from-left" fo:border-left="0.99pt solid #000000" fo:border-right="0.74pt solid #000000" fo:padding="0cm" style:vertical-rel="page" draw:shadow-opacity="100%"/>
    </style:style>
    <style:style style:name="Mfr16" style:parent-style-name="Frame" style:family="graphic">
      <style:graphic-properties style:horizontal-rel="page" style:protect="content size position" style:shadow="none" fo:margin-left="0cm" style:vertical-pos="from-top" fo:margin-top="0cm" fo:border-bottom="0.99pt solid #000000" fo:margin-bottom="0cm" fo:margin-right="0cm" fo:border-top="0.74pt solid #000000" style:horizontal-pos="from-left" fo:border-left="0.74pt solid #000000" fo:border-right="0.74pt solid #000000" fo:padding="0cm" style:vertical-rel="page" draw:shadow-opacity="100%"/>
    </style:style>
    <style:style style:name="Mfr17" style:parent-style-name="Frame" style:family="graphic">
      <style:graphic-properties style:horizontal-rel="page" style:protect="content size position" style:shadow="none" fo:margin-left="0cm" style:vertical-pos="from-top" fo:margin-top="0cm" fo:border-bottom="0.74pt solid #000000" fo:margin-bottom="0cm" fo:margin-right="0cm" fo:border-top="0.74pt solid #000000" style:horizontal-pos="from-left" fo:border-left="none" fo:border-right="0.74pt solid #000000" fo:padding="0cm" style:vertical-rel="page" draw:shadow-opacity="100%"/>
    </style:style>
    <style:style style:name="Mfr18" style:parent-style-name="Frame" style:family="graphic">
      <style:graphic-properties style:horizontal-rel="page" style:protect="size position" fo:background-color="transparent" fo:margin-left="0cm" style:number-wrapped-paragraphs="no-limit" style:vertical-pos="from-top" fo:margin-top="0cm" draw:shadow-opacity="100%" fo:margin-bottom="0cm" fo:margin-right="0cm" style:horizontal-pos="from-left" draw:fill="none" style:wrap="run-through" style:shadow="none" fo:padding="0cm" style:vertical-rel="page" draw:fill-color="#ffffff" fo:border="0.74pt solid #000000">
        <style:columns fo:column-gap="0cm" fo:column-count="1"/>
      </style:graphic-properties>
    </style:style>
    <style:style style:name="Mfr19" style:parent-style-name="Frame" style:family="graphic">
      <style:graphic-properties style:horizontal-rel="page" style:protect="content size position" fo:background-color="transparent" fo:margin-left="0cm" style:number-wrapped-paragraphs="no-limit" style:vertical-pos="from-top" fo:margin-top="0cm" draw:shadow-opacity="100%" fo:margin-bottom="0cm" fo:margin-right="0cm" style:horizontal-pos="from-left" draw:fill="none" style:wrap="run-through" style:shadow="none" fo:padding="0cm" style:vertical-rel="page" draw:fill-color="#ffffff" fo:border="0.74pt solid #000000">
        <style:columns fo:column-gap="0cm" fo:column-count="1"/>
      </style:graphic-properties>
    </style:style>
    <style:style style:name="Mfr20" style:parent-style-name="Frame" style:family="graphic">
      <style:graphic-properties style:horizontal-rel="page" style:protect="size position" style:vertical-rel="page" style:number-wrapped-paragraphs="no-limit" draw:shadow-opacity="100%" fo:border-bottom="0.74pt solid #000000" style:vertical-pos="from-top" fo:border-top="0.1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21" style:parent-style-name="Frame" style:family="graphic">
      <style:graphic-properties style:horizontal-rel="page" style:protect="content size position" style:vertical-rel="page" style:number-wrapped-paragraphs="no-limit" draw:shadow-opacity="100%" fo:border-bottom="0.14pt solid #000000" style:vertical-pos="from-top" fo:border-top="0.1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22" style:parent-style-name="Frame" style:family="graphic">
      <style:graphic-properties style:horizontal-rel="page" style:protect="size position" style:vertical-rel="page" style:number-wrapped-paragraphs="no-limit" draw:shadow-opacity="100%" fo:border-bottom="0.14pt solid #000000" style:vertical-pos="from-top" fo:border-top="0.1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23" style:parent-style-name="Frame" style:family="graphic">
      <style:graphic-properties style:horizontal-rel="page" style:protect="content size position" style:vertical-rel="page" style:number-wrapped-paragraphs="no-limit" draw:shadow-opacity="100%" fo:border-bottom="0.14pt solid #000000" style:vertical-pos="from-top" fo:border-top="0.7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24" style:parent-style-name="Frame" style:family="graphic">
      <style:graphic-properties style:horizontal-rel="page" style:protect="content size position" style:vertical-rel="page" fo:border="0.74pt solid #000000" style:number-wrapped-paragraphs="no-limit" draw:shadow-opacity="100%" style:vertical-pos="from-top" style:horizontal-pos="from-left" draw:fill="none" style:wrap="run-through" style:shadow="none" fo:padding="0cm" fo:background-color="transparent" draw:fill-color="#ffffff">
        <style:columns fo:column-gap="0cm" fo:column-count="1"/>
      </style:graphic-properties>
    </style:style>
    <style:style style:name="Mfr25" style:parent-style-name="Frame" style:family="graphic">
      <style:graphic-properties style:horizontal-rel="page" style:protect="size position" style:vertical-rel="page" style:number-wrapped-paragraphs="no-limit" draw:shadow-opacity="100%" fo:border-bottom="0.14pt solid #000000" style:vertical-pos="from-top" fo:border-top="1.5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26" style:parent-style-name="Frame" style:family="graphic">
      <style:graphic-properties style:horizontal-rel="page" style:protect="size position" style:vertical-rel="page" style:number-wrapped-paragraphs="no-limit" draw:shadow-opacity="100%" fo:border-bottom="0.14pt solid #000000" style:vertical-pos="from-top" fo:border-top="0.74pt solid #000000" style:horizontal-pos="from-left" draw:fill="none" style:wrap="run-through" fo:border-left="0.74pt solid #000000" fo:border-right="0.74pt solid #000000" fo:padding="0cm" fo:background-color="transparent" draw:fill-color="#ffffff" style:shadow="none">
        <style:columns fo:column-gap="0cm" fo:column-count="1"/>
      </style:graphic-properties>
    </style:style>
    <style:style style:name="Mfr27" style:parent-style-name="Graphics" style:family="graphic">
      <style:graphic-properties style:horizontal-rel="page" style:protect="content size position" draw:image-opacity="100%" draw:color-inversion="false" fo:margin-top="0.03cm" draw:blue="0%" draw:color-mode="standard" fo:margin-bottom="0cm" style:vertical-pos="from-top" style:horizontal-pos="from-left" draw:green="0%" draw:contrast="0%" style:mirror="none" draw:luminance="0%" fo:clip="rect(0cm, 0cm, 0cm, 0cm)" draw:gamma="100%" style:vertical-rel="page" draw:red="0%"/>
    </style:style>
    <style:style style:name="Mgr1" style:family="graphic">
      <style:graphic-properties style:vertical-rel="page" style:protect="position size" draw:textarea-horizontal-align="center" style:horizontal-rel="page" style:number-wrapped-paragraphs="no-limit" svg:stroke-color="#000000" draw:textarea-vertical-align="middle" draw:wrap-influence-on-position="once-concurrent" fo:padding-bottom="0.025cm" style:horizontal-pos="from-left" svg:stroke-width="0.049cm" draw:fill="none" style:vertical-pos="from-top" draw:marker-end-width="0.42cm" style:wrap="run-through" fo:padding-right="0.025cm" style:flow-with-text="false" style:run-through="background" fo:padding-top="0.025cm" fo:padding-left="0.025cm" draw:marker-start-width="0.42cm"/>
    </style:style>
    <style:style style:name="Mgr2" style:family="graphic">
      <style:graphic-properties style:horizontal-rel="page" style:protect="position size" draw:textarea-horizontal-align="center" style:flow-with-text="false" style:number-wrapped-paragraphs="no-limit" draw:stroke="none" draw:textarea-vertical-align="middle" draw:wrap-influence-on-position="once-concurrent" style:horizontal-pos="from-left" style:vertical-pos="from-top" draw:fill="none" style:wrap="run-through" style:run-through="foreground" style:vertical-rel="page"/>
    </style:style>
    <style:page-layout style:name="Mpm1">
      <style:page-layout-properties style:writing-mode="lr-tb" style:print-orientation="portrait" fo:page-width="21.001cm" fo:page-height="29.7cm" fo:margin-top="1.499cm" fo:margin-right="1cm" style:footnote-max-height="0cm" fo:margin-bottom="1.005cm" fo:margin-left="2.499cm" style:num-format="1">
        <style:footnote-sep style:rel-width="25%" style:color="#000000" style:width="0.018cm" style:distance-after-sep="0.101cm" style:distance-before-sep="0.101cm" style:line-style="solid" style:adjustment="left"/>
      </style:page-layout-properties>
      <style:header-style/>
      <style:footer-style>
        <style:header-footer-properties fo:margin-top="0.499cm" style:dynamic-spacing="false" fo:margin-right="0cm" fo:margin-left="0cm" svg:height="1.997cm"/>
      </style:footer-style>
    </style:page-layout>
    <style:page-layout style:name="Mpm2">
      <style:page-layout-properties style:writing-mode="lr-tb" style:print-orientation="portrait" fo:page-width="21.001cm" fo:page-height="29.7cm" fo:margin-top="1.499cm" fo:margin-right="1cm" style:footnote-max-height="0cm" fo:margin-bottom="1cm" fo:margin-left="2.499cm" style:num-format="1">
        <style:footnote-sep style:rel-width="25%" style:color="#000000" style:width="0.018cm" style:distance-after-sep="0.101cm" style:distance-before-sep="0.101cm" style:line-style="solid" style:adjustment="left"/>
      </style:page-layout-properties>
      <style:header-style/>
      <style:footer-style>
        <style:header-footer-properties fo:margin-top="0.499cm" style:dynamic-spacing="true" fo:margin-right="0cm" fo:margin-left="0cm" svg:height="4.299cm"/>
      </style:footer-style>
    </style:page-layout>
    <style:page-layout style:name="Mpm3">
      <style:page-layout-properties style:writing-mode="lr-tb" style:print-orientation="portrait" fo:page-width="21.001cm" fo:page-height="29.7cm" fo:margin-top="2cm" fo:margin-right="2cm" style:footnote-max-height="0cm" fo:margin-bottom="2cm" fo:margin-left="2cm" style:num-format="1">
        <style:footnote-sep style:rel-width="25%" style:color="#000000" style:width="0.018cm" style:distance-after-sep="0.101cm" style:distance-before-sep="0.101cm" style:line-style="solid" style:adjustment="left"/>
      </style:page-layout-properties>
      <style:header-style/>
      <style:footer-style/>
    </style:page-layout>
    <style:page-layout style:name="Mpm4">
      <style:page-layout-properties style:writing-mode="lr-tb" style:print-orientation="portrait" fo:page-width="21.001cm" fo:page-height="29.7cm" fo:margin-top="1cm" fo:margin-right="1cm" style:footnote-max-height="0cm" fo:margin-bottom="1cm" fo:margin-left="2cm" style:num-format="1">
        <style:footnote-sep style:rel-width="25%" style:color="#000000" style:width="0.018cm" style:distance-after-sep="0.101cm" style:distance-before-sep="0.101cm" style:line-style="solid" style:adjustment="left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draw:frame draw:style-name="Mfr1" draw:z-index="0" svg:x="1.349cm" draw:name="Врезка108" text:anchor-type="paragraph" svg:height="2.499cm" svg:y="26.3cm" svg:width="0.7cm"><draw:text-box><text:p text:style-name="MP1"><text:user-defined style:data-style-name="N0" text:name="Инв. № подл.">NNNN-ПО-ГГ</text:user-defined><text:s text:c="2"/></text:p></draw:text-box></draw:frame><draw:frame draw:style-name="Mfr2" draw:z-index="0" svg:x="0.85cm" draw:name="Врезка109" text:anchor-type="paragraph" svg:height="2.499cm" svg:y="26.3cm" svg:width="0.499cm"><draw:text-box><text:p text:style-name="MP2">Инв. № подл.</text:p></draw:text-box></draw:frame><draw:frame draw:style-name="Mfr3" draw:z-index="0" svg:x="1.349cm" draw:name="Врезка110" text:anchor-type="paragraph" svg:height="3.5cm" svg:y="22.8cm" svg:width="0.7cm"><draw:text-box><text:p text:style-name="MP3"/></draw:text-box></draw:frame><draw:frame draw:style-name="Mfr4" draw:z-index="0" svg:x="0.85cm" draw:name="Врезка111" text:anchor-type="paragraph" svg:height="3.5cm" svg:y="22.8cm" svg:width="0.499cm"><draw:text-box><text:p text:style-name="MP4">Подп. и дата</text:p></draw:text-box></draw:frame><draw:frame draw:style-name="Mfr5" draw:z-index="0" svg:x="1.349cm" draw:name="Врезка112" text:anchor-type="paragraph" svg:height="2.499cm" svg:y="20.301cm" svg:width="0.7cm"><draw:text-box><text:p text:style-name="MP3"/></draw:text-box></draw:frame><draw:frame draw:style-name="Mfr6" draw:z-index="0" svg:x="0.85cm" draw:name="Врезка113" text:anchor-type="paragraph" svg:height="2.499cm" svg:y="20.301cm" svg:width="0.499cm"><draw:text-box><text:p text:style-name="MP5">Взам. инв. №</text:p></draw:text-box></draw:frame><draw:rect draw:style-name="Mgr1" draw:z-index="36" svg:x="2.05cm" svg:height="28.05cm" text:anchor-type="paragraph" draw:text-style-name="MP6" svg:y="0.75cm" svg:width="18.301cm"><text:p/></draw:rect><draw:frame draw:style-name="Mfr7" draw:z-index="0" svg:x="19.35cm" draw:name="Врезка67" text:anchor-type="paragraph" svg:height="0.7cm" svg:y="0.75cm" svg:width="1cm"><draw:text-box><text:p text:style-name="MP7"/></draw:text-box></draw:frame><draw:frame draw:style-name="Mfr8" draw:z-index="0" svg:x="19.35cm" draw:name="Врезка68" text:anchor-type="paragraph" svg:height="0.801cm" svg:y="28cm" svg:width="1cm"><draw:text-box><text:p text:style-name="MP8"><text:page-number text:select-page="current">0</text:page-number></text:p></draw:text-box></draw:frame><draw:frame draw:style-name="Mfr9" draw:z-index="0" svg:x="19.35cm" draw:name="Врезка69" text:anchor-type="paragraph" svg:height="0.7cm" svg:y="27.3cm" svg:width="1cm"><draw:text-box><text:p text:style-name="MP9">Лист</text:p></draw:text-box></draw:frame><draw:frame draw:style-name="Mfr9" draw:z-index="0" svg:x="8.55cm" draw:name="Врезка70" text:anchor-type="paragraph" svg:height="1.499cm" svg:y="27.3cm" svg:width="10.8cm"><draw:text-box><text:p text:style-name="MP10"><text:user-defined style:data-style-name="N0" text:name="Шифр проекта">NNNN-ГГГГ-ХХ</text:user-defined></text:p></draw:text-box></draw:frame><draw:frame draw:style-name="Mfr8" draw:z-index="0" svg:x="7.549cm" draw:name="Врезка71" text:anchor-type="paragraph" svg:height="0.499cm" svg:y="28.3cm" svg:width="1cm"><draw:text-box><text:p text:style-name="MP11">Дата</text:p></draw:text-box></draw:frame><draw:frame draw:style-name="Mfr8" draw:z-index="0" svg:x="6.05cm" draw:name="Врезка72" text:anchor-type="paragraph" svg:height="0.499cm" svg:y="28.3cm" svg:width="1.499cm"><draw:text-box><text:p text:style-name="MP12">Подп.</text:p></draw:text-box></draw:frame><draw:frame draw:style-name="Mfr8" draw:z-index="0" svg:x="5.05cm" draw:name="Врезка73" text:anchor-type="paragraph" svg:height="0.499cm" svg:y="28.3cm" svg:width="1cm"><draw:text-box><text:p text:style-name="MP13">№док.</text:p></draw:text-box></draw:frame><draw:frame draw:style-name="Mfr8" draw:z-index="0" svg:x="4.05cm" draw:name="Врезка74" text:anchor-type="paragraph" svg:height="0.499cm" svg:y="28.3cm" svg:width="1cm"><draw:text-box><text:p text:style-name="MP13">Лист</text:p></draw:text-box></draw:frame><draw:frame draw:style-name="Mfr8" draw:z-index="0" svg:x="3.05cm" draw:name="Врезка75" text:anchor-type="paragraph" svg:height="0.499cm" svg:y="28.3cm" svg:width="1cm"><draw:text-box><text:p text:style-name="MP13">Кол.уч</text:p></draw:text-box></draw:frame><draw:frame draw:style-name="Mfr8" draw:z-index="0" svg:x="2.05cm" draw:name="Врезка76" text:anchor-type="paragraph" svg:height="0.499cm" svg:y="28.3cm" svg:width="1cm"><draw:text-box><text:p text:style-name="MP12">Изм.</text:p></draw:text-box></draw:frame><draw:frame draw:style-name="Mfr10" draw:z-index="0" svg:x="7.549cm" draw:name="Врезка77" text:anchor-type="paragraph" svg:height="0.499cm" svg:y="27.801cm" svg:width="1cm"><draw:text-box><text:p text:style-name="MP14"/></draw:text-box></draw:frame><draw:frame draw:style-name="Mfr11" draw:z-index="0" svg:x="7.549cm" draw:name="Врезка78" text:anchor-type="paragraph" svg:height="0.499cm" svg:y="27.3cm" svg:width="1cm"><draw:text-box><text:p text:style-name="MP14"/></draw:text-box></draw:frame><draw:frame draw:style-name="Mfr10" draw:z-index="0" svg:x="6.05cm" draw:name="Врезка79" text:anchor-type="paragraph" svg:height="0.499cm" svg:y="27.801cm" svg:width="1.499cm"><draw:text-box><text:p text:style-name="MP14"/></draw:text-box></draw:frame><draw:frame draw:style-name="Mfr11" draw:z-index="0" svg:x="6.05cm" draw:name="Врезка80" text:anchor-type="paragraph" svg:height="0.499cm" svg:y="27.3cm" svg:width="1.499cm"><draw:text-box><text:p text:style-name="MP14"/></draw:text-box></draw:frame><draw:frame draw:style-name="Mfr10" draw:z-index="0" svg:x="5.05cm" draw:name="Врезка81" text:anchor-type="paragraph" svg:height="0.499cm" svg:y="27.801cm" svg:width="1cm"><draw:text-box><text:p text:style-name="MP14"/></draw:text-box></draw:frame><draw:frame draw:style-name="Mfr11" draw:z-index="0" svg:x="5.05cm" draw:name="Врезка82" text:anchor-type="paragraph" svg:height="0.499cm" svg:y="27.3cm" svg:width="1cm"><draw:text-box><text:p text:style-name="MP14"/></draw:text-box></draw:frame><draw:frame draw:style-name="Mfr10" draw:z-index="0" svg:x="4.05cm" draw:name="Врезка83" text:anchor-type="paragraph" svg:height="0.499cm" svg:y="27.801cm" svg:width="1cm"><draw:text-box><text:p text:style-name="MP14"/></draw:text-box></draw:frame><draw:frame draw:style-name="Mfr11" draw:z-index="0" svg:x="4.05cm" draw:name="Врезка84" text:anchor-type="paragraph" svg:height="0.499cm" svg:y="27.3cm" svg:width="1cm"><draw:text-box><text:p text:style-name="MP14"/></draw:text-box></draw:frame><draw:frame draw:style-name="Mfr10" draw:z-index="0" svg:x="3.05cm" draw:name="Врезка85" text:anchor-type="paragraph" svg:height="0.499cm" svg:y="27.801cm" svg:width="1cm"><draw:text-box><text:p text:style-name="MP14"/></draw:text-box></draw:frame><draw:frame draw:style-name="Mfr11" draw:z-index="0" svg:x="3.05cm" draw:name="Врезка86" text:anchor-type="paragraph" svg:height="0.499cm" svg:y="27.3cm" svg:width="1cm"><draw:text-box><text:p text:style-name="MP14"/></draw:text-box></draw:frame><draw:frame draw:style-name="Mfr10" draw:z-index="0" svg:x="2.05cm" draw:name="Врезка87" text:anchor-type="paragraph" svg:height="0.499cm" svg:y="27.801cm" svg:width="1cm"><draw:text-box><text:p text:style-name="MP14"/></draw:text-box></draw:frame><draw:frame draw:style-name="Mfr11" draw:z-index="0" svg:x="2.05cm" draw:name="Врезка88" text:anchor-type="paragraph" svg:height="0.499cm" svg:y="27.3cm" svg:width="1cm"><draw:text-box><text:p text:style-name="MP14"/></draw:text-box></draw:frame><draw:rect draw:style-name="Mgr2" draw:z-index="37" svg:x="14.94cm" svg:height="0.433cm" text:anchor-type="paragraph" draw:text-style-name="MP16" svg:y="28.801cm" svg:width="3.705cm"><text:p text:style-name="MP15"><text:span text:style-name="MT1">Формат А4</text:span></text:p></draw:rect></text:p>
      </style:footer>
    </style:master-page>
    <style:master-page style:name="First_20_Page" style:display-name="First Page" style:page-layout-name="Mpm2" style:next-style-name="Standard">
      <style:footer>
        <text:p text:style-name="MP17"><draw:frame draw:style-name="Mfr12" draw:z-index="38" svg:x="8.55cm" draw:name="Врезка1" text:anchor-type="paragraph" svg:height="1.499cm" svg:y="24.8cm" svg:width="11.8cm"><draw:text-box><text:p text:style-name="MP10"><text:user-defined style:data-style-name="N0" text:name="Шифр проекта">NNNN-ГГГГ-ХХ</text:user-defined></text:p></draw:text-box></draw:frame><draw:frame draw:style-name="Mfr13" draw:z-index="39" svg:x="0.85cm" draw:name="Врезка2" text:anchor-type="paragraph" svg:height="2.499cm" svg:y="26.3cm" svg:width="0.499cm"><draw:text-box><text:p text:style-name="MP18">Инв. № подл.</text:p></draw:text-box></draw:frame><draw:frame draw:style-name="Mfr14" draw:z-index="40" svg:x="1.349cm" draw:name="Врезка3" text:anchor-type="paragraph" svg:height="3.5cm" svg:y="22.8cm" svg:width="0.7cm"><draw:text-box><text:p text:style-name="MP3"/></draw:text-box></draw:frame><draw:frame draw:style-name="Mfr15" draw:z-index="41" svg:x="0.85cm" draw:name="Врезка4" text:anchor-type="paragraph" svg:height="3.5cm" svg:y="22.8cm" svg:width="0.499cm"><draw:text-box><text:p text:style-name="MP19">Подп. и дата</text:p></draw:text-box></draw:frame><draw:frame draw:style-name="Mfr15" draw:z-index="42" svg:x="0.85cm" draw:name="Врезка5" text:anchor-type="paragraph" svg:height="2.499cm" svg:y="20.301cm" svg:width="0.499cm"><draw:text-box><text:p text:style-name="MP20">Взам. инв. №</text:p></draw:text-box></draw:frame><draw:frame draw:style-name="Mfr14" draw:z-index="43" svg:x="1.349cm" draw:name="Врезка6" text:anchor-type="paragraph" svg:height="2.499cm" svg:y="20.301cm" svg:width="0.7cm"><draw:text-box><text:p text:style-name="MP3"/></draw:text-box></draw:frame><draw:frame draw:style-name="Mfr16" draw:z-index="44" svg:x="1.349cm" draw:name="Врезка7" text:anchor-type="paragraph" svg:height="2.499cm" svg:y="26.3cm" svg:width="0.7cm"><draw:text-box><text:p text:style-name="MP1"><text:user-defined style:data-style-name="N0" text:name="Инв. № подл.">NNNN-ПО-ГГ</text:user-defined><text:s text:c="2"/></text:p></draw:text-box></draw:frame><draw:frame draw:style-name="Mfr14" draw:z-index="45" svg:x="1.55cm" draw:name="Врезка8" text:anchor-type="paragraph" svg:height="2cm" svg:y="18.3cm" svg:width="0.499cm"><draw:text-box><text:p text:style-name="MP21"/></draw:text-box></draw:frame><draw:frame draw:style-name="Mfr14" draw:z-index="46" svg:x="1.05cm" draw:name="Врезка9" text:anchor-type="paragraph" svg:height="2cm" svg:y="18.3cm" svg:width="0.499cm"><draw:text-box><text:p text:style-name="MP22"/></draw:text-box></draw:frame><draw:frame draw:style-name="Mfr14" draw:z-index="47" svg:x="0.55cm" draw:name="Врезка10" text:anchor-type="paragraph" svg:height="2cm" svg:y="18.3cm" svg:width="0.499cm"><draw:text-box><text:p text:style-name="MP22"/></draw:text-box></draw:frame><draw:frame draw:style-name="Mfr17" draw:z-index="48" svg:x="0cm" draw:name="Врезка11" text:anchor-type="paragraph" svg:height="6.5cm" svg:y="13.801cm" svg:width="0.55cm"><draw:text-box><text:p text:style-name="MP23">Согласовано </text:p></draw:text-box></draw:frame><draw:frame draw:style-name="Mfr14" draw:z-index="49" svg:x="1.55cm" draw:name="Врезка12" text:anchor-type="paragraph" svg:height="2cm" svg:y="16.3cm" svg:width="0.499cm"><draw:text-box><text:p text:style-name="MP22"/></draw:text-box></draw:frame><draw:frame draw:style-name="Mfr14" draw:z-index="50" svg:x="1.05cm" draw:name="Врезка13" text:anchor-type="paragraph" svg:height="2cm" svg:y="16.3cm" svg:width="0.499cm"><draw:text-box><text:p text:style-name="MP22"/></draw:text-box></draw:frame><draw:frame draw:style-name="Mfr14" draw:z-index="51" svg:x="0.55cm" draw:name="Врезка14" text:anchor-type="paragraph" svg:height="2cm" svg:y="16.3cm" svg:width="0.499cm"><draw:text-box><text:p text:style-name="MP22"/></draw:text-box></draw:frame><draw:frame draw:style-name="Mfr14" draw:z-index="52" svg:x="1.55cm" draw:name="Врезка15" text:anchor-type="paragraph" svg:height="1.499cm" svg:y="14.801cm" svg:width="0.499cm"><draw:text-box><text:p text:style-name="MP22"/></draw:text-box></draw:frame><draw:frame draw:style-name="Mfr14" draw:z-index="53" svg:x="1.05cm" draw:name="Врезка16" text:anchor-type="paragraph" svg:height="1.499cm" svg:y="14.801cm" svg:width="0.499cm"><draw:text-box><text:p text:style-name="MP22"/></draw:text-box></draw:frame><draw:frame draw:style-name="Mfr14" draw:z-index="54" svg:x="0.55cm" draw:name="Врезка17" text:anchor-type="paragraph" svg:height="1.499cm" svg:y="14.801cm" svg:width="0.499cm"><draw:text-box><text:p text:style-name="MP22"/></draw:text-box></draw:frame><draw:frame draw:style-name="Mfr14" draw:z-index="55" svg:x="1.55cm" draw:name="Врезка18" text:anchor-type="paragraph" svg:height="1cm" svg:y="13.801cm" svg:width="0.499cm"><draw:text-box><text:p text:style-name="MP22"/></draw:text-box></draw:frame><draw:frame draw:style-name="Mfr14" draw:z-index="56" svg:x="1.05cm" draw:name="Врезка19" text:anchor-type="paragraph" svg:height="1cm" svg:y="13.801cm" svg:width="0.499cm"><draw:text-box><text:p text:style-name="MP22"/></draw:text-box></draw:frame><draw:frame draw:style-name="Mfr14" draw:z-index="57" svg:x="0.55cm" draw:name="Врезка20" text:anchor-type="paragraph" svg:height="1cm" svg:y="13.801cm" svg:width="0.499cm"><draw:text-box><text:p text:style-name="MP22"/></draw:text-box></draw:frame><draw:rect draw:style-name="Mgr2" draw:z-index="58" svg:x="14.94cm" svg:height="0.433cm" text:anchor-type="paragraph" draw:text-style-name="MP16" svg:y="28.801cm" svg:width="3.705cm"><text:p text:style-name="MP15"><text:span text:style-name="MT1">Формат А4</text:span></text:p></draw:rect><draw:rect draw:style-name="Mgr1" draw:z-index="59" svg:x="2.05cm" svg:height="28.05cm" text:anchor-type="paragraph" draw:text-style-name="MP6" svg:y="0.75cm" svg:width="18.301cm"><text:p/></draw:rect><draw:frame draw:style-name="Mfr18" draw:z-index="60" svg:x="15.349cm" draw:name="Врезка21" text:anchor-type="paragraph" svg:height="1.499cm" svg:y="27.3cm" svg:width="5.001cm"><draw:text-box><text:p text:style-name="MP12"/></draw:text-box></draw:frame><draw:frame draw:style-name="Mfr7" draw:z-index="61" svg:x="8.55cm" draw:name="Врезка22" text:anchor-type="paragraph" svg:height="2.499cm" svg:y="26.3cm" svg:width="6.8cm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z-index="62" svg:x="16.85cm" draw:name="Врезка24" text:anchor-type="paragraph" svg:height="0.499cm" svg:y="26.801cm" svg:width="1.499cm"><draw:text-box><text:p text:style-name="MP12"><text:page-number text:select-page="current">1</text:page-number></text:p></draw:text-box></draw:frame><draw:frame draw:style-name="Mfr19" draw:z-index="63" svg:x="18.35cm" draw:name="Врезка25" text:anchor-type="paragraph" svg:height="0.499cm" svg:y="26.801cm" svg:width="2cm"><draw:text-box><text:p text:style-name="MP12"><text:page-count>1</text:page-count></text:p></draw:text-box></draw:frame><draw:frame draw:style-name="Mfr19" draw:z-index="64" svg:x="15.349cm" draw:name="Врезка26" text:anchor-type="paragraph" svg:height="0.499cm" svg:y="26.801cm" svg:width="1.499cm"><draw:text-box><text:p text:style-name="MP12"><text:user-defined style:data-style-name="N0" text:name="Стадия">Р</text:user-defined></text:p></draw:text-box></draw:frame><draw:frame draw:style-name="Mfr19" draw:z-index="65" svg:x="15.349cm" draw:name="Врезка27" text:anchor-type="paragraph" svg:height="0.499cm" svg:y="26.3cm" svg:width="1.499cm"><draw:text-box><text:p text:style-name="MP12">Стадия</text:p></draw:text-box></draw:frame><draw:frame draw:style-name="Mfr19" draw:z-index="66" svg:x="16.85cm" draw:name="Врезка28" text:anchor-type="paragraph" svg:height="0.499cm" svg:y="26.3cm" svg:width="1.499cm"><draw:text-box><text:p text:style-name="MP12">Лист</text:p></draw:text-box></draw:frame><draw:frame draw:style-name="Mfr19" draw:z-index="67" svg:x="18.35cm" draw:name="Врезка29" text:anchor-type="paragraph" svg:height="0.499cm" svg:y="26.3cm" svg:width="2cm"><draw:text-box><text:p text:style-name="MP12">Листов</text:p></draw:text-box></draw:frame><draw:frame draw:style-name="Mfr20" draw:z-index="68" svg:x="7.549cm" draw:name="Врезка31" text:anchor-type="paragraph" svg:height="0.499cm" svg:y="28.3cm" svg:width="1cm"><draw:text-box><text:p text:style-name="MP12"/></draw:text-box></draw:frame><draw:frame draw:style-name="Mfr20" draw:z-index="69" svg:x="6.05cm" draw:name="Врезка32" text:anchor-type="paragraph" svg:height="0.499cm" svg:y="28.3cm" svg:width="1.499cm"><draw:text-box><text:p text:style-name="Frame_20_contents"/></draw:text-box></draw:frame><draw:frame draw:style-name="Mfr20" draw:z-index="70" svg:x="4.05cm" draw:name="Врезка33" text:anchor-type="paragraph" svg:height="0.499cm" svg:y="28.3cm" svg:width="2cm"><draw:text-box><text:p text:style-name="MP24"/></draw:text-box></draw:frame><draw:frame draw:style-name="Mfr20" draw:z-index="71" svg:x="2.05cm" draw:name="Врезка34" text:anchor-type="paragraph" svg:height="0.499cm" svg:y="28.3cm" svg:width="2cm"><draw:text-box><text:p text:style-name="MP24"/></draw:text-box></draw:frame><draw:frame draw:style-name="Mfr21" draw:z-index="72" svg:x="7.549cm" draw:name="Врезка35" text:anchor-type="paragraph" svg:height="0.499cm" svg:y="27.801cm" svg:width="1cm"><draw:text-box><text:p text:style-name="MP12"><text:user-defined style:data-style-name="N0" text:name="Дата">ММ.ГГ</text:user-defined></text:p></draw:text-box></draw:frame><draw:frame draw:style-name="Mfr22" draw:z-index="73" svg:x="7.549cm" draw:name="Врезка36" text:anchor-type="paragraph" svg:height="0.499cm" svg:y="27.3cm" svg:width="1cm"><draw:text-box><text:p text:style-name="MP12"/></draw:text-box></draw:frame><draw:frame draw:style-name="Mfr21" draw:z-index="74" svg:x="7.549cm" draw:name="Врезка38" text:anchor-type="paragraph" svg:height="0.499cm" svg:y="26.801cm" svg:width="1cm"><draw:text-box><text:p text:style-name="MP12"><text:user-defined style:data-style-name="N0" text:name="Дата">ММ.ГГ</text:user-defined></text:p></draw:text-box></draw:frame><draw:frame draw:style-name="Mfr23" draw:z-index="75" svg:x="7.549cm" draw:name="Врезка39" text:anchor-type="paragraph" svg:height="0.499cm" svg:y="26.3cm" svg:width="1cm"><draw:text-box><text:p text:style-name="MP12"><text:user-defined style:data-style-name="N0" text:name="Дата">ММ.ГГ</text:user-defined></text:p></draw:text-box></draw:frame><draw:frame draw:style-name="Mfr24" draw:z-index="76" svg:x="7.549cm" draw:name="Врезка40" text:anchor-type="paragraph" svg:height="0.499cm" svg:y="25.8cm" svg:width="1cm"><draw:text-box><text:p text:style-name="MP13">Дата</text:p></draw:text-box></draw:frame><draw:frame draw:style-name="Mfr22" draw:z-index="4" svg:x="7.549cm" draw:name="Врезка43" text:anchor-type="paragraph" svg:height="0.499cm" svg:y="25.299cm" svg:width="1cm"><draw:text-box><text:p text:style-name="MP12"/></draw:text-box></draw:frame><draw:frame draw:style-name="Mfr25" draw:z-index="5" svg:x="7.549cm" draw:name="Врезка44" text:anchor-type="paragraph" svg:height="0.499cm" svg:y="24.8cm" svg:width="1cm"><draw:text-box><text:p text:style-name="MP12"/></draw:text-box></draw:frame><draw:frame draw:style-name="Mfr22" draw:z-index="6" svg:x="6.05cm" draw:name="Врезка45" text:anchor-type="paragraph" svg:height="0.499cm" svg:y="27.801cm" svg:width="1.499cm"><draw:text-box><text:p text:style-name="MP25"/></draw:text-box></draw:frame><draw:frame draw:style-name="Mfr22" draw:z-index="7" svg:x="6.05cm" draw:name="Врезка46" text:anchor-type="paragraph" svg:height="0.499cm" svg:y="27.3cm" svg:width="1.499cm"><draw:text-box><text:p text:style-name="Frame_20_contents"/></draw:text-box></draw:frame><draw:frame draw:style-name="Mfr22" draw:z-index="8" svg:x="6.05cm" draw:name="Врезка48" text:anchor-type="paragraph" svg:height="0.499cm" svg:y="26.801cm" svg:width="1.499cm"><draw:text-box><text:p text:style-name="Frame_20_contents"/></draw:text-box></draw:frame><draw:frame draw:style-name="Mfr26" draw:z-index="9" svg:x="6.05cm" draw:name="Врезка49" text:anchor-type="paragraph" svg:height="0.499cm" svg:y="26.3cm" svg:width="1.499cm"><draw:text-box><text:p text:style-name="Frame_20_contents"/></draw:text-box></draw:frame><draw:frame draw:style-name="Mfr24" draw:z-index="10" svg:x="6.05cm" draw:name="Врезка50" text:anchor-type="paragraph" svg:height="0.499cm" svg:y="25.8cm" svg:width="1.499cm"><draw:text-box><text:p text:style-name="MP12">Подп.</text:p></draw:text-box></draw:frame><draw:frame draw:style-name="Mfr22" draw:z-index="11" svg:x="6.05cm" draw:name="Врезка53" text:anchor-type="paragraph" svg:height="0.499cm" svg:y="25.299cm" svg:width="1.499cm"><draw:text-box><text:p text:style-name="MP12"/></draw:text-box></draw:frame><draw:frame draw:style-name="Mfr25" draw:z-index="12" svg:x="6.05cm" draw:name="Врезка54" text:anchor-type="paragraph" svg:height="0.499cm" svg:y="24.8cm" svg:width="1.499cm"><draw:text-box><text:p text:style-name="MP12"/></draw:text-box></draw:frame><draw:frame draw:style-name="Mfr21" draw:z-index="13" svg:x="4.05cm" draw:name="Врезка55" text:anchor-type="paragraph" svg:height="0.499cm" svg:y="27.801cm" svg:width="2cm"><draw:text-box><text:p text:style-name="Frame_20_contents"><text:user-defined style:data-style-name="N0" text:name="Нормоконтролер">Ххххххх</text:user-defined></text:p></draw:text-box></draw:frame><draw:frame draw:style-name="Mfr22" draw:z-index="14" svg:x="4.05cm" draw:name="Врезка56" text:anchor-type="paragraph" svg:height="0.499cm" svg:y="27.3cm" svg:width="2cm"><draw:text-box><text:p text:style-name="MP24"/></draw:text-box></draw:frame><draw:frame draw:style-name="Mfr21" draw:z-index="15" svg:x="4.05cm" draw:name="Врезка58" text:anchor-type="paragraph" svg:height="0.499cm" svg:y="26.801cm" svg:width="2cm"><draw:text-box><text:p text:style-name="Frame_20_contents"><text:user-defined style:data-style-name="N0" text:name="Проверил">Ххххххххх</text:user-defined></text:p></draw:text-box></draw:frame><draw:frame draw:style-name="Mfr23" draw:z-index="16" svg:x="4.05cm" draw:name="Врезка59" text:anchor-type="paragraph" svg:height="0.499cm" svg:y="26.3cm" svg:width="2cm"><draw:text-box><text:p text:style-name="Frame_20_contents"><text:user-defined style:data-style-name="N0" text:name="Разработал">Хххххххх</text:user-defined></text:p></draw:text-box></draw:frame><draw:frame draw:style-name="Mfr24" draw:z-index="17" svg:x="4.05cm" draw:name="Врезка60" text:anchor-type="paragraph" svg:height="0.499cm" svg:y="25.8cm" svg:width="1cm"><draw:text-box><text:p text:style-name="MP13">Лист</text:p></draw:text-box></draw:frame><draw:frame draw:style-name="Mfr24" draw:z-index="18" svg:x="5.05cm" draw:name="Врезка61" text:anchor-type="paragraph" svg:height="0.499cm" svg:y="25.8cm" svg:width="1cm"><draw:text-box><text:p text:style-name="MP26">№док.</text:p></draw:text-box></draw:frame><draw:frame draw:style-name="Mfr22" draw:z-index="19" svg:x="4.05cm" draw:name="Врезка64" text:anchor-type="paragraph" svg:height="0.499cm" svg:y="25.299cm" svg:width="1cm"><draw:text-box><text:p text:style-name="MP12"/></draw:text-box></draw:frame><draw:frame draw:style-name="Mfr22" draw:z-index="20" svg:x="5.05cm" draw:name="Врезка89" text:anchor-type="paragraph" svg:height="0.499cm" svg:y="25.299cm" svg:width="1cm"><draw:text-box><text:p text:style-name="MP12"/></draw:text-box></draw:frame><draw:frame draw:style-name="Mfr25" draw:z-index="21" svg:x="5.05cm" draw:name="Врезка90" text:anchor-type="paragraph" svg:height="0.499cm" svg:y="24.8cm" svg:width="1cm"><draw:text-box><text:p text:style-name="MP12"/></draw:text-box></draw:frame><draw:frame draw:style-name="Mfr21" draw:z-index="22" svg:x="2.05cm" draw:name="Врезка91" text:anchor-type="paragraph" svg:height="0.499cm" svg:y="27.801cm" svg:width="2cm"><draw:text-box><text:p text:style-name="Frame_20_contents">Н.контр.</text:p></draw:text-box></draw:frame><draw:frame draw:style-name="Mfr22" draw:z-index="23" svg:x="2.05cm" draw:name="Врезка92" text:anchor-type="paragraph" svg:height="0.499cm" svg:y="27.3cm" svg:width="2cm"><draw:text-box><text:p text:style-name="MP24"/></draw:text-box></draw:frame><draw:frame draw:style-name="Mfr21" draw:z-index="24" svg:x="2.05cm" draw:name="Врезка94" text:anchor-type="paragraph" svg:height="0.499cm" svg:y="26.801cm" svg:width="2cm"><draw:text-box><text:p text:style-name="Frame_20_contents">Пров.</text:p></draw:text-box></draw:frame><draw:frame draw:style-name="Mfr23" draw:z-index="25" svg:x="2.05cm" draw:name="Врезка95" text:anchor-type="paragraph" svg:height="0.499cm" svg:y="26.3cm" svg:width="2cm"><draw:text-box><text:p text:style-name="Frame_20_contents">Разраб.</text:p></draw:text-box></draw:frame><draw:frame draw:style-name="Mfr24" draw:z-index="26" svg:x="2.05cm" draw:name="Врезка96" text:anchor-type="paragraph" svg:height="0.499cm" svg:y="25.8cm" svg:width="1cm"><draw:text-box><text:p text:style-name="MP12">Изм.</text:p></draw:text-box></draw:frame><draw:frame draw:style-name="Mfr24" draw:z-index="27" svg:x="3.05cm" draw:name="Врезка97" text:anchor-type="paragraph" svg:height="0.499cm" svg:y="25.8cm" svg:width="1cm"><draw:text-box><text:p text:style-name="MP13">Кол.уч</text:p></draw:text-box></draw:frame><draw:frame draw:style-name="Mfr22" draw:z-index="28" svg:x="3.05cm" draw:name="Врезка100" text:anchor-type="paragraph" svg:height="0.499cm" svg:y="25.299cm" svg:width="1cm"><draw:text-box><text:p text:style-name="MP12"/></draw:text-box></draw:frame><draw:frame draw:style-name="Mfr25" draw:z-index="29" svg:x="3.05cm" draw:name="Врезка101" text:anchor-type="paragraph" svg:height="0.499cm" svg:y="24.8cm" svg:width="1cm"><draw:text-box><text:p text:style-name="MP12"/></draw:text-box></draw:frame><draw:frame draw:style-name="Mfr22" draw:z-index="30" svg:x="2.05cm" draw:name="Врезка104" text:anchor-type="paragraph" svg:height="0.499cm" svg:y="25.299cm" svg:width="1cm"><draw:text-box><text:p text:style-name="MP12"/></draw:text-box></draw:frame><draw:frame draw:style-name="Mfr7" draw:z-index="31" svg:x="19.35cm" draw:name="Врезка105" text:anchor-type="paragraph" svg:height="0.7cm" svg:y="0.75cm" svg:width="1cm"><draw:text-box><text:p text:style-name="MP7"/></draw:text-box></draw:frame><draw:frame draw:style-name="Mfr25" draw:z-index="32" svg:x="2.05cm" draw:name="Врезка106" text:anchor-type="paragraph" svg:height="0.499cm" svg:y="24.8cm" svg:width="1cm"><draw:text-box><text:p text:style-name="MP12"/></draw:text-box></draw:frame><draw:frame draw:style-name="Mfr25" draw:z-index="33" svg:x="4.05cm" draw:name="Врезка107" text:anchor-type="paragraph" svg:height="0.499cm" svg:y="24.8cm" svg:width="1cm"><draw:text-box><text:p text:style-name="MP12"/></draw:text-box></draw:frame></text:p>
      </style:footer>
      <style:footer-left>
        <text:p text:style-name="MP17"><draw:frame draw:style-name="Mfr12" draw:z-index="0" svg:x="8.55cm" draw:name="Врезка248" text:anchor-type="paragraph" svg:height="1.499cm" svg:y="24.8cm" svg:width="11.8cm"><draw:text-box><text:p text:style-name="MP10"><text:user-defined style:data-style-name="N0" text:name="Шифр проекта">NNNN-ГГГГ-ХХ</text:user-defined></text:p></draw:text-box></draw:frame><draw:frame draw:style-name="Mfr13" draw:z-index="0" svg:x="0.85cm" draw:name="Врезка249" text:anchor-type="paragraph" svg:height="2.499cm" svg:y="26.3cm" svg:width="0.499cm"><draw:text-box><text:p text:style-name="MP18">Инв. № подл.</text:p></draw:text-box></draw:frame><draw:frame draw:style-name="Mfr14" draw:z-index="0" svg:x="1.349cm" draw:name="Врезка250" text:anchor-type="paragraph" svg:height="3.5cm" svg:y="22.8cm" svg:width="0.7cm"><draw:text-box><text:p text:style-name="MP3"/></draw:text-box></draw:frame><draw:frame draw:style-name="Mfr15" draw:z-index="0" svg:x="0.85cm" draw:name="Врезка251" text:anchor-type="paragraph" svg:height="3.5cm" svg:y="22.8cm" svg:width="0.499cm"><draw:text-box><text:p text:style-name="MP19">Подп. и дата</text:p></draw:text-box></draw:frame><draw:frame draw:style-name="Mfr15" draw:z-index="0" svg:x="0.85cm" draw:name="Врезка252" text:anchor-type="paragraph" svg:height="2.499cm" svg:y="20.301cm" svg:width="0.499cm"><draw:text-box><text:p text:style-name="MP20">Взам. инв. №</text:p></draw:text-box></draw:frame><draw:frame draw:style-name="Mfr14" draw:z-index="0" svg:x="1.349cm" draw:name="Врезка253" text:anchor-type="paragraph" svg:height="2.499cm" svg:y="20.301cm" svg:width="0.7cm"><draw:text-box><text:p text:style-name="MP3"/></draw:text-box></draw:frame><draw:frame draw:style-name="Mfr16" draw:z-index="0" svg:x="1.349cm" draw:name="Врезка254" text:anchor-type="paragraph" svg:height="2.499cm" svg:y="26.3cm" svg:width="0.7cm"><draw:text-box><text:p text:style-name="MP1"><text:user-defined style:data-style-name="N0" text:name="Инв. № подл.">NNNN-ПО-ГГ</text:user-defined><text:s text:c="2"/></text:p></draw:text-box></draw:frame><draw:frame draw:style-name="Mfr14" draw:z-index="0" svg:x="1.55cm" draw:name="Врезка255" text:anchor-type="paragraph" svg:height="2cm" svg:y="18.3cm" svg:width="0.499cm"><draw:text-box><text:p text:style-name="MP21"/></draw:text-box></draw:frame><draw:frame draw:style-name="Mfr14" draw:z-index="0" svg:x="1.05cm" draw:name="Врезка256" text:anchor-type="paragraph" svg:height="2cm" svg:y="18.3cm" svg:width="0.499cm"><draw:text-box><text:p text:style-name="MP22"/></draw:text-box></draw:frame><draw:frame draw:style-name="Mfr14" draw:z-index="0" svg:x="0.55cm" draw:name="Врезка257" text:anchor-type="paragraph" svg:height="2cm" svg:y="18.3cm" svg:width="0.499cm"><draw:text-box><text:p text:style-name="MP22"/></draw:text-box></draw:frame><draw:frame draw:style-name="Mfr17" draw:z-index="0" svg:x="0cm" draw:name="Врезка258" text:anchor-type="paragraph" svg:height="6.5cm" svg:y="13.801cm" svg:width="0.55cm"><draw:text-box><text:p text:style-name="MP23">Согласовано </text:p></draw:text-box></draw:frame><draw:frame draw:style-name="Mfr14" draw:z-index="0" svg:x="1.55cm" draw:name="Врезка259" text:anchor-type="paragraph" svg:height="2cm" svg:y="16.3cm" svg:width="0.499cm"><draw:text-box><text:p text:style-name="MP22"/></draw:text-box></draw:frame><draw:frame draw:style-name="Mfr14" draw:z-index="0" svg:x="1.05cm" draw:name="Врезка260" text:anchor-type="paragraph" svg:height="2cm" svg:y="16.3cm" svg:width="0.499cm"><draw:text-box><text:p text:style-name="MP22"/></draw:text-box></draw:frame><draw:frame draw:style-name="Mfr14" draw:z-index="0" svg:x="0.55cm" draw:name="Врезка261" text:anchor-type="paragraph" svg:height="2cm" svg:y="16.3cm" svg:width="0.499cm"><draw:text-box><text:p text:style-name="MP22"/></draw:text-box></draw:frame><draw:frame draw:style-name="Mfr14" draw:z-index="0" svg:x="1.55cm" draw:name="Врезка262" text:anchor-type="paragraph" svg:height="1.499cm" svg:y="14.801cm" svg:width="0.499cm"><draw:text-box><text:p text:style-name="MP22"/></draw:text-box></draw:frame><draw:frame draw:style-name="Mfr14" draw:z-index="0" svg:x="1.05cm" draw:name="Врезка263" text:anchor-type="paragraph" svg:height="1.499cm" svg:y="14.801cm" svg:width="0.499cm"><draw:text-box><text:p text:style-name="MP22"/></draw:text-box></draw:frame><draw:frame draw:style-name="Mfr14" draw:z-index="0" svg:x="0.55cm" draw:name="Врезка264" text:anchor-type="paragraph" svg:height="1.499cm" svg:y="14.801cm" svg:width="0.499cm"><draw:text-box><text:p text:style-name="MP22"/></draw:text-box></draw:frame><draw:frame draw:style-name="Mfr14" draw:z-index="0" svg:x="1.55cm" draw:name="Врезка265" text:anchor-type="paragraph" svg:height="1cm" svg:y="13.801cm" svg:width="0.499cm"><draw:text-box><text:p text:style-name="MP22"/></draw:text-box></draw:frame><draw:frame draw:style-name="Mfr14" draw:z-index="0" svg:x="1.05cm" draw:name="Врезка266" text:anchor-type="paragraph" svg:height="1cm" svg:y="13.801cm" svg:width="0.499cm"><draw:text-box><text:p text:style-name="MP22"/></draw:text-box></draw:frame><draw:frame draw:style-name="Mfr14" draw:z-index="0" svg:x="0.55cm" draw:name="Врезка267" text:anchor-type="paragraph" svg:height="1cm" svg:y="13.801cm" svg:width="0.499cm"><draw:text-box><text:p text:style-name="MP22"/></draw:text-box></draw:frame><draw:rect draw:style-name="Mgr2" draw:z-index="34" svg:x="14.94cm" svg:height="0.433cm" text:anchor-type="paragraph" draw:text-style-name="MP16" svg:y="28.801cm" svg:width="3.705cm"><text:p text:style-name="MP15"><text:span text:style-name="MT1">Формат А4</text:span></text:p></draw:rect><draw:rect draw:style-name="Mgr1" draw:z-index="35" svg:x="2.05cm" svg:height="28.05cm" text:anchor-type="paragraph" draw:text-style-name="MP6" svg:y="0.75cm" svg:width="18.301cm"><text:p/></draw:rect><draw:frame draw:style-name="Mfr18" draw:z-index="0" svg:x="15.349cm" draw:name="Врезка268" text:anchor-type="paragraph" svg:height="1.499cm" svg:y="27.3cm" svg:width="5.001cm"><draw:text-box><text:p text:style-name="MP12"/></draw:text-box></draw:frame><draw:frame draw:style-name="Mfr7" draw:z-index="0" svg:x="8.55cm" draw:name="Врезка269" text:anchor-type="paragraph" svg:height="2.499cm" svg:y="26.3cm" svg:width="6.8cm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z-index="0" svg:x="16.85cm" draw:name="Врезка270" text:anchor-type="paragraph" svg:height="0.499cm" svg:y="26.801cm" svg:width="1.499cm"><draw:text-box><text:p text:style-name="MP12"><text:page-number text:select-page="current">0</text:page-number></text:p></draw:text-box></draw:frame><draw:frame draw:style-name="Mfr19" draw:z-index="0" svg:x="18.35cm" draw:name="Врезка271" text:anchor-type="paragraph" svg:height="0.499cm" svg:y="26.801cm" svg:width="2cm"><draw:text-box><text:p text:style-name="MP12"><text:page-count>1</text:page-count></text:p></draw:text-box></draw:frame><draw:frame draw:style-name="Mfr19" draw:z-index="0" svg:x="15.349cm" draw:name="Врезка272" text:anchor-type="paragraph" svg:height="0.499cm" svg:y="26.801cm" svg:width="1.499cm"><draw:text-box><text:p text:style-name="MP12"><text:user-defined style:data-style-name="N0" text:name="Стадия">Р</text:user-defined></text:p></draw:text-box></draw:frame><draw:frame draw:style-name="Mfr19" draw:z-index="0" svg:x="15.349cm" draw:name="Врезка273" text:anchor-type="paragraph" svg:height="0.499cm" svg:y="26.3cm" svg:width="1.499cm"><draw:text-box><text:p text:style-name="MP12">Стадия</text:p></draw:text-box></draw:frame><draw:frame draw:style-name="Mfr19" draw:z-index="0" svg:x="16.85cm" draw:name="Врезка274" text:anchor-type="paragraph" svg:height="0.499cm" svg:y="26.3cm" svg:width="1.499cm"><draw:text-box><text:p text:style-name="MP12">Лист</text:p></draw:text-box></draw:frame><draw:frame draw:style-name="Mfr19" draw:z-index="0" svg:x="18.35cm" draw:name="Врезка275" text:anchor-type="paragraph" svg:height="0.499cm" svg:y="26.3cm" svg:width="2cm"><draw:text-box><text:p text:style-name="MP12">Листов</text:p></draw:text-box></draw:frame><draw:frame draw:style-name="Mfr20" draw:z-index="0" svg:x="7.549cm" draw:name="Врезка276" text:anchor-type="paragraph" svg:height="0.499cm" svg:y="28.3cm" svg:width="1cm"><draw:text-box><text:p text:style-name="MP12"/></draw:text-box></draw:frame><draw:frame draw:style-name="Mfr20" draw:z-index="0" svg:x="6.05cm" draw:name="Врезка277" text:anchor-type="paragraph" svg:height="0.499cm" svg:y="28.3cm" svg:width="1.499cm"><draw:text-box><text:p text:style-name="Frame_20_contents"/></draw:text-box></draw:frame><draw:frame draw:style-name="Mfr20" draw:z-index="0" svg:x="4.05cm" draw:name="Врезка278" text:anchor-type="paragraph" svg:height="0.499cm" svg:y="28.3cm" svg:width="2cm"><draw:text-box><text:p text:style-name="MP24"/></draw:text-box></draw:frame><draw:frame draw:style-name="Mfr20" draw:z-index="0" svg:x="2.05cm" draw:name="Врезка279" text:anchor-type="paragraph" svg:height="0.499cm" svg:y="28.3cm" svg:width="2cm"><draw:text-box><text:p text:style-name="MP24"/></draw:text-box></draw:frame><draw:frame draw:style-name="Mfr21" draw:z-index="0" svg:x="7.549cm" draw:name="Врезка280" text:anchor-type="paragraph" svg:height="0.499cm" svg:y="27.801cm" svg:width="1cm"><draw:text-box><text:p text:style-name="MP12"><text:user-defined style:data-style-name="N0" text:name="Дата">ММ.ГГ</text:user-defined></text:p></draw:text-box></draw:frame><draw:frame draw:style-name="Mfr22" draw:z-index="0" svg:x="7.549cm" draw:name="Врезка281" text:anchor-type="paragraph" svg:height="0.499cm" svg:y="27.3cm" svg:width="1cm"><draw:text-box><text:p text:style-name="MP12"/></draw:text-box></draw:frame><draw:frame draw:style-name="Mfr21" draw:z-index="0" svg:x="7.549cm" draw:name="Врезка282" text:anchor-type="paragraph" svg:height="0.499cm" svg:y="26.801cm" svg:width="1cm"><draw:text-box><text:p text:style-name="MP12"><text:user-defined style:data-style-name="N0" text:name="Дата">ММ.ГГ</text:user-defined></text:p></draw:text-box></draw:frame><draw:frame draw:style-name="Mfr23" draw:z-index="0" svg:x="7.549cm" draw:name="Врезка283" text:anchor-type="paragraph" svg:height="0.499cm" svg:y="26.3cm" svg:width="1cm"><draw:text-box><text:p text:style-name="MP12"><text:user-defined style:data-style-name="N0" text:name="Дата">ММ.ГГ</text:user-defined></text:p></draw:text-box></draw:frame><draw:frame draw:style-name="Mfr24" draw:z-index="0" svg:x="7.549cm" draw:name="Врезка284" text:anchor-type="paragraph" svg:height="0.499cm" svg:y="25.8cm" svg:width="1cm"><draw:text-box><text:p text:style-name="MP13">Дата</text:p></draw:text-box></draw:frame><draw:frame draw:style-name="Mfr22" draw:z-index="0" svg:x="7.549cm" draw:name="Врезка285" text:anchor-type="paragraph" svg:height="0.499cm" svg:y="25.299cm" svg:width="1cm"><draw:text-box><text:p text:style-name="MP12"/></draw:text-box></draw:frame><draw:frame draw:style-name="Mfr25" draw:z-index="0" svg:x="7.549cm" draw:name="Врезка286" text:anchor-type="paragraph" svg:height="0.499cm" svg:y="24.8cm" svg:width="1cm"><draw:text-box><text:p text:style-name="MP12"/></draw:text-box></draw:frame><draw:frame draw:style-name="Mfr22" draw:z-index="0" svg:x="6.05cm" draw:name="Врезка287" text:anchor-type="paragraph" svg:height="0.499cm" svg:y="27.801cm" svg:width="1.499cm"><draw:text-box><text:p text:style-name="MP25"/></draw:text-box></draw:frame><draw:frame draw:style-name="Mfr22" draw:z-index="0" svg:x="6.05cm" draw:name="Врезка288" text:anchor-type="paragraph" svg:height="0.499cm" svg:y="27.3cm" svg:width="1.499cm"><draw:text-box><text:p text:style-name="Frame_20_contents"/></draw:text-box></draw:frame><draw:frame draw:style-name="Mfr22" draw:z-index="0" svg:x="6.05cm" draw:name="Врезка289" text:anchor-type="paragraph" svg:height="0.499cm" svg:y="26.801cm" svg:width="1.499cm"><draw:text-box><text:p text:style-name="Frame_20_contents"/></draw:text-box></draw:frame><draw:frame draw:style-name="Mfr26" draw:z-index="0" svg:x="6.05cm" draw:name="Врезка290" text:anchor-type="paragraph" svg:height="0.499cm" svg:y="26.3cm" svg:width="1.499cm"><draw:text-box><text:p text:style-name="Frame_20_contents"/></draw:text-box></draw:frame><draw:frame draw:style-name="Mfr24" draw:z-index="0" svg:x="6.05cm" draw:name="Врезка291" text:anchor-type="paragraph" svg:height="0.499cm" svg:y="25.8cm" svg:width="1.499cm"><draw:text-box><text:p text:style-name="MP12">Подп.</text:p></draw:text-box></draw:frame><draw:frame draw:style-name="Mfr22" draw:z-index="0" svg:x="6.05cm" draw:name="Врезка292" text:anchor-type="paragraph" svg:height="0.499cm" svg:y="25.299cm" svg:width="1.499cm"><draw:text-box><text:p text:style-name="MP12"/></draw:text-box></draw:frame><draw:frame draw:style-name="Mfr25" draw:z-index="0" svg:x="6.05cm" draw:name="Врезка293" text:anchor-type="paragraph" svg:height="0.499cm" svg:y="24.8cm" svg:width="1.499cm"><draw:text-box><text:p text:style-name="MP12"/></draw:text-box></draw:frame><draw:frame draw:style-name="Mfr21" draw:z-index="0" svg:x="4.05cm" draw:name="Врезка294" text:anchor-type="paragraph" svg:height="0.499cm" svg:y="27.801cm" svg:width="2cm"><draw:text-box><text:p text:style-name="Frame_20_contents"><text:user-defined style:data-style-name="N0" text:name="Нормоконтролер">Ххххххх</text:user-defined></text:p></draw:text-box></draw:frame><draw:frame draw:style-name="Mfr22" draw:z-index="0" svg:x="4.05cm" draw:name="Врезка295" text:anchor-type="paragraph" svg:height="0.499cm" svg:y="27.3cm" svg:width="2cm"><draw:text-box><text:p text:style-name="MP24"/></draw:text-box></draw:frame><draw:frame draw:style-name="Mfr21" draw:z-index="0" svg:x="4.05cm" draw:name="Врезка296" text:anchor-type="paragraph" svg:height="0.499cm" svg:y="26.801cm" svg:width="2cm"><draw:text-box><text:p text:style-name="Frame_20_contents"><text:user-defined style:data-style-name="N0" text:name="Проверил">Ххххххххх</text:user-defined></text:p></draw:text-box></draw:frame><draw:frame draw:style-name="Mfr23" draw:z-index="0" svg:x="4.05cm" draw:name="Врезка297" text:anchor-type="paragraph" svg:height="0.499cm" svg:y="26.3cm" svg:width="2cm"><draw:text-box><text:p text:style-name="Frame_20_contents"><text:user-defined style:data-style-name="N0" text:name="Разработал">Хххххххх</text:user-defined></text:p></draw:text-box></draw:frame><draw:frame draw:style-name="Mfr24" draw:z-index="0" svg:x="4.05cm" draw:name="Врезка298" text:anchor-type="paragraph" svg:height="0.499cm" svg:y="25.8cm" svg:width="1cm"><draw:text-box><text:p text:style-name="MP13">Лист</text:p></draw:text-box></draw:frame><draw:frame draw:style-name="Mfr24" draw:z-index="0" svg:x="5.05cm" draw:name="Врезка299" text:anchor-type="paragraph" svg:height="0.499cm" svg:y="25.8cm" svg:width="1cm"><draw:text-box><text:p text:style-name="MP26">№док.</text:p></draw:text-box></draw:frame><draw:frame draw:style-name="Mfr22" draw:z-index="0" svg:x="4.05cm" draw:name="Врезка300" text:anchor-type="paragraph" svg:height="0.499cm" svg:y="25.299cm" svg:width="1cm"><draw:text-box><text:p text:style-name="MP12"/></draw:text-box></draw:frame><draw:frame draw:style-name="Mfr22" draw:z-index="0" svg:x="5.05cm" draw:name="Врезка301" text:anchor-type="paragraph" svg:height="0.499cm" svg:y="25.299cm" svg:width="1cm"><draw:text-box><text:p text:style-name="MP12"/></draw:text-box></draw:frame><draw:frame draw:style-name="Mfr25" draw:z-index="0" svg:x="5.05cm" draw:name="Врезка302" text:anchor-type="paragraph" svg:height="0.499cm" svg:y="24.8cm" svg:width="1cm"><draw:text-box><text:p text:style-name="MP12"/></draw:text-box></draw:frame><draw:frame draw:style-name="Mfr21" draw:z-index="0" svg:x="2.05cm" draw:name="Врезка303" text:anchor-type="paragraph" svg:height="0.499cm" svg:y="27.801cm" svg:width="2cm"><draw:text-box><text:p text:style-name="Frame_20_contents">Н.контр.</text:p></draw:text-box></draw:frame><draw:frame draw:style-name="Mfr22" draw:z-index="0" svg:x="2.05cm" draw:name="Врезка304" text:anchor-type="paragraph" svg:height="0.499cm" svg:y="27.3cm" svg:width="2cm"><draw:text-box><text:p text:style-name="MP24"/></draw:text-box></draw:frame><draw:frame draw:style-name="Mfr21" draw:z-index="0" svg:x="2.05cm" draw:name="Врезка305" text:anchor-type="paragraph" svg:height="0.499cm" svg:y="26.801cm" svg:width="2cm"><draw:text-box><text:p text:style-name="Frame_20_contents">Пров.</text:p></draw:text-box></draw:frame><draw:frame draw:style-name="Mfr23" draw:z-index="0" svg:x="2.05cm" draw:name="Врезка306" text:anchor-type="paragraph" svg:height="0.499cm" svg:y="26.3cm" svg:width="2cm"><draw:text-box><text:p text:style-name="Frame_20_contents">Разраб.</text:p></draw:text-box></draw:frame><draw:frame draw:style-name="Mfr24" draw:z-index="0" svg:x="2.05cm" draw:name="Врезка307" text:anchor-type="paragraph" svg:height="0.499cm" svg:y="25.8cm" svg:width="1cm"><draw:text-box><text:p text:style-name="MP12">Изм.</text:p></draw:text-box></draw:frame><draw:frame draw:style-name="Mfr24" draw:z-index="0" svg:x="3.05cm" draw:name="Врезка308" text:anchor-type="paragraph" svg:height="0.499cm" svg:y="25.8cm" svg:width="1cm"><draw:text-box><text:p text:style-name="MP13">Кол.уч</text:p></draw:text-box></draw:frame><draw:frame draw:style-name="Mfr22" draw:z-index="0" svg:x="3.05cm" draw:name="Врезка309" text:anchor-type="paragraph" svg:height="0.499cm" svg:y="25.299cm" svg:width="1cm"><draw:text-box><text:p text:style-name="MP12"/></draw:text-box></draw:frame><draw:frame draw:style-name="Mfr25" draw:z-index="0" svg:x="3.05cm" draw:name="Врезка310" text:anchor-type="paragraph" svg:height="0.499cm" svg:y="24.8cm" svg:width="1cm"><draw:text-box><text:p text:style-name="MP12"/></draw:text-box></draw:frame><draw:frame draw:style-name="Mfr22" draw:z-index="0" svg:x="2.05cm" draw:name="Врезка311" text:anchor-type="paragraph" svg:height="0.499cm" svg:y="25.299cm" svg:width="1cm"><draw:text-box><text:p text:style-name="MP12"/></draw:text-box></draw:frame><draw:frame draw:style-name="Mfr7" draw:z-index="0" svg:x="19.35cm" draw:name="Врезка312" text:anchor-type="paragraph" svg:height="0.7cm" svg:y="0.75cm" svg:width="1cm"><draw:text-box><text:p text:style-name="MP7"/></draw:text-box></draw:frame><draw:frame draw:style-name="Mfr25" draw:z-index="0" svg:x="2.05cm" draw:name="Врезка313" text:anchor-type="paragraph" svg:height="0.499cm" svg:y="24.8cm" svg:width="1cm"><draw:text-box><text:p text:style-name="MP12"/></draw:text-box></draw:frame><draw:frame draw:style-name="Mfr25" draw:z-index="0" svg:x="4.05cm" draw:name="Врезка314" text:anchor-type="paragraph" svg:height="0.499cm" svg:y="24.8cm" svg:width="1cm"><draw:text-box><text:p text:style-name="MP12"/></draw:text-box></draw:frame><draw:frame draw:style-name="Mfr12" draw:z-index="0" svg:x="8.55cm" draw:name="Врезка181" text:anchor-type="paragraph" svg:height="1.499cm" svg:y="24.8cm" svg:width="11.8cm"><draw:text-box><text:p text:style-name="MP10"><text:user-defined style:data-style-name="N0" text:name="Шифр проекта">NNNN-ГГГГ-ХХ</text:user-defined></text:p></draw:text-box></draw:frame><draw:frame draw:style-name="Mfr13" draw:z-index="0" svg:x="0.85cm" draw:name="Врезка182" text:anchor-type="paragraph" svg:height="2.499cm" svg:y="26.3cm" svg:width="0.499cm"><draw:text-box><text:p text:style-name="MP18">Инв. № подл.</text:p></draw:text-box></draw:frame><draw:frame draw:style-name="Mfr14" draw:z-index="0" svg:x="1.349cm" draw:name="Врезка183" text:anchor-type="paragraph" svg:height="3.5cm" svg:y="22.8cm" svg:width="0.7cm"><draw:text-box><text:p text:style-name="MP3"/></draw:text-box></draw:frame><draw:frame draw:style-name="Mfr15" draw:z-index="0" svg:x="0.85cm" draw:name="Врезка184" text:anchor-type="paragraph" svg:height="3.5cm" svg:y="22.8cm" svg:width="0.499cm"><draw:text-box><text:p text:style-name="MP19">Подп. и дата</text:p></draw:text-box></draw:frame><draw:frame draw:style-name="Mfr15" draw:z-index="0" svg:x="0.85cm" draw:name="Врезка185" text:anchor-type="paragraph" svg:height="2.499cm" svg:y="20.301cm" svg:width="0.499cm"><draw:text-box><text:p text:style-name="MP20">Взам. инв. №</text:p></draw:text-box></draw:frame><draw:frame draw:style-name="Mfr14" draw:z-index="0" svg:x="1.349cm" draw:name="Врезка186" text:anchor-type="paragraph" svg:height="2.499cm" svg:y="20.301cm" svg:width="0.7cm"><draw:text-box><text:p text:style-name="MP3"/></draw:text-box></draw:frame><draw:frame draw:style-name="Mfr16" draw:z-index="0" svg:x="1.349cm" draw:name="Врезка187" text:anchor-type="paragraph" svg:height="2.499cm" svg:y="26.3cm" svg:width="0.7cm"><draw:text-box><text:p text:style-name="MP1"><text:user-defined style:data-style-name="N0" text:name="Инв. № подл.">NNNN-ПО-ГГ</text:user-defined><text:s text:c="2"/></text:p></draw:text-box></draw:frame><draw:frame draw:style-name="Mfr14" draw:z-index="0" svg:x="1.55cm" draw:name="Врезка188" text:anchor-type="paragraph" svg:height="2cm" svg:y="18.3cm" svg:width="0.499cm"><draw:text-box><text:p text:style-name="MP21"/></draw:text-box></draw:frame><draw:frame draw:style-name="Mfr14" draw:z-index="0" svg:x="1.05cm" draw:name="Врезка189" text:anchor-type="paragraph" svg:height="2cm" svg:y="18.3cm" svg:width="0.499cm"><draw:text-box><text:p text:style-name="MP22"/></draw:text-box></draw:frame><draw:frame draw:style-name="Mfr14" draw:z-index="0" svg:x="0.55cm" draw:name="Врезка190" text:anchor-type="paragraph" svg:height="2cm" svg:y="18.3cm" svg:width="0.499cm"><draw:text-box><text:p text:style-name="MP22"/></draw:text-box></draw:frame><draw:frame draw:style-name="Mfr17" draw:z-index="0" svg:x="0cm" draw:name="Врезка191" text:anchor-type="paragraph" svg:height="6.5cm" svg:y="13.801cm" svg:width="0.55cm"><draw:text-box><text:p text:style-name="MP23">Согласовано </text:p></draw:text-box></draw:frame><draw:frame draw:style-name="Mfr14" draw:z-index="0" svg:x="1.55cm" draw:name="Врезка192" text:anchor-type="paragraph" svg:height="2cm" svg:y="16.3cm" svg:width="0.499cm"><draw:text-box><text:p text:style-name="MP22"/></draw:text-box></draw:frame><draw:frame draw:style-name="Mfr14" draw:z-index="0" svg:x="1.05cm" draw:name="Врезка193" text:anchor-type="paragraph" svg:height="2cm" svg:y="16.3cm" svg:width="0.499cm"><draw:text-box><text:p text:style-name="MP22"/></draw:text-box></draw:frame><draw:frame draw:style-name="Mfr14" draw:z-index="0" svg:x="0.55cm" draw:name="Врезка194" text:anchor-type="paragraph" svg:height="2cm" svg:y="16.3cm" svg:width="0.499cm"><draw:text-box><text:p text:style-name="MP22"/></draw:text-box></draw:frame><draw:frame draw:style-name="Mfr14" draw:z-index="0" svg:x="1.55cm" draw:name="Врезка195" text:anchor-type="paragraph" svg:height="1.499cm" svg:y="14.801cm" svg:width="0.499cm"><draw:text-box><text:p text:style-name="MP22"/></draw:text-box></draw:frame><draw:frame draw:style-name="Mfr14" draw:z-index="0" svg:x="1.05cm" draw:name="Врезка196" text:anchor-type="paragraph" svg:height="1.499cm" svg:y="14.801cm" svg:width="0.499cm"><draw:text-box><text:p text:style-name="MP22"/></draw:text-box></draw:frame><draw:frame draw:style-name="Mfr14" draw:z-index="0" svg:x="0.55cm" draw:name="Врезка197" text:anchor-type="paragraph" svg:height="1.499cm" svg:y="14.801cm" svg:width="0.499cm"><draw:text-box><text:p text:style-name="MP22"/></draw:text-box></draw:frame><draw:frame draw:style-name="Mfr14" draw:z-index="0" svg:x="1.55cm" draw:name="Врезка198" text:anchor-type="paragraph" svg:height="1cm" svg:y="13.801cm" svg:width="0.499cm"><draw:text-box><text:p text:style-name="MP22"/></draw:text-box></draw:frame><draw:frame draw:style-name="Mfr14" draw:z-index="0" svg:x="1.05cm" draw:name="Врезка199" text:anchor-type="paragraph" svg:height="1cm" svg:y="13.801cm" svg:width="0.499cm"><draw:text-box><text:p text:style-name="MP22"/></draw:text-box></draw:frame><draw:frame draw:style-name="Mfr14" draw:z-index="0" svg:x="0.55cm" draw:name="Врезка200" text:anchor-type="paragraph" svg:height="1cm" svg:y="13.801cm" svg:width="0.499cm"><draw:text-box><text:p text:style-name="MP22"/></draw:text-box></draw:frame><draw:rect draw:style-name="Mgr2" draw:z-index="2" svg:x="14.94cm" svg:height="0.433cm" text:anchor-type="paragraph" draw:text-style-name="MP16" svg:y="28.801cm" svg:width="3.705cm"><text:p text:style-name="MP15"><text:span text:style-name="MT1">Формат А4</text:span></text:p></draw:rect><draw:rect draw:style-name="Mgr1" draw:z-index="3" svg:x="2.05cm" svg:height="28.05cm" text:anchor-type="paragraph" draw:text-style-name="MP6" svg:y="0.75cm" svg:width="18.301cm"><text:p/></draw:rect><draw:frame draw:style-name="Mfr18" draw:z-index="0" svg:x="15.349cm" draw:name="Врезка201" text:anchor-type="paragraph" svg:height="1.499cm" svg:y="27.3cm" svg:width="5.001cm"><draw:text-box><text:p text:style-name="MP12"/></draw:text-box></draw:frame><draw:frame draw:style-name="Mfr7" draw:z-index="0" svg:x="8.55cm" draw:name="Врезка202" text:anchor-type="paragraph" svg:height="2.499cm" svg:y="26.3cm" svg:width="6.8cm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z-index="0" svg:x="16.85cm" draw:name="Врезка203" text:anchor-type="paragraph" svg:height="0.499cm" svg:y="26.801cm" svg:width="1.499cm"><draw:text-box><text:p text:style-name="MP12"><text:page-number text:select-page="current">0</text:page-number></text:p></draw:text-box></draw:frame><draw:frame draw:style-name="Mfr19" draw:z-index="0" svg:x="18.35cm" draw:name="Врезка204" text:anchor-type="paragraph" svg:height="0.499cm" svg:y="26.801cm" svg:width="2cm"><draw:text-box><text:p text:style-name="MP12"><text:page-count>1</text:page-count></text:p></draw:text-box></draw:frame><draw:frame draw:style-name="Mfr19" draw:z-index="0" svg:x="15.349cm" draw:name="Врезка205" text:anchor-type="paragraph" svg:height="0.499cm" svg:y="26.801cm" svg:width="1.499cm"><draw:text-box><text:p text:style-name="MP12"><text:user-defined style:data-style-name="N0" text:name="Стадия">Р</text:user-defined></text:p></draw:text-box></draw:frame><draw:frame draw:style-name="Mfr19" draw:z-index="0" svg:x="15.349cm" draw:name="Врезка206" text:anchor-type="paragraph" svg:height="0.499cm" svg:y="26.3cm" svg:width="1.499cm"><draw:text-box><text:p text:style-name="MP12">Стадия</text:p></draw:text-box></draw:frame><draw:frame draw:style-name="Mfr19" draw:z-index="0" svg:x="16.85cm" draw:name="Врезка207" text:anchor-type="paragraph" svg:height="0.499cm" svg:y="26.3cm" svg:width="1.499cm"><draw:text-box><text:p text:style-name="MP12">Лист</text:p></draw:text-box></draw:frame><draw:frame draw:style-name="Mfr19" draw:z-index="0" svg:x="18.35cm" draw:name="Врезка208" text:anchor-type="paragraph" svg:height="0.499cm" svg:y="26.3cm" svg:width="2cm"><draw:text-box><text:p text:style-name="MP12">Листов</text:p></draw:text-box></draw:frame><draw:frame draw:style-name="Mfr20" draw:z-index="0" svg:x="7.549cm" draw:name="Врезка209" text:anchor-type="paragraph" svg:height="0.499cm" svg:y="28.3cm" svg:width="1cm"><draw:text-box><text:p text:style-name="MP12"/></draw:text-box></draw:frame><draw:frame draw:style-name="Mfr20" draw:z-index="0" svg:x="6.05cm" draw:name="Врезка210" text:anchor-type="paragraph" svg:height="0.499cm" svg:y="28.3cm" svg:width="1.499cm"><draw:text-box><text:p text:style-name="Frame_20_contents"/></draw:text-box></draw:frame><draw:frame draw:style-name="Mfr20" draw:z-index="0" svg:x="4.05cm" draw:name="Врезка211" text:anchor-type="paragraph" svg:height="0.499cm" svg:y="28.3cm" svg:width="2cm"><draw:text-box><text:p text:style-name="MP24"/></draw:text-box></draw:frame><draw:frame draw:style-name="Mfr20" draw:z-index="0" svg:x="2.05cm" draw:name="Врезка212" text:anchor-type="paragraph" svg:height="0.499cm" svg:y="28.3cm" svg:width="2cm"><draw:text-box><text:p text:style-name="MP24"/></draw:text-box></draw:frame><draw:frame draw:style-name="Mfr21" draw:z-index="0" svg:x="7.549cm" draw:name="Врезка213" text:anchor-type="paragraph" svg:height="0.499cm" svg:y="27.801cm" svg:width="1cm"><draw:text-box><text:p text:style-name="MP12"><text:user-defined style:data-style-name="N0" text:name="Дата">ММ.ГГ</text:user-defined></text:p></draw:text-box></draw:frame><draw:frame draw:style-name="Mfr22" draw:z-index="0" svg:x="7.549cm" draw:name="Врезка214" text:anchor-type="paragraph" svg:height="0.499cm" svg:y="27.3cm" svg:width="1cm"><draw:text-box><text:p text:style-name="MP12"/></draw:text-box></draw:frame><draw:frame draw:style-name="Mfr21" draw:z-index="0" svg:x="7.549cm" draw:name="Врезка215" text:anchor-type="paragraph" svg:height="0.499cm" svg:y="26.801cm" svg:width="1cm"><draw:text-box><text:p text:style-name="MP12"><text:user-defined style:data-style-name="N0" text:name="Дата">ММ.ГГ</text:user-defined></text:p></draw:text-box></draw:frame><draw:frame draw:style-name="Mfr23" draw:z-index="0" svg:x="7.549cm" draw:name="Врезка216" text:anchor-type="paragraph" svg:height="0.499cm" svg:y="26.3cm" svg:width="1cm"><draw:text-box><text:p text:style-name="MP12"><text:user-defined style:data-style-name="N0" text:name="Дата">ММ.ГГ</text:user-defined></text:p></draw:text-box></draw:frame><draw:frame draw:style-name="Mfr24" draw:z-index="0" svg:x="7.549cm" draw:name="Врезка217" text:anchor-type="paragraph" svg:height="0.499cm" svg:y="25.8cm" svg:width="1cm"><draw:text-box><text:p text:style-name="MP13">Дата</text:p></draw:text-box></draw:frame><draw:frame draw:style-name="Mfr22" draw:z-index="0" svg:x="7.549cm" draw:name="Врезка218" text:anchor-type="paragraph" svg:height="0.499cm" svg:y="25.299cm" svg:width="1cm"><draw:text-box><text:p text:style-name="MP12"/></draw:text-box></draw:frame><draw:frame draw:style-name="Mfr25" draw:z-index="0" svg:x="7.549cm" draw:name="Врезка219" text:anchor-type="paragraph" svg:height="0.499cm" svg:y="24.8cm" svg:width="1cm"><draw:text-box><text:p text:style-name="MP12"/></draw:text-box></draw:frame><draw:frame draw:style-name="Mfr22" draw:z-index="0" svg:x="6.05cm" draw:name="Врезка220" text:anchor-type="paragraph" svg:height="0.499cm" svg:y="27.801cm" svg:width="1.499cm"><draw:text-box><text:p text:style-name="MP25"/></draw:text-box></draw:frame><draw:frame draw:style-name="Mfr22" draw:z-index="0" svg:x="6.05cm" draw:name="Врезка221" text:anchor-type="paragraph" svg:height="0.499cm" svg:y="27.3cm" svg:width="1.499cm"><draw:text-box><text:p text:style-name="Frame_20_contents"/></draw:text-box></draw:frame><draw:frame draw:style-name="Mfr22" draw:z-index="0" svg:x="6.05cm" draw:name="Врезка222" text:anchor-type="paragraph" svg:height="0.499cm" svg:y="26.801cm" svg:width="1.499cm"><draw:text-box><text:p text:style-name="Frame_20_contents"/></draw:text-box></draw:frame><draw:frame draw:style-name="Mfr26" draw:z-index="0" svg:x="6.05cm" draw:name="Врезка223" text:anchor-type="paragraph" svg:height="0.499cm" svg:y="26.3cm" svg:width="1.499cm"><draw:text-box><text:p text:style-name="Frame_20_contents"/></draw:text-box></draw:frame><draw:frame draw:style-name="Mfr24" draw:z-index="0" svg:x="6.05cm" draw:name="Врезка224" text:anchor-type="paragraph" svg:height="0.499cm" svg:y="25.8cm" svg:width="1.499cm"><draw:text-box><text:p text:style-name="MP12">Подп.</text:p></draw:text-box></draw:frame><draw:frame draw:style-name="Mfr22" draw:z-index="0" svg:x="6.05cm" draw:name="Врезка225" text:anchor-type="paragraph" svg:height="0.499cm" svg:y="25.299cm" svg:width="1.499cm"><draw:text-box><text:p text:style-name="MP12"/></draw:text-box></draw:frame><draw:frame draw:style-name="Mfr25" draw:z-index="0" svg:x="6.05cm" draw:name="Врезка226" text:anchor-type="paragraph" svg:height="0.499cm" svg:y="24.8cm" svg:width="1.499cm"><draw:text-box><text:p text:style-name="MP12"/></draw:text-box></draw:frame><draw:frame draw:style-name="Mfr21" draw:z-index="0" svg:x="4.05cm" draw:name="Врезка227" text:anchor-type="paragraph" svg:height="0.499cm" svg:y="27.801cm" svg:width="2cm"><draw:text-box><text:p text:style-name="Frame_20_contents"><text:user-defined style:data-style-name="N0" text:name="Нормоконтролер">Ххххххх</text:user-defined></text:p></draw:text-box></draw:frame><draw:frame draw:style-name="Mfr22" draw:z-index="0" svg:x="4.05cm" draw:name="Врезка228" text:anchor-type="paragraph" svg:height="0.499cm" svg:y="27.3cm" svg:width="2cm"><draw:text-box><text:p text:style-name="MP24"/></draw:text-box></draw:frame><draw:frame draw:style-name="Mfr21" draw:z-index="0" svg:x="4.05cm" draw:name="Врезка229" text:anchor-type="paragraph" svg:height="0.499cm" svg:y="26.801cm" svg:width="2cm"><draw:text-box><text:p text:style-name="Frame_20_contents"><text:user-defined style:data-style-name="N0" text:name="Проверил">Ххххххххх</text:user-defined></text:p></draw:text-box></draw:frame><draw:frame draw:style-name="Mfr23" draw:z-index="0" svg:x="4.05cm" draw:name="Врезка230" text:anchor-type="paragraph" svg:height="0.499cm" svg:y="26.3cm" svg:width="2cm"><draw:text-box><text:p text:style-name="Frame_20_contents"><text:user-defined style:data-style-name="N0" text:name="Разработал">Хххххххх</text:user-defined></text:p></draw:text-box></draw:frame><draw:frame draw:style-name="Mfr24" draw:z-index="0" svg:x="4.05cm" draw:name="Врезка231" text:anchor-type="paragraph" svg:height="0.499cm" svg:y="25.8cm" svg:width="1cm"><draw:text-box><text:p text:style-name="MP13">Лист</text:p></draw:text-box></draw:frame><draw:frame draw:style-name="Mfr24" draw:z-index="0" svg:x="5.05cm" draw:name="Врезка232" text:anchor-type="paragraph" svg:height="0.499cm" svg:y="25.8cm" svg:width="1cm"><draw:text-box><text:p text:style-name="MP26">№док.</text:p></draw:text-box></draw:frame><draw:frame draw:style-name="Mfr22" draw:z-index="0" svg:x="4.05cm" draw:name="Врезка233" text:anchor-type="paragraph" svg:height="0.499cm" svg:y="25.299cm" svg:width="1cm"><draw:text-box><text:p text:style-name="MP12"/></draw:text-box></draw:frame><draw:frame draw:style-name="Mfr22" draw:z-index="0" svg:x="5.05cm" draw:name="Врезка234" text:anchor-type="paragraph" svg:height="0.499cm" svg:y="25.299cm" svg:width="1cm"><draw:text-box><text:p text:style-name="MP12"/></draw:text-box></draw:frame><draw:frame draw:style-name="Mfr25" draw:z-index="0" svg:x="5.05cm" draw:name="Врезка235" text:anchor-type="paragraph" svg:height="0.499cm" svg:y="24.8cm" svg:width="1cm"><draw:text-box><text:p text:style-name="MP12"/></draw:text-box></draw:frame><draw:frame draw:style-name="Mfr21" draw:z-index="0" svg:x="2.05cm" draw:name="Врезка236" text:anchor-type="paragraph" svg:height="0.499cm" svg:y="27.801cm" svg:width="2cm"><draw:text-box><text:p text:style-name="Frame_20_contents">Н.контр.</text:p></draw:text-box></draw:frame><draw:frame draw:style-name="Mfr22" draw:z-index="0" svg:x="2.05cm" draw:name="Врезка237" text:anchor-type="paragraph" svg:height="0.499cm" svg:y="27.3cm" svg:width="2cm"><draw:text-box><text:p text:style-name="MP24"/></draw:text-box></draw:frame><draw:frame draw:style-name="Mfr21" draw:z-index="0" svg:x="2.05cm" draw:name="Врезка238" text:anchor-type="paragraph" svg:height="0.499cm" svg:y="26.801cm" svg:width="2cm"><draw:text-box><text:p text:style-name="Frame_20_contents">Пров.</text:p></draw:text-box></draw:frame><draw:frame draw:style-name="Mfr23" draw:z-index="0" svg:x="2.05cm" draw:name="Врезка239" text:anchor-type="paragraph" svg:height="0.499cm" svg:y="26.3cm" svg:width="2cm"><draw:text-box><text:p text:style-name="Frame_20_contents">Разраб.</text:p></draw:text-box></draw:frame><draw:frame draw:style-name="Mfr24" draw:z-index="0" svg:x="2.05cm" draw:name="Врезка240" text:anchor-type="paragraph" svg:height="0.499cm" svg:y="25.8cm" svg:width="1cm"><draw:text-box><text:p text:style-name="MP12">Изм.</text:p></draw:text-box></draw:frame><draw:frame draw:style-name="Mfr24" draw:z-index="0" svg:x="3.05cm" draw:name="Врезка241" text:anchor-type="paragraph" svg:height="0.499cm" svg:y="25.8cm" svg:width="1cm"><draw:text-box><text:p text:style-name="MP13">Кол.уч</text:p></draw:text-box></draw:frame><draw:frame draw:style-name="Mfr22" draw:z-index="0" svg:x="3.05cm" draw:name="Врезка242" text:anchor-type="paragraph" svg:height="0.499cm" svg:y="25.299cm" svg:width="1cm"><draw:text-box><text:p text:style-name="MP12"/></draw:text-box></draw:frame><draw:frame draw:style-name="Mfr25" draw:z-index="0" svg:x="3.05cm" draw:name="Врезка243" text:anchor-type="paragraph" svg:height="0.499cm" svg:y="24.8cm" svg:width="1cm"><draw:text-box><text:p text:style-name="MP12"/></draw:text-box></draw:frame><draw:frame draw:style-name="Mfr22" draw:z-index="0" svg:x="2.05cm" draw:name="Врезка244" text:anchor-type="paragraph" svg:height="0.499cm" svg:y="25.299cm" svg:width="1cm"><draw:text-box><text:p text:style-name="MP12"/></draw:text-box></draw:frame><draw:frame draw:style-name="Mfr7" draw:z-index="0" svg:x="19.35cm" draw:name="Врезка245" text:anchor-type="paragraph" svg:height="0.7cm" svg:y="0.75cm" svg:width="1cm"><draw:text-box><text:p text:style-name="MP7"/></draw:text-box></draw:frame><draw:frame draw:style-name="Mfr25" draw:z-index="0" svg:x="2.05cm" draw:name="Врезка246" text:anchor-type="paragraph" svg:height="0.499cm" svg:y="24.8cm" svg:width="1cm"><draw:text-box><text:p text:style-name="MP12"/></draw:text-box></draw:frame><draw:frame draw:style-name="Mfr25" draw:z-index="0" svg:x="4.05cm" draw:name="Врезка247" text:anchor-type="paragraph" svg:height="0.499cm" svg:y="24.8cm" svg:width="1cm"><draw:text-box><text:p text:style-name="MP12"/></draw:text-box></draw:frame><draw:frame draw:style-name="Mfr12" draw:z-index="0" svg:x="8.55cm" draw:name="Врезка114" text:anchor-type="paragraph" svg:height="1.499cm" svg:y="24.8cm" svg:width="11.8cm"><draw:text-box><text:p text:style-name="MP10"><text:user-defined style:data-style-name="N0" text:name="Шифр проекта">NNNN-ГГГГ-ХХ</text:user-defined></text:p></draw:text-box></draw:frame><draw:frame draw:style-name="Mfr13" draw:z-index="0" svg:x="0.85cm" draw:name="Врезка115" text:anchor-type="paragraph" svg:height="2.499cm" svg:y="26.3cm" svg:width="0.499cm"><draw:text-box><text:p text:style-name="MP18">Инв. № подл.</text:p></draw:text-box></draw:frame><draw:frame draw:style-name="Mfr14" draw:z-index="0" svg:x="1.349cm" draw:name="Врезка116" text:anchor-type="paragraph" svg:height="3.5cm" svg:y="22.8cm" svg:width="0.7cm"><draw:text-box><text:p text:style-name="MP3"/></draw:text-box></draw:frame><draw:frame draw:style-name="Mfr15" draw:z-index="0" svg:x="0.85cm" draw:name="Врезка117" text:anchor-type="paragraph" svg:height="3.5cm" svg:y="22.8cm" svg:width="0.499cm"><draw:text-box><text:p text:style-name="MP19">Подп. и дата</text:p></draw:text-box></draw:frame><draw:frame draw:style-name="Mfr15" draw:z-index="0" svg:x="0.85cm" draw:name="Врезка118" text:anchor-type="paragraph" svg:height="2.499cm" svg:y="20.301cm" svg:width="0.499cm"><draw:text-box><text:p text:style-name="MP20">Взам. инв. №</text:p></draw:text-box></draw:frame><draw:frame draw:style-name="Mfr14" draw:z-index="0" svg:x="1.349cm" draw:name="Врезка119" text:anchor-type="paragraph" svg:height="2.499cm" svg:y="20.301cm" svg:width="0.7cm"><draw:text-box><text:p text:style-name="MP3"/></draw:text-box></draw:frame><draw:frame draw:style-name="Mfr16" draw:z-index="0" svg:x="1.349cm" draw:name="Врезка120" text:anchor-type="paragraph" svg:height="2.499cm" svg:y="26.3cm" svg:width="0.7cm"><draw:text-box><text:p text:style-name="MP1"><text:user-defined style:data-style-name="N0" text:name="Инв. № подл.">NNNN-ПО-ГГ</text:user-defined><text:s text:c="2"/></text:p></draw:text-box></draw:frame><draw:frame draw:style-name="Mfr14" draw:z-index="0" svg:x="1.55cm" draw:name="Врезка121" text:anchor-type="paragraph" svg:height="2cm" svg:y="18.3cm" svg:width="0.499cm"><draw:text-box><text:p text:style-name="MP21"/></draw:text-box></draw:frame><draw:frame draw:style-name="Mfr14" draw:z-index="0" svg:x="1.05cm" draw:name="Врезка122" text:anchor-type="paragraph" svg:height="2cm" svg:y="18.3cm" svg:width="0.499cm"><draw:text-box><text:p text:style-name="MP22"/></draw:text-box></draw:frame><draw:frame draw:style-name="Mfr14" draw:z-index="0" svg:x="0.55cm" draw:name="Врезка123" text:anchor-type="paragraph" svg:height="2cm" svg:y="18.3cm" svg:width="0.499cm"><draw:text-box><text:p text:style-name="MP22"/></draw:text-box></draw:frame><draw:frame draw:style-name="Mfr17" draw:z-index="0" svg:x="0cm" draw:name="Врезка124" text:anchor-type="paragraph" svg:height="6.5cm" svg:y="13.801cm" svg:width="0.55cm"><draw:text-box><text:p text:style-name="MP23">Согласовано </text:p></draw:text-box></draw:frame><draw:frame draw:style-name="Mfr14" draw:z-index="0" svg:x="1.55cm" draw:name="Врезка125" text:anchor-type="paragraph" svg:height="2cm" svg:y="16.3cm" svg:width="0.499cm"><draw:text-box><text:p text:style-name="MP22"/></draw:text-box></draw:frame><draw:frame draw:style-name="Mfr14" draw:z-index="0" svg:x="1.05cm" draw:name="Врезка126" text:anchor-type="paragraph" svg:height="2cm" svg:y="16.3cm" svg:width="0.499cm"><draw:text-box><text:p text:style-name="MP22"/></draw:text-box></draw:frame><draw:frame draw:style-name="Mfr14" draw:z-index="0" svg:x="0.55cm" draw:name="Врезка127" text:anchor-type="paragraph" svg:height="2cm" svg:y="16.3cm" svg:width="0.499cm"><draw:text-box><text:p text:style-name="MP22"/></draw:text-box></draw:frame><draw:frame draw:style-name="Mfr14" draw:z-index="0" svg:x="1.55cm" draw:name="Врезка128" text:anchor-type="paragraph" svg:height="1.499cm" svg:y="14.801cm" svg:width="0.499cm"><draw:text-box><text:p text:style-name="MP22"/></draw:text-box></draw:frame><draw:frame draw:style-name="Mfr14" draw:z-index="0" svg:x="1.05cm" draw:name="Врезка129" text:anchor-type="paragraph" svg:height="1.499cm" svg:y="14.801cm" svg:width="0.499cm"><draw:text-box><text:p text:style-name="MP22"/></draw:text-box></draw:frame><draw:frame draw:style-name="Mfr14" draw:z-index="0" svg:x="0.55cm" draw:name="Врезка130" text:anchor-type="paragraph" svg:height="1.499cm" svg:y="14.801cm" svg:width="0.499cm"><draw:text-box><text:p text:style-name="MP22"/></draw:text-box></draw:frame><draw:frame draw:style-name="Mfr14" draw:z-index="0" svg:x="1.55cm" draw:name="Врезка131" text:anchor-type="paragraph" svg:height="1cm" svg:y="13.801cm" svg:width="0.499cm"><draw:text-box><text:p text:style-name="MP22"/></draw:text-box></draw:frame><draw:frame draw:style-name="Mfr14" draw:z-index="0" svg:x="1.05cm" draw:name="Врезка132" text:anchor-type="paragraph" svg:height="1cm" svg:y="13.801cm" svg:width="0.499cm"><draw:text-box><text:p text:style-name="MP22"/></draw:text-box></draw:frame><draw:frame draw:style-name="Mfr14" draw:z-index="0" svg:x="0.55cm" draw:name="Врезка133" text:anchor-type="paragraph" svg:height="1cm" svg:y="13.801cm" svg:width="0.499cm"><draw:text-box><text:p text:style-name="MP22"/></draw:text-box></draw:frame><draw:frame draw:style-name="Mfr27" draw:z-index="0" svg:x="16cm" draw:name="Изображение1" text:anchor-type="paragraph" svg:height="1.401cm" svg:y="27.351cm" svg:width="3.761cm"><draw:image xlink:type="simple" xlink:show="embed" xlink:actuate="onLoad" loext:mime-type="image/jpeg" xlink:href="Pictures/10000000000004AD000001BED408DAAA9691A79D.jpg"/></draw:frame><draw:rect draw:style-name="Mgr2" draw:z-index="0" svg:x="14.94cm" svg:height="0.433cm" text:anchor-type="paragraph" draw:text-style-name="MP16" svg:y="28.801cm" svg:width="3.705cm"><text:p text:style-name="MP15"><text:span text:style-name="MT1">Формат А4</text:span></text:p></draw:rect><draw:rect draw:style-name="Mgr1" draw:z-index="1" svg:x="2.05cm" svg:height="28.05cm" text:anchor-type="paragraph" draw:text-style-name="MP6" svg:y="0.75cm" svg:width="18.301cm"><text:p/></draw:rect><draw:frame draw:style-name="Mfr18" draw:z-index="0" svg:x="15.349cm" draw:name="Врезка134" text:anchor-type="paragraph" svg:height="1.499cm" svg:y="27.3cm" svg:width="5.001cm"><draw:text-box><text:p text:style-name="MP12"/></draw:text-box></draw:frame><draw:frame draw:style-name="Mfr7" draw:z-index="0" svg:x="8.55cm" draw:name="Врезка135" text:anchor-type="paragraph" svg:height="2.499cm" svg:y="26.3cm" svg:width="6.8cm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z-index="0" svg:x="16.85cm" draw:name="Врезка136" text:anchor-type="paragraph" svg:height="0.499cm" svg:y="26.801cm" svg:width="1.499cm"><draw:text-box><text:p text:style-name="MP12"><text:page-number text:select-page="current">0</text:page-number></text:p></draw:text-box></draw:frame><draw:frame draw:style-name="Mfr19" draw:z-index="0" svg:x="18.35cm" draw:name="Врезка137" text:anchor-type="paragraph" svg:height="0.499cm" svg:y="26.801cm" svg:width="2cm"><draw:text-box><text:p text:style-name="MP12"><text:page-count>1</text:page-count></text:p></draw:text-box></draw:frame><draw:frame draw:style-name="Mfr19" draw:z-index="0" svg:x="15.349cm" draw:name="Врезка138" text:anchor-type="paragraph" svg:height="0.499cm" svg:y="26.801cm" svg:width="1.499cm"><draw:text-box><text:p text:style-name="MP12"><text:user-defined style:data-style-name="N0" text:name="Стадия">Р</text:user-defined></text:p></draw:text-box></draw:frame><draw:frame draw:style-name="Mfr19" draw:z-index="0" svg:x="15.349cm" draw:name="Врезка139" text:anchor-type="paragraph" svg:height="0.499cm" svg:y="26.3cm" svg:width="1.499cm"><draw:text-box><text:p text:style-name="MP12">Стадия</text:p></draw:text-box></draw:frame><draw:frame draw:style-name="Mfr19" draw:z-index="0" svg:x="16.85cm" draw:name="Врезка140" text:anchor-type="paragraph" svg:height="0.499cm" svg:y="26.3cm" svg:width="1.499cm"><draw:text-box><text:p text:style-name="MP12">Лист</text:p></draw:text-box></draw:frame><draw:frame draw:style-name="Mfr19" draw:z-index="0" svg:x="18.35cm" draw:name="Врезка141" text:anchor-type="paragraph" svg:height="0.499cm" svg:y="26.3cm" svg:width="2cm"><draw:text-box><text:p text:style-name="MP12">Листов</text:p></draw:text-box></draw:frame><draw:frame draw:style-name="Mfr20" draw:z-index="0" svg:x="7.549cm" draw:name="Врезка142" text:anchor-type="paragraph" svg:height="0.499cm" svg:y="28.3cm" svg:width="1cm"><draw:text-box><text:p text:style-name="MP12"/></draw:text-box></draw:frame><draw:frame draw:style-name="Mfr20" draw:z-index="0" svg:x="6.05cm" draw:name="Врезка143" text:anchor-type="paragraph" svg:height="0.499cm" svg:y="28.3cm" svg:width="1.499cm"><draw:text-box><text:p text:style-name="Frame_20_contents"/></draw:text-box></draw:frame><draw:frame draw:style-name="Mfr20" draw:z-index="0" svg:x="4.05cm" draw:name="Врезка144" text:anchor-type="paragraph" svg:height="0.499cm" svg:y="28.3cm" svg:width="2cm"><draw:text-box><text:p text:style-name="MP24"/></draw:text-box></draw:frame><draw:frame draw:style-name="Mfr20" draw:z-index="0" svg:x="2.05cm" draw:name="Врезка145" text:anchor-type="paragraph" svg:height="0.499cm" svg:y="28.3cm" svg:width="2cm"><draw:text-box><text:p text:style-name="MP24"/></draw:text-box></draw:frame><draw:frame draw:style-name="Mfr21" draw:z-index="0" svg:x="7.549cm" draw:name="Врезка146" text:anchor-type="paragraph" svg:height="0.499cm" svg:y="27.801cm" svg:width="1cm"><draw:text-box><text:p text:style-name="MP12"><text:user-defined style:data-style-name="N0" text:name="Дата">ММ.ГГ</text:user-defined></text:p></draw:text-box></draw:frame><draw:frame draw:style-name="Mfr22" draw:z-index="0" svg:x="7.549cm" draw:name="Врезка147" text:anchor-type="paragraph" svg:height="0.499cm" svg:y="27.3cm" svg:width="1cm"><draw:text-box><text:p text:style-name="MP12"/></draw:text-box></draw:frame><draw:frame draw:style-name="Mfr21" draw:z-index="0" svg:x="7.549cm" draw:name="Врезка148" text:anchor-type="paragraph" svg:height="0.499cm" svg:y="26.801cm" svg:width="1cm"><draw:text-box><text:p text:style-name="MP12"><text:user-defined style:data-style-name="N0" text:name="Дата">ММ.ГГ</text:user-defined></text:p></draw:text-box></draw:frame><draw:frame draw:style-name="Mfr23" draw:z-index="0" svg:x="7.549cm" draw:name="Врезка149" text:anchor-type="paragraph" svg:height="0.499cm" svg:y="26.3cm" svg:width="1cm"><draw:text-box><text:p text:style-name="MP12"><text:user-defined style:data-style-name="N0" text:name="Дата">ММ.ГГ</text:user-defined></text:p></draw:text-box></draw:frame><draw:frame draw:style-name="Mfr24" draw:z-index="0" svg:x="7.549cm" draw:name="Врезка150" text:anchor-type="paragraph" svg:height="0.499cm" svg:y="25.8cm" svg:width="1cm"><draw:text-box><text:p text:style-name="MP13">Дата</text:p></draw:text-box></draw:frame><draw:frame draw:style-name="Mfr22" draw:z-index="0" svg:x="7.549cm" draw:name="Врезка151" text:anchor-type="paragraph" svg:height="0.499cm" svg:y="25.299cm" svg:width="1cm"><draw:text-box><text:p text:style-name="MP12"/></draw:text-box></draw:frame><draw:frame draw:style-name="Mfr25" draw:z-index="0" svg:x="7.549cm" draw:name="Врезка152" text:anchor-type="paragraph" svg:height="0.499cm" svg:y="24.8cm" svg:width="1cm"><draw:text-box><text:p text:style-name="MP12"/></draw:text-box></draw:frame><draw:frame draw:style-name="Mfr22" draw:z-index="0" svg:x="6.05cm" draw:name="Врезка153" text:anchor-type="paragraph" svg:height="0.499cm" svg:y="27.801cm" svg:width="1.499cm"><draw:text-box><text:p text:style-name="MP25"/></draw:text-box></draw:frame><draw:frame draw:style-name="Mfr22" draw:z-index="0" svg:x="6.05cm" draw:name="Врезка154" text:anchor-type="paragraph" svg:height="0.499cm" svg:y="27.3cm" svg:width="1.499cm"><draw:text-box><text:p text:style-name="Frame_20_contents"/></draw:text-box></draw:frame><draw:frame draw:style-name="Mfr22" draw:z-index="0" svg:x="6.05cm" draw:name="Врезка155" text:anchor-type="paragraph" svg:height="0.499cm" svg:y="26.801cm" svg:width="1.499cm"><draw:text-box><text:p text:style-name="Frame_20_contents"/></draw:text-box></draw:frame><draw:frame draw:style-name="Mfr26" draw:z-index="0" svg:x="6.05cm" draw:name="Врезка156" text:anchor-type="paragraph" svg:height="0.499cm" svg:y="26.3cm" svg:width="1.499cm"><draw:text-box><text:p text:style-name="Frame_20_contents"/></draw:text-box></draw:frame><draw:frame draw:style-name="Mfr24" draw:z-index="0" svg:x="6.05cm" draw:name="Врезка157" text:anchor-type="paragraph" svg:height="0.499cm" svg:y="25.8cm" svg:width="1.499cm"><draw:text-box><text:p text:style-name="MP12">Подп.</text:p></draw:text-box></draw:frame><draw:frame draw:style-name="Mfr22" draw:z-index="0" svg:x="6.05cm" draw:name="Врезка158" text:anchor-type="paragraph" svg:height="0.499cm" svg:y="25.299cm" svg:width="1.499cm"><draw:text-box><text:p text:style-name="MP12"/></draw:text-box></draw:frame><draw:frame draw:style-name="Mfr25" draw:z-index="0" svg:x="6.05cm" draw:name="Врезка159" text:anchor-type="paragraph" svg:height="0.499cm" svg:y="24.8cm" svg:width="1.499cm"><draw:text-box><text:p text:style-name="MP12"/></draw:text-box></draw:frame><draw:frame draw:style-name="Mfr21" draw:z-index="0" svg:x="4.05cm" draw:name="Врезка160" text:anchor-type="paragraph" svg:height="0.499cm" svg:y="27.801cm" svg:width="2cm"><draw:text-box><text:p text:style-name="Frame_20_contents"><text:user-defined style:data-style-name="N0" text:name="Нормоконтролер">Ххххххх</text:user-defined></text:p></draw:text-box></draw:frame><draw:frame draw:style-name="Mfr22" draw:z-index="0" svg:x="4.05cm" draw:name="Врезка161" text:anchor-type="paragraph" svg:height="0.499cm" svg:y="27.3cm" svg:width="2cm"><draw:text-box><text:p text:style-name="MP24"/></draw:text-box></draw:frame><draw:frame draw:style-name="Mfr21" draw:z-index="0" svg:x="4.05cm" draw:name="Врезка162" text:anchor-type="paragraph" svg:height="0.499cm" svg:y="26.801cm" svg:width="2cm"><draw:text-box><text:p text:style-name="Frame_20_contents"><text:user-defined style:data-style-name="N0" text:name="Проверил">Ххххххххх</text:user-defined></text:p></draw:text-box></draw:frame><draw:frame draw:style-name="Mfr23" draw:z-index="0" svg:x="4.05cm" draw:name="Врезка163" text:anchor-type="paragraph" svg:height="0.499cm" svg:y="26.3cm" svg:width="2cm"><draw:text-box><text:p text:style-name="Frame_20_contents"><text:user-defined style:data-style-name="N0" text:name="Разработал">Хххххххх</text:user-defined></text:p></draw:text-box></draw:frame><draw:frame draw:style-name="Mfr24" draw:z-index="0" svg:x="4.05cm" draw:name="Врезка164" text:anchor-type="paragraph" svg:height="0.499cm" svg:y="25.8cm" svg:width="1cm"><draw:text-box><text:p text:style-name="MP13">Лист</text:p></draw:text-box></draw:frame><draw:frame draw:style-name="Mfr24" draw:z-index="0" svg:x="5.05cm" draw:name="Врезка165" text:anchor-type="paragraph" svg:height="0.499cm" svg:y="25.8cm" svg:width="1cm"><draw:text-box><text:p text:style-name="MP26">№док.</text:p></draw:text-box></draw:frame><draw:frame draw:style-name="Mfr22" draw:z-index="0" svg:x="4.05cm" draw:name="Врезка166" text:anchor-type="paragraph" svg:height="0.499cm" svg:y="25.299cm" svg:width="1cm"><draw:text-box><text:p text:style-name="MP12"/></draw:text-box></draw:frame><draw:frame draw:style-name="Mfr22" draw:z-index="0" svg:x="5.05cm" draw:name="Врезка167" text:anchor-type="paragraph" svg:height="0.499cm" svg:y="25.299cm" svg:width="1cm"><draw:text-box><text:p text:style-name="MP12"/></draw:text-box></draw:frame><draw:frame draw:style-name="Mfr25" draw:z-index="0" svg:x="5.05cm" draw:name="Врезка168" text:anchor-type="paragraph" svg:height="0.499cm" svg:y="24.8cm" svg:width="1cm"><draw:text-box><text:p text:style-name="MP12"/></draw:text-box></draw:frame><draw:frame draw:style-name="Mfr21" draw:z-index="0" svg:x="2.05cm" draw:name="Врезка169" text:anchor-type="paragraph" svg:height="0.499cm" svg:y="27.801cm" svg:width="2cm"><draw:text-box><text:p text:style-name="Frame_20_contents">Н.контр.</text:p></draw:text-box></draw:frame><draw:frame draw:style-name="Mfr22" draw:z-index="0" svg:x="2.05cm" draw:name="Врезка170" text:anchor-type="paragraph" svg:height="0.499cm" svg:y="27.3cm" svg:width="2cm"><draw:text-box><text:p text:style-name="MP24"/></draw:text-box></draw:frame><draw:frame draw:style-name="Mfr21" draw:z-index="0" svg:x="2.05cm" draw:name="Врезка171" text:anchor-type="paragraph" svg:height="0.499cm" svg:y="26.801cm" svg:width="2cm"><draw:text-box><text:p text:style-name="Frame_20_contents">Пров.</text:p></draw:text-box></draw:frame><draw:frame draw:style-name="Mfr23" draw:z-index="0" svg:x="2.05cm" draw:name="Врезка172" text:anchor-type="paragraph" svg:height="0.499cm" svg:y="26.3cm" svg:width="2cm"><draw:text-box><text:p text:style-name="Frame_20_contents">Разраб.</text:p></draw:text-box></draw:frame><draw:frame draw:style-name="Mfr24" draw:z-index="0" svg:x="2.05cm" draw:name="Врезка173" text:anchor-type="paragraph" svg:height="0.499cm" svg:y="25.8cm" svg:width="1cm"><draw:text-box><text:p text:style-name="MP12">Изм.</text:p></draw:text-box></draw:frame><draw:frame draw:style-name="Mfr24" draw:z-index="0" svg:x="3.05cm" draw:name="Врезка174" text:anchor-type="paragraph" svg:height="0.499cm" svg:y="25.8cm" svg:width="1cm"><draw:text-box><text:p text:style-name="MP13">Кол.уч</text:p></draw:text-box></draw:frame><draw:frame draw:style-name="Mfr22" draw:z-index="0" svg:x="3.05cm" draw:name="Врезка175" text:anchor-type="paragraph" svg:height="0.499cm" svg:y="25.299cm" svg:width="1cm"><draw:text-box><text:p text:style-name="MP12"/></draw:text-box></draw:frame><draw:frame draw:style-name="Mfr25" draw:z-index="0" svg:x="3.05cm" draw:name="Врезка176" text:anchor-type="paragraph" svg:height="0.499cm" svg:y="24.8cm" svg:width="1cm"><draw:text-box><text:p text:style-name="MP12"/></draw:text-box></draw:frame><draw:frame draw:style-name="Mfr22" draw:z-index="0" svg:x="2.05cm" draw:name="Врезка177" text:anchor-type="paragraph" svg:height="0.499cm" svg:y="25.299cm" svg:width="1cm"><draw:text-box><text:p text:style-name="MP12"/></draw:text-box></draw:frame><draw:frame draw:style-name="Mfr7" draw:z-index="0" svg:x="19.35cm" draw:name="Врезка178" text:anchor-type="paragraph" svg:height="0.7cm" svg:y="0.75cm" svg:width="1cm"><draw:text-box><text:p text:style-name="MP7"/></draw:text-box></draw:frame><draw:frame draw:style-name="Mfr25" draw:z-index="0" svg:x="2.05cm" draw:name="Врезка179" text:anchor-type="paragraph" svg:height="0.499cm" svg:y="24.8cm" svg:width="1cm"><draw:text-box><text:p text:style-name="MP12"/></draw:text-box></draw:frame><draw:frame draw:style-name="Mfr25" draw:z-index="0" svg:x="4.05cm" draw:name="Врезка180" text:anchor-type="paragraph" svg:height="0.499cm" svg:y="24.8cm" svg:width="1cm"><draw:text-box><text:p text:style-name="MP12"/></draw:text-box></draw:frame></text:p>
      </style:footer-left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1:21:37.290000000</meta:creation-date>
    <dc:date>2017-10-10T00:29:05.046711062</dc:date>
    <meta:editing-duration>PT6H6M28S</meta:editing-duration>
    <meta:editing-cycles>123</meta:editing-cycles>
    <meta:generator>LibreOffice/5.4.2.2$Linux_X86_64 LibreOffice_project/40m0$Build-2</meta:generator>
    <meta:print-date>2012-07-19T13:10:25.490000000</meta:print-date>
    <meta:keyword>А4 Приложение</meta:keyword>
    <dc:title>А4 Приложение</dc:title>
    <meta:document-statistic meta:table-count="1" meta:image-count="1" meta:object-count="0" meta:page-count="1" meta:paragraph-count="170" meta:word-count="222" meta:character-count="1416" meta:non-whitespace-character-count="1350"/>
    <meta:user-defined meta:name="Дата">ММ.ГГ</meta:user-defined>
    <meta:user-defined meta:name="Инв. № подл.">NNNN-ПО-ГГ</meta:user-defined>
    <meta:user-defined meta:name="Наименование приложения">Наименование приложения</meta:user-defined>
    <meta:user-defined meta:name="Номер приложения">Х</meta:user-defined>
    <meta:user-defined meta:name="Нормоконтролер" meta:value-type="string">Ххххххх</meta:user-defined>
    <meta:user-defined meta:name="Проверил" meta:value-type="string">Ххххххххх</meta:user-defined>
    <meta:user-defined meta:name="Разработал" meta:value-type="string">Хххххххх</meta:user-defined>
    <meta:user-defined meta:name="Стадия" meta:value-type="string">Р</meta:user-defined>
    <meta:user-defined meta:name="Шифр проекта" meta:value-type="string">NNNN-ГГГГ-ХХ</meta:user-defined>
  </office:meta>
</office:document-meta>
</file>